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nsolas1" svg:font-family="Consolas, Menlo, Monaco, 'Lucida Console', 'Liberation Mono', 'DejaVu Sans Mono', 'Bitstream Vera Sans Mono', 'Courier New', monospace, sans-serif"/>
    <style:font-face style:name="Whitney" svg:font-family="Whitney, 'Helvetica Neue', Helvetica, Arial, sans-serif"/>
    <style:font-face style:name="Arial1" svg:font-family="Arial" style:font-family-generic="swiss"/>
    <style:font-face style:name="Courier New" svg:font-family="'Courier New'" style:font-adornments="Normale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399cm" style:rel-column-width="1927*"/>
    </style:style>
    <style:style style:name="Tabella7.B" style:family="table-column">
      <style:table-column-properties style:column-width="3.401cm" style:rel-column-width="192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0.134cm"/>
    </style:style>
    <style:style style:name="Tabella56" style:family="table">
      <style:table-properties style:width="16.23cm" fo:margin-left="0.76cm" fo:margin-top="0cm" fo:margin-bottom="0cm" table:align="left" style:writing-mode="lr-tb"/>
    </style:style>
    <style:style style:name="Tabella56.A" style:family="table-column">
      <style:table-column-properties style:column-width="16.23cm"/>
    </style:style>
    <style:style style:name="Tabella56.1" style:family="table-row">
      <style:table-row-properties fo:keep-together="auto"/>
    </style:style>
    <style:style style:name="Tabella5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5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56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55" style:family="table">
      <style:table-properties style:width="10.993cm" fo:margin-left="2.297cm" fo:margin-top="0cm" fo:margin-bottom="0cm" table:align="left" style:writing-mode="lr-tb"/>
    </style:style>
    <style:style style:name="Tabella55.A" style:family="table-column">
      <style:table-column-properties style:column-width="4.489cm"/>
    </style:style>
    <style:style style:name="Tabella55.B" style:family="table-column">
      <style:table-column-properties style:column-width="6.503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5" style:family="table">
      <style:table-properties style:width="10.993cm" fo:margin-left="2.297cm" fo:margin-top="0cm" fo:margin-bottom="0cm" table:align="left" style:writing-mode="lr-tb"/>
    </style:style>
    <style:style style:name="Tabella55.A" style:family="table-column">
      <style:table-column-properties style:column-width="4.489cm"/>
    </style:style>
    <style:style style:name="Tabella55.B" style:family="table-column">
      <style:table-column-properties style:column-width="6.503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" style:family="table">
      <style:table-properties style:width="16.23cm" fo:margin-left="0.76cm" fo:margin-top="0cm" fo:margin-bottom="0cm" table:align="left" style:writing-mode="lr-tb"/>
    </style:style>
    <style:style style:name="Tabella1.A" style:family="table-column">
      <style:table-column-properties style:column-width="16.23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0.993cm" fo:margin-left="2.297cm" fo:margin-top="0cm" fo:margin-bottom="0cm" table:align="left" style:writing-mode="lr-tb"/>
    </style:style>
    <style:style style:name="Tabella2.A" style:family="table-column">
      <style:table-column-properties style:column-width="4.489cm"/>
    </style:style>
    <style:style style:name="Tabella2.B" style:family="table-column">
      <style:table-column-properties style:column-width="6.503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0.993cm" fo:margin-left="2.297cm" fo:margin-top="0cm" fo:margin-bottom="0cm" table:align="left" style:writing-mode="lr-tb"/>
    </style:style>
    <style:style style:name="Tabella2.A" style:family="table-column">
      <style:table-column-properties style:column-width="4.489cm"/>
    </style:style>
    <style:style style:name="Tabella2.B" style:family="table-column">
      <style:table-column-properties style:column-width="6.503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23cm" fo:margin-left="0.76cm" fo:margin-top="0cm" fo:margin-bottom="0cm" table:align="left" style:writing-mode="lr-tb"/>
    </style:style>
    <style:style style:name="Tabella3.A" style:family="table-column">
      <style:table-column-properties style:column-width="16.23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0.993cm" fo:margin-left="2.297cm" fo:margin-top="0cm" fo:margin-bottom="0cm" table:align="left" style:writing-mode="lr-tb"/>
    </style:style>
    <style:style style:name="Tabella4.A" style:family="table-column">
      <style:table-column-properties style:column-width="4.489cm"/>
    </style:style>
    <style:style style:name="Tabella4.B" style:family="table-column">
      <style:table-column-properties style:column-width="6.50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0.993cm" fo:margin-left="2.297cm" fo:margin-top="0cm" fo:margin-bottom="0cm" table:align="left" style:writing-mode="lr-tb"/>
    </style:style>
    <style:style style:name="Tabella4.A" style:family="table-column">
      <style:table-column-properties style:column-width="4.489cm"/>
    </style:style>
    <style:style style:name="Tabella4.B" style:family="table-column">
      <style:table-column-properties style:column-width="6.50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6.23cm" fo:margin-left="0.76cm" fo:margin-top="0cm" fo:margin-bottom="0cm" table:align="left" style:writing-mode="lr-tb"/>
    </style:style>
    <style:style style:name="Tabella8.A" style:family="table-column">
      <style:table-column-properties style:column-width="16.23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993cm" fo:margin-left="2.297cm" fo:margin-top="0cm" fo:margin-bottom="0cm" table:align="left" style:writing-mode="lr-tb"/>
    </style:style>
    <style:style style:name="Tabella9.A" style:family="table-column">
      <style:table-column-properties style:column-width="4.489cm"/>
    </style:style>
    <style:style style:name="Tabella9.B" style:family="table-column">
      <style:table-column-properties style:column-width="6.503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993cm" fo:margin-left="2.297cm" fo:margin-top="0cm" fo:margin-bottom="0cm" table:align="left" style:writing-mode="lr-tb"/>
    </style:style>
    <style:style style:name="Tabella9.A" style:family="table-column">
      <style:table-column-properties style:column-width="4.489cm"/>
    </style:style>
    <style:style style:name="Tabella9.B" style:family="table-column">
      <style:table-column-properties style:column-width="6.503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" style:family="table">
      <style:table-properties style:width="16.23cm" fo:margin-left="0.76cm" fo:margin-top="0cm" fo:margin-bottom="0cm" table:align="left" style:writing-mode="lr-tb"/>
    </style:style>
    <style:style style:name="Tabella10.A" style:family="table-column">
      <style:table-column-properties style:column-width="16.23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1" style:family="table">
      <style:table-properties style:width="10.993cm" fo:margin-left="2.297cm" fo:margin-top="0cm" fo:margin-bottom="0cm" table:align="left" style:writing-mode="lr-tb"/>
    </style:style>
    <style:style style:name="Tabella11.A" style:family="table-column">
      <style:table-column-properties style:column-width="4.489cm"/>
    </style:style>
    <style:style style:name="Tabella11.B" style:family="table-column">
      <style:table-column-properties style:column-width="6.503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1" style:family="table">
      <style:table-properties style:width="10.993cm" fo:margin-left="2.297cm" fo:margin-top="0cm" fo:margin-bottom="0cm" table:align="left" style:writing-mode="lr-tb"/>
    </style:style>
    <style:style style:name="Tabella11.A" style:family="table-column">
      <style:table-column-properties style:column-width="4.489cm"/>
    </style:style>
    <style:style style:name="Tabella11.B" style:family="table-column">
      <style:table-column-properties style:column-width="6.503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" style:family="table">
      <style:table-properties style:width="16.23cm" fo:margin-left="0.76cm" fo:margin-top="0cm" fo:margin-bottom="0cm" table:align="left" style:writing-mode="lr-tb"/>
    </style:style>
    <style:style style:name="Tabella12.A" style:family="table-column">
      <style:table-column-properties style:column-width="16.23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" style:family="table">
      <style:table-properties style:width="10.993cm" fo:margin-left="2.297cm" fo:margin-top="0cm" fo:margin-bottom="0cm" table:align="left" style:writing-mode="lr-tb"/>
    </style:style>
    <style:style style:name="Tabella13.A" style:family="table-column">
      <style:table-column-properties style:column-width="4.489cm"/>
    </style:style>
    <style:style style:name="Tabella13.B" style:family="table-column">
      <style:table-column-properties style:column-width="6.503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" style:family="table">
      <style:table-properties style:width="10.993cm" fo:margin-left="2.297cm" fo:margin-top="0cm" fo:margin-bottom="0cm" table:align="left" style:writing-mode="lr-tb"/>
    </style:style>
    <style:style style:name="Tabella13.A" style:family="table-column">
      <style:table-column-properties style:column-width="4.489cm"/>
    </style:style>
    <style:style style:name="Tabella13.B" style:family="table-column">
      <style:table-column-properties style:column-width="6.503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8.5cm" style:rel-column-width="32767*"/>
    </style:style>
    <style:style style:name="Tabella14.B" style:family="table-column">
      <style:table-column-properties style:column-width="8.5cm" style:rel-column-width="32768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8.5cm" style:rel-column-width="32767*"/>
    </style:style>
    <style:style style:name="Tabella15.B" style:family="table-column">
      <style:table-column-properties style:column-width="8.5cm" style:rel-column-width="32768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4" style:family="table-row">
      <style:table-row-properties style:min-row-height="1.245cm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8.5cm" style:rel-column-width="32767*"/>
    </style:style>
    <style:style style:name="Tabella17.B" style:family="table-column">
      <style:table-column-properties style:column-width="8.5cm" style:rel-column-width="32768*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4" style:family="table-row">
      <style:table-row-properties style:min-row-height="1.245cm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2.616cm" style:rel-column-width="10082*"/>
    </style:style>
    <style:style style:name="Tabella16.C" style:family="table-column">
      <style:table-column-properties style:column-width="3.923cm" style:rel-column-width="15124*"/>
    </style:style>
    <style:style style:name="Tabella16.D" style:family="table-column">
      <style:table-column-properties style:column-width="3.923cm" style:rel-column-width="15123*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E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0.134cm"/>
    </style:style>
    <style:style style:name="Tabella18" style:family="table">
      <style:table-properties style:width="16.23cm" fo:margin-left="0.76cm" fo:margin-top="0cm" fo:margin-bottom="0cm" table:align="left" style:writing-mode="lr-tb"/>
    </style:style>
    <style:style style:name="Tabella18.A" style:family="table-column">
      <style:table-column-properties style:column-width="16.23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9" style:family="table">
      <style:table-properties style:width="10.993cm" fo:margin-left="2.297cm" fo:margin-top="0cm" fo:margin-bottom="0cm" table:align="left" style:writing-mode="lr-tb"/>
    </style:style>
    <style:style style:name="Tabella19.A" style:family="table-column">
      <style:table-column-properties style:column-width="4.489cm"/>
    </style:style>
    <style:style style:name="Tabella19.B" style:family="table-column">
      <style:table-column-properties style:column-width="6.503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9" style:family="table">
      <style:table-properties style:width="10.993cm" fo:margin-left="2.297cm" fo:margin-top="0cm" fo:margin-bottom="0cm" table:align="left" style:writing-mode="lr-tb"/>
    </style:style>
    <style:style style:name="Tabella19.A" style:family="table-column">
      <style:table-column-properties style:column-width="4.489cm"/>
    </style:style>
    <style:style style:name="Tabella19.B" style:family="table-column">
      <style:table-column-properties style:column-width="6.503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0" style:family="table">
      <style:table-properties style:width="16.23cm" fo:margin-left="0.76cm" fo:margin-top="0cm" fo:margin-bottom="0cm" table:align="left" style:writing-mode="lr-tb"/>
    </style:style>
    <style:style style:name="Tabella20.A" style:family="table-column">
      <style:table-column-properties style:column-width="16.23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2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21" style:family="table">
      <style:table-properties style:width="10.993cm" fo:margin-left="2.297cm" fo:margin-top="0cm" fo:margin-bottom="0cm" table:align="left" style:writing-mode="lr-tb"/>
    </style:style>
    <style:style style:name="Tabella21.A" style:family="table-column">
      <style:table-column-properties style:column-width="4.489cm"/>
    </style:style>
    <style:style style:name="Tabella21.B" style:family="table-column">
      <style:table-column-properties style:column-width="6.503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1" style:family="table">
      <style:table-properties style:width="10.993cm" fo:margin-left="2.297cm" fo:margin-top="0cm" fo:margin-bottom="0cm" table:align="left" style:writing-mode="lr-tb"/>
    </style:style>
    <style:style style:name="Tabella21.A" style:family="table-column">
      <style:table-column-properties style:column-width="4.489cm"/>
    </style:style>
    <style:style style:name="Tabella21.B" style:family="table-column">
      <style:table-column-properties style:column-width="6.503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2" style:family="table">
      <style:table-properties style:width="16.23cm" fo:margin-left="0.76cm" fo:margin-top="0cm" fo:margin-bottom="0cm" table:align="left" style:writing-mode="lr-tb"/>
    </style:style>
    <style:style style:name="Tabella22.A" style:family="table-column">
      <style:table-column-properties style:column-width="16.23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2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23" style:family="table">
      <style:table-properties style:width="10.993cm" fo:margin-left="2.297cm" fo:margin-top="0cm" fo:margin-bottom="0cm" table:align="left" style:writing-mode="lr-tb"/>
    </style:style>
    <style:style style:name="Tabella23.A" style:family="table-column">
      <style:table-column-properties style:column-width="4.489cm"/>
    </style:style>
    <style:style style:name="Tabella23.B" style:family="table-column">
      <style:table-column-properties style:column-width="6.503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3" style:family="table">
      <style:table-properties style:width="10.993cm" fo:margin-left="2.297cm" fo:margin-top="0cm" fo:margin-bottom="0cm" table:align="left" style:writing-mode="lr-tb"/>
    </style:style>
    <style:style style:name="Tabella23.A" style:family="table-column">
      <style:table-column-properties style:column-width="4.489cm"/>
    </style:style>
    <style:style style:name="Tabella23.B" style:family="table-column">
      <style:table-column-properties style:column-width="6.503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4" style:family="table">
      <style:table-properties style:width="16.23cm" fo:margin-left="0.76cm" fo:margin-top="0cm" fo:margin-bottom="0cm" table:align="left" style:writing-mode="lr-tb"/>
    </style:style>
    <style:style style:name="Tabella24.A" style:family="table-column">
      <style:table-column-properties style:column-width="16.23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2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25" style:family="table">
      <style:table-properties style:width="10.993cm" fo:margin-left="2.297cm" fo:margin-top="0cm" fo:margin-bottom="0cm" table:align="left" style:writing-mode="lr-tb"/>
    </style:style>
    <style:style style:name="Tabella25.A" style:family="table-column">
      <style:table-column-properties style:column-width="4.489cm"/>
    </style:style>
    <style:style style:name="Tabella25.B" style:family="table-column">
      <style:table-column-properties style:column-width="6.503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5" style:family="table">
      <style:table-properties style:width="10.993cm" fo:margin-left="2.297cm" fo:margin-top="0cm" fo:margin-bottom="0cm" table:align="left" style:writing-mode="lr-tb"/>
    </style:style>
    <style:style style:name="Tabella25.A" style:family="table-column">
      <style:table-column-properties style:column-width="4.489cm"/>
    </style:style>
    <style:style style:name="Tabella25.B" style:family="table-column">
      <style:table-column-properties style:column-width="6.503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6" style:family="table">
      <style:table-properties style:width="16.23cm" fo:margin-left="0.76cm" fo:margin-top="0cm" fo:margin-bottom="0cm" table:align="left" style:writing-mode="lr-tb"/>
    </style:style>
    <style:style style:name="Tabella26.A" style:family="table-column">
      <style:table-column-properties style:column-width="16.23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26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27" style:family="table">
      <style:table-properties style:width="10.993cm" fo:margin-left="2.297cm" fo:margin-top="0cm" fo:margin-bottom="0cm" table:align="left" style:writing-mode="lr-tb"/>
    </style:style>
    <style:style style:name="Tabella27.A" style:family="table-column">
      <style:table-column-properties style:column-width="4.489cm"/>
    </style:style>
    <style:style style:name="Tabella27.B" style:family="table-column">
      <style:table-column-properties style:column-width="6.503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7" style:family="table">
      <style:table-properties style:width="10.993cm" fo:margin-left="2.297cm" fo:margin-top="0cm" fo:margin-bottom="0cm" table:align="left" style:writing-mode="lr-tb"/>
    </style:style>
    <style:style style:name="Tabella27.A" style:family="table-column">
      <style:table-column-properties style:column-width="4.489cm"/>
    </style:style>
    <style:style style:name="Tabella27.B" style:family="table-column">
      <style:table-column-properties style:column-width="6.503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8" style:family="table">
      <style:table-properties style:width="16.23cm" fo:margin-left="0.76cm" fo:margin-top="0cm" fo:margin-bottom="0cm" table:align="left" style:writing-mode="lr-tb"/>
    </style:style>
    <style:style style:name="Tabella28.A" style:family="table-column">
      <style:table-column-properties style:column-width="16.23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2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29" style:family="table">
      <style:table-properties style:width="10.993cm" fo:margin-left="2.297cm" fo:margin-top="0cm" fo:margin-bottom="0cm" table:align="left" style:writing-mode="lr-tb"/>
    </style:style>
    <style:style style:name="Tabella29.A" style:family="table-column">
      <style:table-column-properties style:column-width="4.489cm"/>
    </style:style>
    <style:style style:name="Tabella29.B" style:family="table-column">
      <style:table-column-properties style:column-width="6.503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9" style:family="table">
      <style:table-properties style:width="10.993cm" fo:margin-left="2.297cm" fo:margin-top="0cm" fo:margin-bottom="0cm" table:align="left" style:writing-mode="lr-tb"/>
    </style:style>
    <style:style style:name="Tabella29.A" style:family="table-column">
      <style:table-column-properties style:column-width="4.489cm"/>
    </style:style>
    <style:style style:name="Tabella29.B" style:family="table-column">
      <style:table-column-properties style:column-width="6.503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0" style:family="table">
      <style:table-properties style:width="16.23cm" fo:margin-left="0.76cm" fo:margin-top="0cm" fo:margin-bottom="0cm" table:align="left" style:writing-mode="lr-tb"/>
    </style:style>
    <style:style style:name="Tabella30.A" style:family="table-column">
      <style:table-column-properties style:column-width="16.23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3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31" style:family="table">
      <style:table-properties style:width="10.993cm" fo:margin-left="2.297cm" fo:margin-top="0cm" fo:margin-bottom="0cm" table:align="left" style:writing-mode="lr-tb"/>
    </style:style>
    <style:style style:name="Tabella31.A" style:family="table-column">
      <style:table-column-properties style:column-width="4.489cm"/>
    </style:style>
    <style:style style:name="Tabella31.B" style:family="table-column">
      <style:table-column-properties style:column-width="6.503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1" style:family="table">
      <style:table-properties style:width="10.993cm" fo:margin-left="2.297cm" fo:margin-top="0cm" fo:margin-bottom="0cm" table:align="left" style:writing-mode="lr-tb"/>
    </style:style>
    <style:style style:name="Tabella31.A" style:family="table-column">
      <style:table-column-properties style:column-width="4.489cm"/>
    </style:style>
    <style:style style:name="Tabella31.B" style:family="table-column">
      <style:table-column-properties style:column-width="6.503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2" style:family="table">
      <style:table-properties style:width="17cm" table:align="margins"/>
    </style:style>
    <style:style style:name="Tabella32.A" style:family="table-column">
      <style:table-column-properties style:column-width="8.5cm" style:rel-column-width="32767*"/>
    </style:style>
    <style:style style:name="Tabella32.B" style:family="table-column">
      <style:table-column-properties style:column-width="8.5cm" style:rel-column-width="32768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B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cm" table:align="margins"/>
    </style:style>
    <style:style style:name="Tabella33.A" style:family="table-column">
      <style:table-column-properties style:column-width="8.5cm" style:rel-column-width="32767*"/>
    </style:style>
    <style:style style:name="Tabella33.B" style:family="table-column">
      <style:table-column-properties style:column-width="8.5cm" style:rel-column-width="32768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cm" table:align="margins"/>
    </style:style>
    <style:style style:name="Tabella34.A" style:family="table-column">
      <style:table-column-properties style:column-width="8.5cm" style:rel-column-width="32767*"/>
    </style:style>
    <style:style style:name="Tabella34.B" style:family="table-column">
      <style:table-column-properties style:column-width="8.5cm" style:rel-column-width="32768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B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cm" table:align="margins"/>
    </style:style>
    <style:style style:name="Tabella35.A" style:family="table-column">
      <style:table-column-properties style:column-width="8.5cm" style:rel-column-width="32767*"/>
    </style:style>
    <style:style style:name="Tabella35.B" style:family="table-column">
      <style:table-column-properties style:column-width="8.5cm" style:rel-column-width="32768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B1" style:family="table-cell">
      <style:table-cell-properties fo:padding="0.097cm" fo:border="0.05pt solid #000000"/>
    </style:style>
    <style:style style:name="Tabella35.A2" style:family="table-cell">
      <style:table-cell-properties fo:padding="0.097cm" fo:border-left="0.05pt solid #000000" fo:border-right="none" fo:border-top="none" fo:border-bottom="0.05pt solid #000000"/>
    </style:style>
    <style:style style:name="Tabel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" style:family="table">
      <style:table-properties style:width="17cm" table:align="margins"/>
    </style:style>
    <style:style style:name="Tabella36.A" style:family="table-column">
      <style:table-column-properties style:column-width="8.5cm" style:rel-column-width="32767*"/>
    </style:style>
    <style:style style:name="Tabella36.B" style:family="table-column">
      <style:table-column-properties style:column-width="8.5cm" style:rel-column-width="32768*"/>
    </style:style>
    <style:style style:name="Tabel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6.B1" style:family="table-cell">
      <style:table-cell-properties fo:padding="0.097cm" fo:border="0.05pt solid #000000"/>
    </style:style>
    <style:style style:name="Tabella36.A2" style:family="table-cell">
      <style:table-cell-properties fo:padding="0.097cm" fo:border-left="0.05pt solid #000000" fo:border-right="none" fo:border-top="none" fo:border-bottom="0.05pt solid #000000"/>
    </style:style>
    <style:style style:name="Tabel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7" style:family="table">
      <style:table-properties style:width="17cm" table:align="margins"/>
    </style:style>
    <style:style style:name="Tabella37.A" style:family="table-column">
      <style:table-column-properties style:column-width="8.5cm" style:rel-column-width="32767*"/>
    </style:style>
    <style:style style:name="Tabella37.B" style:family="table-column">
      <style:table-column-properties style:column-width="8.5cm" style:rel-column-width="32768*"/>
    </style:style>
    <style:style style:name="Tabel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7.B1" style:family="table-cell">
      <style:table-cell-properties fo:padding="0.097cm" fo:border="0.05pt solid #000000"/>
    </style:style>
    <style:style style:name="Tabella37.A2" style:family="table-cell">
      <style:table-cell-properties fo:padding="0.097cm" fo:border-left="0.05pt solid #000000" fo:border-right="none" fo:border-top="none" fo:border-bottom="0.05pt solid #000000"/>
    </style:style>
    <style:style style:name="Tabel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" style:family="table">
      <style:table-properties style:width="17cm" table:align="margins"/>
    </style:style>
    <style:style style:name="Tabella38.A" style:family="table-column">
      <style:table-column-properties style:column-width="8.5cm" style:rel-column-width="32767*"/>
    </style:style>
    <style:style style:name="Tabella38.B" style:family="table-column">
      <style:table-column-properties style:column-width="8.5cm" style:rel-column-width="32768*"/>
    </style:style>
    <style:style style:name="Tabel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8.B1" style:family="table-cell">
      <style:table-cell-properties fo:padding="0.097cm" fo:border="0.05pt solid #000000"/>
    </style:style>
    <style:style style:name="Tabella38.A2" style:family="table-cell">
      <style:table-cell-properties fo:padding="0.097cm" fo:border-left="0.05pt solid #000000" fo:border-right="none" fo:border-top="none" fo:border-bottom="0.05pt solid #000000"/>
    </style:style>
    <style:style style:name="Tabel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9" style:family="table">
      <style:table-properties style:width="17cm" table:align="margins"/>
    </style:style>
    <style:style style:name="Tabella39.A" style:family="table-column">
      <style:table-column-properties style:column-width="8.5cm" style:rel-column-width="32767*"/>
    </style:style>
    <style:style style:name="Tabella39.B" style:family="table-column">
      <style:table-column-properties style:column-width="8.5cm" style:rel-column-width="32768*"/>
    </style:style>
    <style:style style:name="Tabel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9.B1" style:family="table-cell">
      <style:table-cell-properties fo:padding="0.097cm" fo:border="0.05pt solid #000000"/>
    </style:style>
    <style:style style:name="Tabella39.A2" style:family="table-cell">
      <style:table-cell-properties fo:padding="0.097cm" fo:border-left="0.05pt solid #000000" fo:border-right="none" fo:border-top="none" fo:border-bottom="0.05pt solid #000000"/>
    </style:style>
    <style:style style:name="Tabel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" style:family="table">
      <style:table-properties style:width="17cm" table:align="margins"/>
    </style:style>
    <style:style style:name="Tabella40.A" style:family="table-column">
      <style:table-column-properties style:column-width="8.5cm" style:rel-column-width="32767*"/>
    </style:style>
    <style:style style:name="Tabella40.B" style:family="table-column">
      <style:table-column-properties style:column-width="8.5cm" style:rel-column-width="32768*"/>
    </style:style>
    <style:style style:name="Tabel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0.B1" style:family="table-cell">
      <style:table-cell-properties fo:padding="0.097cm" fo:border="0.05pt solid #000000"/>
    </style:style>
    <style:style style:name="Tabella40.A2" style:family="table-cell">
      <style:table-cell-properties fo:padding="0.097cm" fo:border-left="0.05pt solid #000000" fo:border-right="none" fo:border-top="none" fo:border-bottom="0.05pt solid #000000"/>
    </style:style>
    <style:style style:name="Tabel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1" style:family="table">
      <style:table-properties style:width="17cm" table:align="margins"/>
    </style:style>
    <style:style style:name="Tabella41.A" style:family="table-column">
      <style:table-column-properties style:column-width="8.5cm" style:rel-column-width="32767*"/>
    </style:style>
    <style:style style:name="Tabella41.B" style:family="table-column">
      <style:table-column-properties style:column-width="8.5cm" style:rel-column-width="32768*"/>
    </style:style>
    <style:style style:name="Tabel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1.B1" style:family="table-cell">
      <style:table-cell-properties fo:padding="0.097cm" fo:border="0.05pt solid #000000"/>
    </style:style>
    <style:style style:name="Tabella41.A2" style:family="table-cell">
      <style:table-cell-properties fo:padding="0.097cm" fo:border-left="0.05pt solid #000000" fo:border-right="none" fo:border-top="none" fo:border-bottom="0.05pt solid #000000"/>
    </style:style>
    <style:style style:name="Tabel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" style:family="table">
      <style:table-properties style:width="17cm" table:align="margins"/>
    </style:style>
    <style:style style:name="Tabella42.A" style:family="table-column">
      <style:table-column-properties style:column-width="1.416cm" style:rel-column-width="5461*"/>
    </style:style>
    <style:style style:name="Tabella42.K" style:family="table-column">
      <style:table-column-properties style:column-width="2.833cm" style:rel-column-width="10922*"/>
    </style:style>
    <style:style style:name="Tabella42.A1" style:family="table-cell">
      <style:table-cell-properties style:writing-mode="page"/>
    </style:style>
    <style:style style:name="Tabella42.12" style:family="table-row">
      <style:table-row-properties style:min-row-height="3.007cm"/>
    </style:style>
    <style:style style:name="Tabella43" style:family="table">
      <style:table-properties style:width="16.23cm" fo:margin-left="0.76cm" fo:margin-top="0cm" fo:margin-bottom="0cm" table:align="left" style:writing-mode="lr-tb"/>
    </style:style>
    <style:style style:name="Tabella43.A" style:family="table-column">
      <style:table-column-properties style:column-width="16.23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3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44" style:family="table">
      <style:table-properties style:width="10.993cm" fo:margin-left="2.297cm" fo:margin-top="0cm" fo:margin-bottom="0cm" table:align="left" style:writing-mode="lr-tb"/>
    </style:style>
    <style:style style:name="Tabella44.A" style:family="table-column">
      <style:table-column-properties style:column-width="4.489cm"/>
    </style:style>
    <style:style style:name="Tabella44.B" style:family="table-column">
      <style:table-column-properties style:column-width="6.503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4" style:family="table">
      <style:table-properties style:width="10.993cm" fo:margin-left="2.297cm" fo:margin-top="0cm" fo:margin-bottom="0cm" table:align="left" style:writing-mode="lr-tb"/>
    </style:style>
    <style:style style:name="Tabella44.A" style:family="table-column">
      <style:table-column-properties style:column-width="4.489cm"/>
    </style:style>
    <style:style style:name="Tabella44.B" style:family="table-column">
      <style:table-column-properties style:column-width="6.503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5" style:family="table">
      <style:table-properties style:width="16.23cm" fo:margin-left="0.76cm" fo:margin-top="0cm" fo:margin-bottom="0cm" table:align="left" style:writing-mode="lr-tb"/>
    </style:style>
    <style:style style:name="Tabella45.A" style:family="table-column">
      <style:table-column-properties style:column-width="16.23cm"/>
    </style:style>
    <style:style style:name="Tabella45.1" style:family="table-row">
      <style:table-row-properties fo:keep-together="auto"/>
    </style:style>
    <style:style style:name="Tabella4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5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5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46" style:family="table">
      <style:table-properties style:width="10.993cm" fo:margin-left="2.297cm" fo:margin-top="0cm" fo:margin-bottom="0cm" table:align="left" style:writing-mode="lr-tb"/>
    </style:style>
    <style:style style:name="Tabella46.A" style:family="table-column">
      <style:table-column-properties style:column-width="4.489cm"/>
    </style:style>
    <style:style style:name="Tabella46.B" style:family="table-column">
      <style:table-column-properties style:column-width="6.503cm"/>
    </style:style>
    <style:style style:name="Tabella46.1" style:family="table-row">
      <style:table-row-properties fo:keep-together="auto"/>
    </style:style>
    <style:style style:name="Tabella4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6" style:family="table">
      <style:table-properties style:width="10.993cm" fo:margin-left="2.297cm" fo:margin-top="0cm" fo:margin-bottom="0cm" table:align="left" style:writing-mode="lr-tb"/>
    </style:style>
    <style:style style:name="Tabella46.A" style:family="table-column">
      <style:table-column-properties style:column-width="4.489cm"/>
    </style:style>
    <style:style style:name="Tabella46.B" style:family="table-column">
      <style:table-column-properties style:column-width="6.503cm"/>
    </style:style>
    <style:style style:name="Tabella46.1" style:family="table-row">
      <style:table-row-properties fo:keep-together="auto"/>
    </style:style>
    <style:style style:name="Tabella4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7" style:family="table">
      <style:table-properties style:width="16.23cm" fo:margin-left="0.76cm" fo:margin-top="0cm" fo:margin-bottom="0cm" table:align="left" style:writing-mode="lr-tb"/>
    </style:style>
    <style:style style:name="Tabella47.A" style:family="table-column">
      <style:table-column-properties style:column-width="16.23cm"/>
    </style:style>
    <style:style style:name="Tabella47.1" style:family="table-row">
      <style:table-row-properties fo:keep-together="auto"/>
    </style:style>
    <style:style style:name="Tabella4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7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7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48" style:family="table">
      <style:table-properties style:width="10.993cm" fo:margin-left="2.297cm" fo:margin-top="0cm" fo:margin-bottom="0cm" table:align="left" style:writing-mode="lr-tb"/>
    </style:style>
    <style:style style:name="Tabella48.A" style:family="table-column">
      <style:table-column-properties style:column-width="4.489cm"/>
    </style:style>
    <style:style style:name="Tabella48.B" style:family="table-column">
      <style:table-column-properties style:column-width="6.503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8" style:family="table">
      <style:table-properties style:width="10.993cm" fo:margin-left="2.297cm" fo:margin-top="0cm" fo:margin-bottom="0cm" table:align="left" style:writing-mode="lr-tb"/>
    </style:style>
    <style:style style:name="Tabella48.A" style:family="table-column">
      <style:table-column-properties style:column-width="4.489cm"/>
    </style:style>
    <style:style style:name="Tabella48.B" style:family="table-column">
      <style:table-column-properties style:column-width="6.503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9" style:family="table">
      <style:table-properties style:width="16.23cm" fo:margin-left="0.76cm" fo:margin-top="0cm" fo:margin-bottom="0cm" table:align="left" style:writing-mode="lr-tb"/>
    </style:style>
    <style:style style:name="Tabella49.A" style:family="table-column">
      <style:table-column-properties style:column-width="16.23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50" style:family="table">
      <style:table-properties style:width="10.993cm" fo:margin-left="2.297cm" fo:margin-top="0cm" fo:margin-bottom="0cm" table:align="left" style:writing-mode="lr-tb"/>
    </style:style>
    <style:style style:name="Tabella50.A" style:family="table-column">
      <style:table-column-properties style:column-width="4.489cm"/>
    </style:style>
    <style:style style:name="Tabella50.B" style:family="table-column">
      <style:table-column-properties style:column-width="6.503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0" style:family="table">
      <style:table-properties style:width="10.993cm" fo:margin-left="2.297cm" fo:margin-top="0cm" fo:margin-bottom="0cm" table:align="left" style:writing-mode="lr-tb"/>
    </style:style>
    <style:style style:name="Tabella50.A" style:family="table-column">
      <style:table-column-properties style:column-width="4.489cm"/>
    </style:style>
    <style:style style:name="Tabella50.B" style:family="table-column">
      <style:table-column-properties style:column-width="6.503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1" style:family="table">
      <style:table-properties style:width="16.23cm" fo:margin-left="0.76cm" fo:margin-top="0cm" fo:margin-bottom="0cm" table:align="left" style:writing-mode="lr-tb"/>
    </style:style>
    <style:style style:name="Tabella51.A" style:family="table-column">
      <style:table-column-properties style:column-width="16.23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5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5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52" style:family="table">
      <style:table-properties style:width="10.993cm" fo:margin-left="2.297cm" fo:margin-top="0cm" fo:margin-bottom="0cm" table:align="left" style:writing-mode="lr-tb"/>
    </style:style>
    <style:style style:name="Tabella52.A" style:family="table-column">
      <style:table-column-properties style:column-width="4.489cm"/>
    </style:style>
    <style:style style:name="Tabella52.B" style:family="table-column">
      <style:table-column-properties style:column-width="6.503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2" style:family="table">
      <style:table-properties style:width="10.993cm" fo:margin-left="2.297cm" fo:margin-top="0cm" fo:margin-bottom="0cm" table:align="left" style:writing-mode="lr-tb"/>
    </style:style>
    <style:style style:name="Tabella52.A" style:family="table-column">
      <style:table-column-properties style:column-width="4.489cm"/>
    </style:style>
    <style:style style:name="Tabella52.B" style:family="table-column">
      <style:table-column-properties style:column-width="6.503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3" style:family="table">
      <style:table-properties style:width="16.23cm" fo:margin-left="0.76cm" fo:margin-top="0cm" fo:margin-bottom="0cm" table:align="left" style:writing-mode="lr-tb"/>
    </style:style>
    <style:style style:name="Tabella53.A" style:family="table-column">
      <style:table-column-properties style:column-width="16.23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5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5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3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54" style:family="table">
      <style:table-properties style:width="10.993cm" fo:margin-left="2.297cm" fo:margin-top="0cm" fo:margin-bottom="0cm" table:align="left" style:writing-mode="lr-tb"/>
    </style:style>
    <style:style style:name="Tabella54.A" style:family="table-column">
      <style:table-column-properties style:column-width="4.489cm"/>
    </style:style>
    <style:style style:name="Tabella54.B" style:family="table-column">
      <style:table-column-properties style:column-width="6.503cm"/>
    </style:style>
    <style:style style:name="Tabella54.1" style:family="table-row">
      <style:table-row-properties fo:keep-together="auto"/>
    </style:style>
    <style:style style:name="Tabella5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4" style:family="table">
      <style:table-properties style:width="10.993cm" fo:margin-left="2.297cm" fo:margin-top="0cm" fo:margin-bottom="0cm" table:align="left" style:writing-mode="lr-tb"/>
    </style:style>
    <style:style style:name="Tabella54.A" style:family="table-column">
      <style:table-column-properties style:column-width="4.489cm"/>
    </style:style>
    <style:style style:name="Tabella54.B" style:family="table-column">
      <style:table-column-properties style:column-width="6.503cm"/>
    </style:style>
    <style:style style:name="Tabella54.1" style:family="table-row">
      <style:table-row-properties fo:keep-together="auto"/>
    </style:style>
    <style:style style:name="Tabella5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7" style:family="table">
      <style:table-properties style:width="16.23cm" fo:margin-left="0.76cm" fo:margin-top="0cm" fo:margin-bottom="0cm" table:align="left" style:writing-mode="lr-tb"/>
    </style:style>
    <style:style style:name="Tabella57.A" style:family="table-column">
      <style:table-column-properties style:column-width="16.23cm"/>
    </style:style>
    <style:style style:name="Tabella57.1" style:family="table-row">
      <style:table-row-properties fo:keep-together="auto"/>
    </style:style>
    <style:style style:name="Tabella5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5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57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7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58" style:family="table">
      <style:table-properties style:width="10.993cm" fo:margin-left="2.297cm" fo:margin-top="0cm" fo:margin-bottom="0cm" table:align="left" style:writing-mode="lr-tb"/>
    </style:style>
    <style:style style:name="Tabella58.A" style:family="table-column">
      <style:table-column-properties style:column-width="4.489cm"/>
    </style:style>
    <style:style style:name="Tabella58.B" style:family="table-column">
      <style:table-column-properties style:column-width="6.503cm"/>
    </style:style>
    <style:style style:name="Tabella58.1" style:family="table-row">
      <style:table-row-properties fo:keep-together="auto"/>
    </style:style>
    <style:style style:name="Tabella5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8" style:family="table">
      <style:table-properties style:width="10.993cm" fo:margin-left="2.297cm" fo:margin-top="0cm" fo:margin-bottom="0cm" table:align="left" style:writing-mode="lr-tb"/>
    </style:style>
    <style:style style:name="Tabella58.A" style:family="table-column">
      <style:table-column-properties style:column-width="4.489cm"/>
    </style:style>
    <style:style style:name="Tabella58.B" style:family="table-column">
      <style:table-column-properties style:column-width="6.503cm"/>
    </style:style>
    <style:style style:name="Tabella58.1" style:family="table-row">
      <style:table-row-properties fo:keep-together="auto"/>
    </style:style>
    <style:style style:name="Tabella5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9" style:family="table">
      <style:table-properties style:width="16.23cm" fo:margin-left="0.76cm" fo:margin-top="0cm" fo:margin-bottom="0cm" table:align="left" style:writing-mode="lr-tb"/>
    </style:style>
    <style:style style:name="Tabella59.A" style:family="table-column">
      <style:table-column-properties style:column-width="16.23cm"/>
    </style:style>
    <style:style style:name="Tabella59.1" style:family="table-row">
      <style:table-row-properties fo:keep-together="auto"/>
    </style:style>
    <style:style style:name="Tabella5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5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5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60" style:family="table">
      <style:table-properties style:width="10.993cm" fo:margin-left="2.297cm" fo:margin-top="0cm" fo:margin-bottom="0cm" table:align="left" style:writing-mode="lr-tb"/>
    </style:style>
    <style:style style:name="Tabella60.A" style:family="table-column">
      <style:table-column-properties style:column-width="4.489cm"/>
    </style:style>
    <style:style style:name="Tabella60.B" style:family="table-column">
      <style:table-column-properties style:column-width="6.503cm"/>
    </style:style>
    <style:style style:name="Tabella60.1" style:family="table-row">
      <style:table-row-properties fo:keep-together="auto"/>
    </style:style>
    <style:style style:name="Tabella6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0" style:family="table">
      <style:table-properties style:width="10.993cm" fo:margin-left="2.297cm" fo:margin-top="0cm" fo:margin-bottom="0cm" table:align="left" style:writing-mode="lr-tb"/>
    </style:style>
    <style:style style:name="Tabella60.A" style:family="table-column">
      <style:table-column-properties style:column-width="4.489cm"/>
    </style:style>
    <style:style style:name="Tabella60.B" style:family="table-column">
      <style:table-column-properties style:column-width="6.503cm"/>
    </style:style>
    <style:style style:name="Tabella60.1" style:family="table-row">
      <style:table-row-properties fo:keep-together="auto"/>
    </style:style>
    <style:style style:name="Tabella6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1" style:family="table">
      <style:table-properties style:width="16.23cm" fo:margin-left="0.76cm" fo:margin-top="0cm" fo:margin-bottom="0cm" table:align="left" style:writing-mode="lr-tb"/>
    </style:style>
    <style:style style:name="Tabella61.A" style:family="table-column">
      <style:table-column-properties style:column-width="16.23cm"/>
    </style:style>
    <style:style style:name="Tabella61.1" style:family="table-row">
      <style:table-row-properties fo:keep-together="auto"/>
    </style:style>
    <style:style style:name="Tabella6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6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6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62" style:family="table">
      <style:table-properties style:width="10.993cm" fo:margin-left="2.297cm" fo:margin-top="0cm" fo:margin-bottom="0cm" table:align="left" style:writing-mode="lr-tb"/>
    </style:style>
    <style:style style:name="Tabella62.A" style:family="table-column">
      <style:table-column-properties style:column-width="4.489cm"/>
    </style:style>
    <style:style style:name="Tabella62.B" style:family="table-column">
      <style:table-column-properties style:column-width="6.503cm"/>
    </style:style>
    <style:style style:name="Tabella62.1" style:family="table-row">
      <style:table-row-properties fo:keep-together="auto"/>
    </style:style>
    <style:style style:name="Tabella6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2" style:family="table">
      <style:table-properties style:width="10.993cm" fo:margin-left="2.297cm" fo:margin-top="0cm" fo:margin-bottom="0cm" table:align="left" style:writing-mode="lr-tb"/>
    </style:style>
    <style:style style:name="Tabella62.A" style:family="table-column">
      <style:table-column-properties style:column-width="4.489cm"/>
    </style:style>
    <style:style style:name="Tabella62.B" style:family="table-column">
      <style:table-column-properties style:column-width="6.503cm"/>
    </style:style>
    <style:style style:name="Tabella62.1" style:family="table-row">
      <style:table-row-properties fo:keep-together="auto"/>
    </style:style>
    <style:style style:name="Tabella6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3" style:family="table">
      <style:table-properties style:width="16.23cm" fo:margin-left="0.76cm" fo:margin-top="0cm" fo:margin-bottom="0cm" table:align="left" style:writing-mode="lr-tb"/>
    </style:style>
    <style:style style:name="Tabella63.A" style:family="table-column">
      <style:table-column-properties style:column-width="16.23cm"/>
    </style:style>
    <style:style style:name="Tabella63.1" style:family="table-row">
      <style:table-row-properties fo:keep-together="auto"/>
    </style:style>
    <style:style style:name="Tabella6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6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6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3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64" style:family="table">
      <style:table-properties style:width="10.993cm" fo:margin-left="2.297cm" fo:margin-top="0cm" fo:margin-bottom="0cm" table:align="left" style:writing-mode="lr-tb"/>
    </style:style>
    <style:style style:name="Tabella64.A" style:family="table-column">
      <style:table-column-properties style:column-width="4.489cm"/>
    </style:style>
    <style:style style:name="Tabella64.B" style:family="table-column">
      <style:table-column-properties style:column-width="6.503cm"/>
    </style:style>
    <style:style style:name="Tabella64.1" style:family="table-row">
      <style:table-row-properties fo:keep-together="auto"/>
    </style:style>
    <style:style style:name="Tabella6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4" style:family="table">
      <style:table-properties style:width="10.993cm" fo:margin-left="2.297cm" fo:margin-top="0cm" fo:margin-bottom="0cm" table:align="left" style:writing-mode="lr-tb"/>
    </style:style>
    <style:style style:name="Tabella64.A" style:family="table-column">
      <style:table-column-properties style:column-width="4.489cm"/>
    </style:style>
    <style:style style:name="Tabella64.B" style:family="table-column">
      <style:table-column-properties style:column-width="6.503cm"/>
    </style:style>
    <style:style style:name="Tabella64.1" style:family="table-row">
      <style:table-row-properties fo:keep-together="auto"/>
    </style:style>
    <style:style style:name="Tabella6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5" style:family="table">
      <style:table-properties style:width="16.23cm" fo:margin-left="0.76cm" fo:margin-top="0cm" fo:margin-bottom="0cm" table:align="left" style:writing-mode="lr-tb"/>
    </style:style>
    <style:style style:name="Tabella65.A" style:family="table-column">
      <style:table-column-properties style:column-width="16.23cm"/>
    </style:style>
    <style:style style:name="Tabella65.1" style:family="table-row">
      <style:table-row-properties fo:keep-together="auto"/>
    </style:style>
    <style:style style:name="Tabella6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6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65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5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66" style:family="table">
      <style:table-properties style:width="10.993cm" fo:margin-left="2.297cm" fo:margin-top="0cm" fo:margin-bottom="0cm" table:align="left" style:writing-mode="lr-tb"/>
    </style:style>
    <style:style style:name="Tabella66.A" style:family="table-column">
      <style:table-column-properties style:column-width="4.489cm"/>
    </style:style>
    <style:style style:name="Tabella66.B" style:family="table-column">
      <style:table-column-properties style:column-width="6.503cm"/>
    </style:style>
    <style:style style:name="Tabella66.1" style:family="table-row">
      <style:table-row-properties fo:keep-together="auto"/>
    </style:style>
    <style:style style:name="Tabella6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6" style:family="table">
      <style:table-properties style:width="10.993cm" fo:margin-left="2.297cm" fo:margin-top="0cm" fo:margin-bottom="0cm" table:align="left" style:writing-mode="lr-tb"/>
    </style:style>
    <style:style style:name="Tabella66.A" style:family="table-column">
      <style:table-column-properties style:column-width="4.489cm"/>
    </style:style>
    <style:style style:name="Tabella66.B" style:family="table-column">
      <style:table-column-properties style:column-width="6.503cm"/>
    </style:style>
    <style:style style:name="Tabella66.1" style:family="table-row">
      <style:table-row-properties fo:keep-together="auto"/>
    </style:style>
    <style:style style:name="Tabella6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24fb2"/>
    </style:style>
    <style:style style:name="P2" style:family="paragraph" style:parent-style-name="Standard">
      <style:text-properties officeooo:paragraph-rsid="0003e3e9"/>
    </style:style>
    <style:style style:name="P3" style:family="paragraph" style:parent-style-name="Standard">
      <style:text-properties officeooo:paragraph-rsid="00045152"/>
    </style:style>
    <style:style style:name="P4" style:family="paragraph" style:parent-style-name="Standard">
      <style:text-properties officeooo:paragraph-rsid="0004aa0b"/>
    </style:style>
    <style:style style:name="P5" style:family="paragraph" style:parent-style-name="Standard">
      <style:text-properties officeooo:rsid="00080a53" officeooo:paragraph-rsid="000721d2"/>
    </style:style>
    <style:style style:name="P6" style:family="paragraph" style:parent-style-name="Standard">
      <style:text-properties officeooo:rsid="00080a53" officeooo:paragraph-rsid="00080a53"/>
    </style:style>
    <style:style style:name="P7" style:family="paragraph" style:parent-style-name="Table_20_Contents">
      <style:text-properties officeooo:rsid="0003e3e9" officeooo:paragraph-rsid="00045152"/>
    </style:style>
    <style:style style:name="P8" style:family="paragraph" style:parent-style-name="Table_20_Contents">
      <style:text-properties officeooo:rsid="0003e3e9" officeooo:paragraph-rsid="000721d2"/>
    </style:style>
    <style:style style:name="P9" style:family="paragraph" style:parent-style-name="Table_20_Contents">
      <style:text-properties officeooo:rsid="0003e3e9" officeooo:paragraph-rsid="00080a53"/>
    </style:style>
    <style:style style:name="P10" style:family="paragraph" style:parent-style-name="Table_20_Contents">
      <style:text-properties officeooo:rsid="00045152" officeooo:paragraph-rsid="00045152"/>
    </style:style>
    <style:style style:name="P11" style:family="paragraph" style:parent-style-name="Table_20_Contents">
      <style:text-properties officeooo:rsid="00045152" officeooo:paragraph-rsid="000721d2"/>
    </style:style>
    <style:style style:name="P12" style:family="paragraph" style:parent-style-name="Table_20_Contents">
      <style:text-properties officeooo:rsid="00045152" officeooo:paragraph-rsid="00080a53"/>
    </style:style>
    <style:style style:name="P13" style:family="paragraph" style:parent-style-name="Table_20_Contents">
      <style:text-properties officeooo:rsid="0004aa0b" officeooo:paragraph-rsid="0004aa0b"/>
    </style:style>
    <style:style style:name="P14" style:family="paragraph" style:parent-style-name="Table_20_Contents">
      <style:text-properties officeooo:rsid="0004aa0b" officeooo:paragraph-rsid="000721d2"/>
    </style:style>
    <style:style style:name="P15" style:family="paragraph" style:parent-style-name="Table_20_Contents">
      <style:text-properties officeooo:paragraph-rsid="000721d2"/>
    </style:style>
    <style:style style:name="P16" style:family="paragraph" style:parent-style-name="Table_20_Contents">
      <style:text-properties officeooo:rsid="000721d2" officeooo:paragraph-rsid="000721d2"/>
    </style:style>
    <style:style style:name="P17" style:family="paragraph" style:parent-style-name="Table_20_Contents">
      <style:text-properties officeooo:rsid="00080a53" officeooo:paragraph-rsid="00080a53"/>
    </style:style>
    <style:style style:name="P18" style:family="paragraph" style:parent-style-name="Table_20_Contents">
      <style:text-properties officeooo:paragraph-rsid="00080a53"/>
    </style:style>
    <style:style style:name="P19" style:family="paragraph" style:parent-style-name="Text_20_body">
      <style:text-properties officeooo:paragraph-rsid="0003e3e9"/>
    </style:style>
    <style:style style:name="P20" style:family="paragraph" style:parent-style-name="Text_20_body">
      <style:text-properties officeooo:rsid="00045152" officeooo:paragraph-rsid="00045152"/>
    </style:style>
    <style:style style:name="P21" style:family="paragraph" style:parent-style-name="Text_20_body">
      <style:text-properties officeooo:rsid="00045152" officeooo:paragraph-rsid="000721d2"/>
    </style:style>
    <style:style style:name="P22" style:family="paragraph" style:parent-style-name="Text_20_body">
      <style:text-properties officeooo:rsid="0004aa0b" officeooo:paragraph-rsid="0004aa0b"/>
    </style:style>
    <style:style style:name="P23" style:family="paragraph" style:parent-style-name="Text_20_body">
      <style:text-properties officeooo:paragraph-rsid="0004aa0b"/>
    </style:style>
    <style:style style:name="P24" style:family="paragraph" style:parent-style-name="Text_20_body">
      <style:text-properties officeooo:paragraph-rsid="000721d2"/>
    </style:style>
    <style:style style:name="P25" style:family="paragraph" style:parent-style-name="Heading_20_2">
      <style:text-properties style:font-name="Liberation Sans" fo:font-size="16.1000003814697pt" fo:font-weight="bold" officeooo:rsid="000721d2" officeooo:paragraph-rsid="000721d2" style:font-name-asian="Microsoft YaHei" style:font-size-asian="16.1000003814697pt" style:font-weight-asian="bold" style:font-name-complex="Arial" style:font-size-complex="16.1000003814697pt" style:font-weight-complex="bold"/>
    </style:style>
    <style:style style:name="P26" style:family="paragraph" style:parent-style-name="Heading_20_2">
      <style:text-properties officeooo:rsid="000c0dce" officeooo:paragraph-rsid="000c0dce"/>
    </style:style>
    <style:style style:name="P27" style:family="paragraph" style:parent-style-name="Heading_20_3">
      <style:text-properties officeooo:paragraph-rsid="000721d2"/>
    </style:style>
    <style:style style:name="P28" style:family="paragraph" style:parent-style-name="Heading_20_3">
      <style:text-properties style:font-name="Liberation Sans" fo:font-size="14.1000003814697pt" fo:font-weight="bold" officeooo:rsid="000721d2" officeooo:paragraph-rsid="000721d2" style:font-name-asian="Microsoft YaHei" style:font-size-asian="14.1000003814697pt" style:font-weight-asian="bold" style:font-name-complex="Arial" style:font-size-complex="14.1000003814697pt" style:font-weight-complex="bold"/>
    </style:style>
    <style:style style:name="P29" style:family="paragraph" style:parent-style-name="Heading_20_3">
      <style:text-properties style:font-name="Liberation Sans" fo:font-size="14.1000003814697pt" fo:font-weight="bold" officeooo:rsid="00080a53" officeooo:paragraph-rsid="00080a53" style:font-name-asian="Microsoft YaHei" style:font-size-asian="14.1000003814697pt" style:font-weight-asian="bold" style:font-name-complex="Arial" style:font-size-complex="14.1000003814697pt" style:font-weight-complex="bold"/>
    </style:style>
    <style:style style:name="P30" style:family="paragraph" style:parent-style-name="Heading_20_3">
      <style:text-properties officeooo:paragraph-rsid="000df59e"/>
    </style:style>
    <style:style style:name="P31" style:family="paragraph" style:parent-style-name="Standard">
      <style:text-properties officeooo:paragraph-rsid="000aa363"/>
    </style:style>
    <style:style style:name="P32" style:family="paragraph" style:parent-style-name="Standard">
      <style:text-properties officeooo:rsid="000a5e47" officeooo:paragraph-rsid="000aa363"/>
    </style:style>
    <style:style style:name="P33" style:family="paragraph" style:parent-style-name="Standard">
      <style:text-properties officeooo:paragraph-rsid="000df59e"/>
    </style:style>
    <style:style style:name="P34" style:family="paragraph" style:parent-style-name="Standard">
      <style:text-properties officeooo:rsid="000df59e" officeooo:paragraph-rsid="000df59e"/>
    </style:style>
    <style:style style:name="P35" style:family="paragraph" style:parent-style-name="Standard">
      <style:text-properties officeooo:rsid="00101368" officeooo:paragraph-rsid="00101368"/>
    </style:style>
    <style:style style:name="P36" style:family="paragraph" style:parent-style-name="Standard">
      <style:text-properties officeooo:rsid="0011c134" officeooo:paragraph-rsid="0011c134"/>
    </style:style>
    <style:style style:name="P37" style:family="paragraph" style:parent-style-name="Standard">
      <style:text-properties officeooo:paragraph-rsid="0011c134"/>
    </style:style>
    <style:style style:name="P38" style:family="paragraph" style:parent-style-name="Standard">
      <style:text-properties officeooo:paragraph-rsid="001230bc"/>
    </style:style>
    <style:style style:name="P39" style:family="paragraph" style:parent-style-name="Standard">
      <style:text-properties officeooo:paragraph-rsid="0015452b"/>
    </style:style>
    <style:style style:name="P40" style:family="paragraph" style:parent-style-name="Standard">
      <style:text-properties fo:color="#000000" loext:opacity="100%" style:font-name="Cambria Math" officeooo:paragraph-rsid="00045152" fo:background-color="transparent"/>
    </style:style>
    <style:style style:name="P41" style:family="paragraph" style:parent-style-name="Table_20_Contents" style:list-style-name="L1"/>
    <style:style style:name="P42" style:family="paragraph" style:parent-style-name="Table_20_Contents">
      <style:text-properties officeooo:rsid="00045152" officeooo:paragraph-rsid="00045152"/>
    </style:style>
    <style:style style:name="P43" style:family="paragraph" style:parent-style-name="Table_20_Contents" style:list-style-name="L4">
      <style:text-properties officeooo:rsid="00045152" officeooo:paragraph-rsid="00045152"/>
    </style:style>
    <style:style style:name="P44" style:family="paragraph" style:parent-style-name="Table_20_Contents" style:list-style-name="L5">
      <style:text-properties officeooo:rsid="00045152" officeooo:paragraph-rsid="00045152"/>
    </style:style>
    <style:style style:name="P45" style:family="paragraph" style:parent-style-name="Table_20_Contents" style:list-style-name="L6">
      <style:text-properties officeooo:rsid="00045152" officeooo:paragraph-rsid="00045152"/>
    </style:style>
    <style:style style:name="P46" style:family="paragraph" style:parent-style-name="Table_20_Contents" style:list-style-name="L7">
      <style:text-properties officeooo:rsid="00045152" officeooo:paragraph-rsid="000721d2"/>
    </style:style>
    <style:style style:name="P47" style:family="paragraph" style:parent-style-name="Table_20_Contents" style:list-style-name="L9">
      <style:text-properties officeooo:rsid="00045152" officeooo:paragraph-rsid="000721d2"/>
    </style:style>
    <style:style style:name="P48" style:family="paragraph" style:parent-style-name="Table_20_Contents">
      <style:text-properties officeooo:rsid="00045152" officeooo:paragraph-rsid="000df59e"/>
    </style:style>
    <style:style style:name="P49" style:family="paragraph" style:parent-style-name="Table_20_Contents" style:list-style-name="L2"/>
    <style:style style:name="P50" style:family="paragraph" style:parent-style-name="Table_20_Contents" style:list-style-name="L3"/>
    <style:style style:name="P51" style:family="paragraph" style:parent-style-name="Table_20_Contents" style:list-style-name="L8">
      <style:text-properties officeooo:paragraph-rsid="000721d2"/>
    </style:style>
    <style:style style:name="P52" style:family="paragraph" style:parent-style-name="Table_20_Contents" style:list-style-name="L10">
      <style:text-properties officeooo:rsid="000721d2" officeooo:paragraph-rsid="000721d2"/>
    </style:style>
    <style:style style:name="P53" style:family="paragraph" style:parent-style-name="Table_20_Contents" style:list-style-name="L11"/>
    <style:style style:name="P54" style:family="paragraph" style:parent-style-name="Table_20_Contents">
      <style:text-properties officeooo:rsid="000a671d" officeooo:paragraph-rsid="000a671d"/>
    </style:style>
    <style:style style:name="P55" style:family="paragraph" style:parent-style-name="Table_20_Contents">
      <style:text-properties officeooo:rsid="0003e3e9" officeooo:paragraph-rsid="000df59e"/>
    </style:style>
    <style:style style:name="P56" style:family="paragraph" style:parent-style-name="Table_20_Contents">
      <style:text-properties officeooo:paragraph-rsid="000df59e"/>
    </style:style>
    <style:style style:name="P57" style:family="paragraph" style:parent-style-name="Table_20_Contents">
      <style:text-properties officeooo:rsid="000df59e" officeooo:paragraph-rsid="000df59e"/>
    </style:style>
    <style:style style:name="P58" style:family="paragraph" style:parent-style-name="Table_20_Contents" style:list-style-name="L17">
      <style:text-properties officeooo:rsid="000df59e" officeooo:paragraph-rsid="000df59e"/>
    </style:style>
    <style:style style:name="P59" style:family="paragraph" style:parent-style-name="Table_20_Contents" style:list-style-name="L17">
      <style:text-properties officeooo:rsid="000df59e" officeooo:paragraph-rsid="00101368"/>
    </style:style>
    <style:style style:name="P60" style:family="paragraph" style:parent-style-name="Table_20_Contents" style:list-style-name="L14">
      <style:text-properties officeooo:paragraph-rsid="000f2d6e"/>
    </style:style>
    <style:style style:name="P61" style:family="paragraph" style:parent-style-name="Table_20_Contents" style:list-style-name="L18">
      <style:text-properties officeooo:rsid="000f2d6e" officeooo:paragraph-rsid="000f2d6e"/>
    </style:style>
    <style:style style:name="P62" style:family="paragraph" style:parent-style-name="Table_20_Contents" style:list-style-name="L14">
      <style:text-properties officeooo:rsid="000f2d6e" officeooo:paragraph-rsid="000f2d6e"/>
    </style:style>
    <style:style style:name="P63" style:family="paragraph" style:parent-style-name="Table_20_Contents" style:list-style-name="L19">
      <style:text-properties officeooo:rsid="000f2d6e" officeooo:paragraph-rsid="000f2d6e"/>
    </style:style>
    <style:style style:name="P64" style:family="paragraph" style:parent-style-name="Table_20_Contents" style:list-style-name="L20">
      <style:text-properties officeooo:rsid="000f2d6e" officeooo:paragraph-rsid="000f2d6e"/>
    </style:style>
    <style:style style:name="P65" style:family="paragraph" style:parent-style-name="Table_20_Contents" style:list-style-name="L23">
      <style:text-properties officeooo:rsid="000f2d6e" officeooo:paragraph-rsid="000f2d6e"/>
    </style:style>
    <style:style style:name="P66" style:family="paragraph" style:parent-style-name="Table_20_Contents" style:list-style-name="L24">
      <style:text-properties officeooo:rsid="000f2d6e" officeooo:paragraph-rsid="000f2d6e"/>
    </style:style>
    <style:style style:name="P67" style:family="paragraph" style:parent-style-name="Table_20_Contents" style:list-style-name="L25">
      <style:text-properties officeooo:rsid="000f2d6e" officeooo:paragraph-rsid="000f2d6e"/>
    </style:style>
    <style:style style:name="P68" style:family="paragraph" style:parent-style-name="Table_20_Contents" style:list-style-name="L18">
      <style:text-properties officeooo:paragraph-rsid="000f2d6e"/>
    </style:style>
    <style:style style:name="P69" style:family="paragraph" style:parent-style-name="Table_20_Contents" style:list-style-name="L19">
      <style:text-properties officeooo:paragraph-rsid="000f2d6e"/>
    </style:style>
    <style:style style:name="P70" style:family="paragraph" style:parent-style-name="Table_20_Contents" style:list-style-name="L20">
      <style:text-properties officeooo:paragraph-rsid="000f2d6e"/>
    </style:style>
    <style:style style:name="P71" style:family="paragraph" style:parent-style-name="Table_20_Contents" style:list-style-name="L21">
      <style:text-properties officeooo:paragraph-rsid="000f2d6e"/>
    </style:style>
    <style:style style:name="P72" style:family="paragraph" style:parent-style-name="Table_20_Contents" style:list-style-name="L22">
      <style:text-properties officeooo:paragraph-rsid="000f2d6e"/>
    </style:style>
    <style:style style:name="P73" style:family="paragraph" style:parent-style-name="Table_20_Contents" style:list-style-name="L25">
      <style:text-properties officeooo:paragraph-rsid="000f2d6e"/>
    </style:style>
    <style:style style:name="P74" style:family="paragraph" style:parent-style-name="Table_20_Contents">
      <style:text-properties officeooo:rsid="0011c134" officeooo:paragraph-rsid="0011c134"/>
    </style:style>
    <style:style style:name="P75" style:family="paragraph" style:parent-style-name="Text_20_body" style:list-style-name="WWNum10"/>
    <style:style style:name="P76" style:family="paragraph" style:parent-style-name="Text_20_body" style:list-style-name="WWNum10">
      <style:text-properties officeooo:paragraph-rsid="0004aa0b"/>
    </style:style>
    <style:style style:name="P77" style:family="paragraph" style:parent-style-name="Text_20_body" style:list-style-name="WWNum10">
      <style:text-properties officeooo:paragraph-rsid="000aa363"/>
    </style:style>
    <style:style style:name="P78" style:family="paragraph" style:parent-style-name="Text_20_body" style:list-style-name="WWNum10">
      <style:text-properties officeooo:paragraph-rsid="0011c134"/>
    </style:style>
    <style:style style:name="P79" style:family="paragraph" style:parent-style-name="Text_20_body" style:list-style-name="WWNum10">
      <style:text-properties officeooo:paragraph-rsid="001230bc"/>
    </style:style>
    <style:style style:name="P80" style:family="paragraph" style:parent-style-name="Text_20_body">
      <style:text-properties officeooo:rsid="00045152" officeooo:paragraph-rsid="000721d2"/>
    </style:style>
    <style:style style:name="P81" style:family="paragraph" style:parent-style-name="Text_20_body">
      <style:text-properties officeooo:rsid="000aa363" officeooo:paragraph-rsid="000aa363"/>
    </style:style>
    <style:style style:name="P82" style:family="paragraph" style:parent-style-name="Text_20_body">
      <style:text-properties officeooo:rsid="000aa363" officeooo:paragraph-rsid="0011c134"/>
    </style:style>
    <style:style style:name="P83" style:family="paragraph" style:parent-style-name="Text_20_body">
      <style:text-properties officeooo:rsid="000aa363" officeooo:paragraph-rsid="001230bc"/>
    </style:style>
    <style:style style:name="P84" style:family="paragraph" style:parent-style-name="Text_20_body">
      <style:text-properties officeooo:rsid="0004aa0b" officeooo:paragraph-rsid="000aa363"/>
    </style:style>
    <style:style style:name="P85" style:family="paragraph" style:parent-style-name="Text_20_body">
      <style:text-properties officeooo:paragraph-rsid="000aa363"/>
    </style:style>
    <style:style style:name="P86" style:family="paragraph" style:parent-style-name="Text_20_body">
      <style:text-properties style:font-name="Liberation Serif"/>
    </style:style>
    <style:style style:name="P87" style:family="paragraph" style:parent-style-name="Text_20_body">
      <style:text-properties style:font-name="Liberation Serif" officeooo:paragraph-rsid="000aa363"/>
    </style:style>
    <style:style style:name="P88" style:family="paragraph" style:parent-style-name="Text_20_body">
      <style:text-properties officeooo:paragraph-rsid="000df59e"/>
    </style:style>
    <style:style style:name="P89" style:family="paragraph" style:parent-style-name="Text_20_body">
      <style:text-properties officeooo:paragraph-rsid="0011c134"/>
    </style:style>
    <style:style style:name="P90" style:family="paragraph" style:parent-style-name="Text_20_body">
      <style:text-properties officeooo:rsid="0011c134" officeooo:paragraph-rsid="0011c134"/>
    </style:style>
    <style:style style:name="P91" style:family="paragraph" style:parent-style-name="Text_20_body">
      <style:text-properties officeooo:rsid="0011c134" officeooo:paragraph-rsid="001230bc"/>
    </style:style>
    <style:style style:name="P92" style:family="paragraph" style:parent-style-name="Text_20_body">
      <style:text-properties officeooo:rsid="0011c134" officeooo:paragraph-rsid="00137889"/>
    </style:style>
    <style:style style:name="P93" style:family="paragraph" style:parent-style-name="Text_20_body">
      <style:text-properties officeooo:paragraph-rsid="001230bc"/>
    </style:style>
    <style:style style:name="P94" style:family="paragraph" style:parent-style-name="Text_20_body">
      <style:text-properties officeooo:rsid="001230bc" officeooo:paragraph-rsid="001230bc"/>
    </style:style>
    <style:style style:name="P95" style:family="paragraph" style:parent-style-name="Text_20_body">
      <style:text-properties officeooo:paragraph-rsid="00137889"/>
    </style:style>
    <style:style style:name="P96" style:family="paragraph" style:parent-style-name="Text_20_body">
      <style:text-properties style:font-name="Times New Roman"/>
    </style:style>
    <style:style style:name="P97" style:family="paragraph" style:parent-style-name="Text_20_body">
      <style:text-properties style:font-name="Times New Roman" officeooo:paragraph-rsid="0015452b"/>
    </style:style>
    <style:style style:name="P98" style:family="paragraph" style:parent-style-name="Text_20_body">
      <style:text-properties fo:color="#000000" loext:opacity="100%"/>
    </style:style>
    <style:style style:name="T1" style:family="text">
      <style:text-properties officeooo:rsid="00024f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language="it" fo:country="IT" style:language-asian="it" style:country-asian="IT" style:font-name-complex="Times New Roman1" style:language-complex="ar" style:country-complex="SA"/>
    </style:style>
    <style:style style:name="T4" style:family="text">
      <style:text-properties style:font-name="Times New Roman" fo:language="it" fo:country="IT" officeooo:rsid="00024fb2" style:language-asian="it" style:country-asian="IT" style:font-name-complex="Times New Roman1" style:language-complex="ar" style:country-complex="SA"/>
    </style:style>
    <style:style style:name="T5" style:family="text">
      <style:text-properties style:font-name="Times New Roman" fo:language="it" fo:country="IT" officeooo:rsid="0003e3e9" style:language-asian="it" style:country-asian="IT" style:font-name-complex="Times New Roman1" style:language-complex="ar" style:country-complex="SA"/>
    </style:style>
    <style:style style:name="T6" style:family="text">
      <style:text-properties style:font-name="Times New Roman" fo:language="it" fo:country="IT" officeooo:rsid="0004aa0b" style:language-asian="it" style:country-asian="IT" style:font-name-complex="Times New Roman1" style:language-complex="ar" style:country-complex="SA"/>
    </style:style>
    <style:style style:name="T7" style:family="text">
      <style:text-properties style:font-name="Times New Roman" fo:language="it" fo:country="IT" officeooo:rsid="000aa363" style:language-asian="it" style:country-asian="IT" style:font-name-complex="Times New Roman1" style:language-complex="ar" style:country-complex="SA"/>
    </style:style>
    <style:style style:name="T8" style:family="text">
      <style:text-properties style:font-name="Times New Roman" fo:language="it" fo:country="IT" officeooo:rsid="000c0dce" style:language-asian="it" style:country-asian="IT" style:font-name-complex="Times New Roman1" style:language-complex="ar" style:country-complex="SA"/>
    </style:style>
    <style:style style:name="T9" style:family="text">
      <style:text-properties style:font-name="Times New Roman" fo:language="it" fo:country="IT" officeooo:rsid="0011c134" style:language-asian="it" style:country-asian="IT" style:font-name-complex="Times New Roman1" style:language-complex="ar" style:country-complex="SA"/>
    </style:style>
    <style:style style:name="T10" style:family="text">
      <style:text-properties style:font-name="Times New Roman" fo:language="it" fo:country="IT" officeooo:rsid="001230bc" style:language-asian="it" style:country-asian="IT" style:font-name-complex="Times New Roman1" style:language-complex="ar" style:country-complex="SA"/>
    </style:style>
    <style:style style:name="T11" style:family="text">
      <style:text-properties style:font-name="Times New Roman" fo:language="it" fo:country="IT" officeooo:rsid="0015452b" style:language-asian="it" style:country-asian="IT" style:font-name-complex="Times New Roman1" style:language-complex="ar" style:country-complex="SA"/>
    </style:style>
    <style:style style:name="T12" style:family="text">
      <style:text-properties style:font-name="Times New Roman" fo:language="it" fo:country="IT" fo:font-weight="bold" style:language-asian="it" style:country-asian="IT" style:font-weight-asian="bold" style:font-name-complex="Times New Roman1" style:language-complex="ar" style:country-complex="SA" style:font-weight-complex="bold"/>
    </style:style>
    <style:style style:name="T13" style:family="text">
      <style:text-properties officeooo:rsid="0003e3e9"/>
    </style:style>
    <style:style style:name="T14" style:family="text">
      <style:text-properties officeooo:rsid="00045152"/>
    </style:style>
    <style:style style:name="T15" style:family="text">
      <style:text-properties officeooo:rsid="0004aa0b"/>
    </style:style>
    <style:style style:name="T16" style:family="text">
      <style:text-properties officeooo:rsid="00068a79"/>
    </style:style>
    <style:style style:name="T17" style:family="text">
      <style:text-properties officeooo:rsid="000721d2"/>
    </style:style>
    <style:style style:name="T18" style:family="text">
      <style:text-properties officeooo:rsid="00080a53"/>
    </style:style>
    <style:style style:name="T19" style:family="text">
      <style:text-properties fo:font-variant="normal" fo:text-transform="none" style:font-name="Consolas1" fo:letter-spacing="normal" fo:font-style="normal" fo:font-weight="normal"/>
    </style:style>
    <style:style style:name="T20" style:family="text">
      <style:text-properties fo:font-variant="normal" fo:text-transform="none" style:font-name="Consolas1" fo:letter-spacing="normal" fo:font-style="normal" fo:font-weight="normal" officeooo:rsid="00080a53"/>
    </style:style>
    <style:style style:name="T21" style:family="text">
      <style:text-properties fo:font-variant="normal" fo:text-transform="none" style:font-name="Consolas1" fo:letter-spacing="normal" fo:font-style="normal" fo:font-weight="normal" officeooo:rsid="000a671d"/>
    </style:style>
    <style:style style:name="T22" style:family="text">
      <style:text-properties fo:font-variant="normal" fo:text-transform="none" style:font-name="Consolas1" fo:letter-spacing="normal" fo:font-style="normal" fo:font-weight="normal" officeooo:rsid="000aa363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officeooo:rsid="000aa363"/>
    </style:style>
    <style:style style:name="T25" style:family="text">
      <style:text-properties fo:font-variant="normal" fo:text-transform="none" fo:color="#dcddde" loext:opacity="100%" style:font-name="Whitney" fo:font-size="13.5pt" fo:letter-spacing="normal" fo:font-style="normal" fo:font-weight="normal"/>
    </style:style>
    <style:style style:name="T26" style:family="text">
      <style:text-properties fo:font-variant="normal" fo:text-transform="none" fo:color="#dcddde" loext:opacity="100%" fo:font-size="13.5pt" fo:letter-spacing="normal" fo:font-style="normal" fo:font-weight="normal"/>
    </style:style>
    <style:style style:name="T27" style:family="text">
      <style:text-properties fo:font-variant="normal" fo:text-transform="none" fo:font-size="13.5pt" fo:letter-spacing="normal" fo:font-style="normal" fo:font-weight="normal"/>
    </style:style>
    <style:style style:name="T28" style:family="text">
      <style:text-properties officeooo:rsid="000a671d"/>
    </style:style>
    <style:style style:name="T29" style:family="text">
      <style:text-properties officeooo:rsid="000aa363"/>
    </style:style>
    <style:style style:name="T30" style:family="text">
      <style:text-properties officeooo:rsid="000df59e"/>
    </style:style>
    <style:style style:name="T31" style:family="text">
      <style:text-properties style:font-name="Liberation Sans" fo:font-size="14.1000003814697pt" fo:font-weight="bold" officeooo:rsid="000df59e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officeooo:rsid="000f2d6e"/>
    </style:style>
    <style:style style:name="T33" style:family="text">
      <style:text-properties officeooo:rsid="00101368"/>
    </style:style>
    <style:style style:name="T34" style:family="text">
      <style:text-properties officeooo:rsid="0011c134"/>
    </style:style>
    <style:style style:name="T35" style:family="text">
      <style:text-properties officeooo:rsid="001230bc"/>
    </style:style>
    <style:style style:name="T36" style:family="text">
      <style:text-properties officeooo:rsid="0015452b"/>
    </style:style>
    <style:style style:name="T37" style:family="text">
      <style:text-properties fo:language="it" fo:country="IT" fo:font-weight="bold" style:language-asian="it" style:country-asian="IT" style:font-weight-asian="bold" style:font-name-complex="Times New Roman1" style:language-complex="ar" style:country-complex="SA" style:font-weight-complex="bold"/>
    </style:style>
    <style:style style:name="T38" style:family="text">
      <style:text-properties fo:language="it" fo:country="IT" style:language-asian="it" style:country-asian="IT" style:font-name-complex="Times New Roman1" style:language-complex="ar" style:country-complex="SA"/>
    </style:style>
    <style:style style:name="T39" style:family="text">
      <style:text-properties fo:language="it" fo:country="IT" officeooo:rsid="0011c134" style:language-asian="it" style:country-asian="IT" style:font-name-complex="Times New Roman1" style:language-complex="ar" style:country-complex="SA"/>
    </style:style>
    <style:style style:name="T40" style:family="text">
      <style:text-properties fo:language="it" fo:country="IT" officeooo:rsid="000aa363" style:language-asian="it" style:country-asian="IT" style:font-name-complex="Times New Roman1" style:language-complex="ar" style:country-complex="SA"/>
    </style:style>
    <style:style style:name="T41" style:family="text">
      <style:text-properties fo:language="it" fo:country="IT" officeooo:rsid="0015452b" style:language-asian="it" style:country-asian="IT" style:font-name-complex="Times New Roman1" style:language-complex="ar" style:country-complex="SA"/>
    </style:style>
    <style:style style:name="T42" style:family="text">
      <style:text-properties style:font-name="Cambria Math" fo:language="it" fo:country="IT" fo:font-weight="bold" style:language-asian="it" style:country-asian="IT" style:font-weight-asian="bold" style:font-name-complex="Times New Roman1" style:language-complex="ar" style:country-complex="SA" style:font-weight-complex="bold"/>
    </style:style>
    <style:style style:name="T43" style:family="text">
      <style:text-properties style:font-name="Cambria Math" fo:language="it" fo:country="IT" style:language-asian="it" style:country-asian="IT" style:font-name-complex="Times New Roman1" style:language-complex="ar" style:country-complex="SA"/>
    </style:style>
    <style:style style:name="T44" style:family="text">
      <style:text-properties style:font-name="Cambria Math" fo:language="it" fo:country="IT" officeooo:rsid="0011c134" style:language-asian="it" style:country-asian="IT" style:font-name-complex="Times New Roman1" style:language-complex="ar" style:country-complex="SA"/>
    </style:style>
    <style:style style:name="T45" style:family="text">
      <style:text-properties style:font-name="Cambria Math" fo:language="it" fo:country="IT" officeooo:rsid="000aa363" style:language-asian="it" style:country-asian="IT" style:font-name-complex="Times New Roman1" style:language-complex="ar" style:country-complex="SA"/>
    </style:style>
    <style:style style:name="T46" style:family="text">
      <style:text-properties style:font-name="Cambria Math" fo:language="it" fo:country="IT" officeooo:rsid="0015452b" style:language-asian="it" style:country-asian="IT" style:font-name-complex="Times New Roman1" style:language-complex="ar" style:country-complex="SA"/>
    </style:style>
    <style:style style:name="T47" style:family="text">
      <style:text-properties fo:color="#2a00ff" loext:opacity="100%" style:font-name="Consolas" fo:font-size="12pt" fo:background-color="#e8f2fe" loext:char-shading-value="0" style:font-size-asian="12pt"/>
    </style:style>
    <style:style style:name="T48" style:family="text">
      <style:text-properties fo:color="#2a00ff" loext:opacity="100%" fo:font-size="12pt" fo:background-color="#e8f2fe" loext:char-shading-value="0" style:font-size-asian="12pt"/>
    </style:style>
    <style:style style:name="T49" style:family="text">
      <style:text-properties fo:font-size="12pt" fo:background-color="#e8f2fe" loext:char-shading-value="0" style:font-size-asian="12pt"/>
    </style:style>
    <style:style style:name="T50" style:family="text">
      <style:text-properties fo:font-size="12pt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9cm" fo:text-indent="-0.635cm" fo:margin-left="1.4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4cm" fo:text-indent="-0.635cm" fo:margin-left="7.17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6">Test Cases per </text:span>Funzionalità</text:h>
      <text:h text:style-name="Heading_20_2" text:outline-level="2"><text:span text:style-name="T1">1.1 </text:span><text:span text:style-name="T13">Login</text:span></text:h>
      <text:h text:style-name="Heading_20_3" text:outline-level="3">Scelta delle Categorie:</text:h>
      <text:h text:style-name="Heading_20_3" text:outline-level="3"><text:span text:style-name="T29">Parametro: </text:span>ID</text:h>
      <table:table table:name="Tabella5" table:style-name="Tabella5">
        <table:table-column table:style-name="Tabella5.A"/>
        <table:table-column table:style-name="Tabella5.B"/>
        <table:table-row table:style-name="TableLine1479572327776">
          <table:table-cell table:style-name="Tabella5.A1" office:value-type="string">
            <text:p text:style-name="Table_20_Contents">Parametro</text:p>
          </table:table-cell>
          <table:table-cell table:style-name="Tabella5.B1" office:value-type="string">
            <text:p text:style-name="Table_20_Contents">ID</text:p>
          </table:table-cell>
        </table:table-row>
        <table:table-row table:style-name="TableLine1479572335936">
          <table:table-cell table:style-name="Tabella5.A2" office:value-type="string">
            <text:p text:style-name="Text_20_body">Formato</text:p>
          </table:table-cell>
          <table:table-cell table:style-name="Tabella5.B2" office:value-type="string">
            <text:p text:style-name="P98"><text:span text:style-name="T27">^[A-Za-z0-9]{14}$</text:span> </text:p>
          </table:table-cell>
        </table:table-row>
        <table:table-row table:style-name="TableLine1479572341104">
          <table:table-cell table:style-name="Tabella5.A2" office:value-type="string">
            <text:p text:style-name="Table_20_Contents">Categorie</text:p>
          </table:table-cell>
          <table:table-cell table:style-name="Tabella5.B2" office:value-type="string">
            <text:p text:style-name="Table_20_Contents">Formato, Esistenza</text:p>
          </table:table-cell>
        </table:table-row>
        <table:table-row table:style-name="TableLine1479572334576">
          <table:table-cell table:style-name="Tabella5.A2" office:value-type="string">
            <text:p text:style-name="Table_20_Contents">Formato [ID_FRM]</text:p>
          </table:table-cell>
          <table:table-cell table:style-name="Tabella5.B2" office:value-type="string">
            <text:list xml:id="list3870752212" text:style-name="L1">
              <text:list-item>
                <text:p text:style-name="P41">Non rispetta il formato [error]</text:p>
              </text:list-item>
              <text:list-item>
                <text:p text:style-name="P41">Rispetta il formato [ID_FRM_OK]</text:p>
              </text:list-item>
            </text:list>
          </table:table-cell>
        </table:table-row>
        <table:table-row table:style-name="TableLine1479572331856">
          <table:table-cell table:style-name="Tabella5.A2" office:value-type="string">
            <text:p text:style-name="Table_20_Contents">Esistente [EST]</text:p>
          </table:table-cell>
          <table:table-cell table:style-name="Tabella5.B2" office:value-type="string">
            <text:list xml:id="list2550577824" text:style-name="L2">
              <text:list-item>
                <text:p text:style-name="P49">Non esiste nel database [if ID_FRM_OK and PW_FRM_OK][error]</text:p>
              </text:list-item>
              <text:list-item>
                <text:p text:style-name="P49">Esiste nel database <text:s/>[if ID_FRM_OK and PW_FRM_OK][EST_OK]</text:p>
              </text:list-item>
            </text:list>
            <text:list xml:id="list3569833856" text:style-name="L3">
              <text:list-header>
                <text:p text:style-name="P50"/>
              </text:list-header>
            </text:list>
          </table:table-cell>
        </table:table-row>
      </table:table>
      <text:p text:style-name="P19"/>
      <text:h text:style-name="Heading_20_3" text:outline-level="3"><text:span text:style-name="T29">Parametro: </text:span>Password</text:h>
      <table:table table:name="Tabella6" table:style-name="Tabella6">
        <table:table-column table:style-name="Tabella6.A"/>
        <table:table-column table:style-name="Tabella6.B"/>
        <table:table-row table:style-name="TableLine1479572333488">
          <table:table-cell table:style-name="Tabella6.A1" office:value-type="string">
            <text:p text:style-name="P7">Parametro</text:p>
          </table:table-cell>
          <table:table-cell table:style-name="Tabella6.B1" office:value-type="string">
            <text:p text:style-name="P57">Password</text:p>
          </table:table-cell>
        </table:table-row>
        <table:table-row table:style-name="TableLine1479572334304">
          <table:table-cell table:style-name="Tabella6.A2" office:value-type="string">
            <text:p text:style-name="P10">Formato</text:p>
          </table:table-cell>
          <table:table-cell table:style-name="Tabella6.B2" office:value-type="string">
            <text:p text:style-name="P40"><text:span text:style-name="T50">(?=.*[0-9])(?=.*[a-z])(?=.*[A-Z])(?=.*[@#$%^&amp;+=])(?=\\S+$).{8,}</text:span></text:p>
          </table:table-cell>
        </table:table-row>
        <table:table-row table:style-name="TableLine1479572336208">
          <table:table-cell table:style-name="Tabella6.A2" office:value-type="string">
            <text:p text:style-name="P10">Categorie</text:p>
          </table:table-cell>
          <table:table-cell table:style-name="Tabella6.B2" office:value-type="string">
            <text:p text:style-name="P10">Formato, Match</text:p>
          </table:table-cell>
        </table:table-row>
        <table:table-row table:style-name="TableLine1479572341648">
          <table:table-cell table:style-name="Tabella6.A2" office:value-type="string">
            <text:p text:style-name="P10">Formato [PW_FRM]</text:p>
          </table:table-cell>
          <table:table-cell table:style-name="Tabella6.B2" office:value-type="string">
            <text:list xml:id="list2918214237" text:style-name="L4">
              <text:list-item>
                <text:p text:style-name="P43">Non rispetta il formato [error]</text:p>
              </text:list-item>
              <text:list-item>
                <text:p text:style-name="P43">Rispetta il formato [PW_FRM_OK]</text:p>
              </text:list-item>
            </text:list>
          </table:table-cell>
        </table:table-row>
        <table:table-row table:style-name="TableLine1479572336480">
          <table:table-cell table:style-name="Tabella6.A2" office:value-type="string">
            <text:p text:style-name="P10">Match [MTCH]</text:p>
          </table:table-cell>
          <table:table-cell table:style-name="Tabella6.B2" office:value-type="string">
            <text:list xml:id="list3906037304" text:style-name="L5">
              <text:list-item>
                <text:p text:style-name="P44">Non matcha con la password associata [if EST_OK] [error] </text:p>
              </text:list-item>
              <text:list-item>
                <text:p text:style-name="P44">Matcha con la password associata [if EST_OK] [MTCH_OK]</text:p>
              </text:list-item>
            </text:list>
            <text:list xml:id="list2906212100" text:style-name="L6">
              <text:list-header>
                <text:p text:style-name="P45"/>
              </text:list-header>
            </text:list>
          </table:table-cell>
        </table:table-row>
      </table:table>
      <text:p text:style-name="P3"/>
      <text:p text:style-name="P20">In base a questa scelta delle categorie, le possibili combinazioni sono:</text:p>
      <table:table table:name="Tabella7" table:style-name="Tabella7">
        <table:table-column table:style-name="Tabella7.A"/>
        <table:table-column table:style-name="Tabella7.B"/>
        <table:table-column table:style-name="Tabella7.A"/>
        <table:table-column table:style-name="Tabella7.B" table:number-columns-repeated="2"/>
        <table:table-row table:style-name="TableLine1477641953328">
          <table:table-cell table:style-name="Tabella7.A1" office:value-type="string">
            <text:p text:style-name="P10">ID_FRM</text:p>
          </table:table-cell>
          <table:table-cell table:style-name="Tabella7.A1" office:value-type="string">
            <text:p text:style-name="P10">EST</text:p>
          </table:table-cell>
          <table:table-cell table:style-name="Tabella7.A1" office:value-type="string">
            <text:p text:style-name="P10">PW_FRM</text:p>
          </table:table-cell>
          <table:table-cell table:style-name="Tabella7.A1" office:value-type="string">
            <text:p text:style-name="P10">MTCH</text:p>
          </table:table-cell>
          <table:table-cell table:style-name="Tabella7.E1" office:value-type="string">
            <text:p text:style-name="P13">Oracolo</text:p>
          </table:table-cell>
        </table:table-row>
        <table:table-row table:style-name="TableLine1477641956320">
          <table:table-cell table:style-name="Tabella7.A2" office:value-type="string">
            <text:p text:style-name="P13">1</text:p>
          </table:table-cell>
          <table:table-cell table:style-name="Tabella7.A2" office:value-type="string">
            <text:p text:style-name="P10">//</text:p>
          </table:table-cell>
          <table:table-cell table:style-name="Tabella7.A2" office:value-type="string">
            <text:p text:style-name="Table_20_Contents">//</text:p>
          </table:table-cell>
          <table:table-cell table:style-name="Tabella7.A2" office:value-type="string">
            <text:p text:style-name="Table_20_Contents">//</text:p>
          </table:table-cell>
          <table:table-cell table:style-name="Tabella7.E2" office:value-type="string">
            <text:p text:style-name="P13">error</text:p>
          </table:table-cell>
        </table:table-row>
        <table:table-row table:style-name="Tabella7.3"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0">//</text:p>
          </table:table-cell>
          <table:table-cell table:style-name="Tabella7.A2" office:value-type="string">
            <text:p text:style-name="P13">1</text:p>
          </table:table-cell>
          <table:table-cell table:style-name="Tabella7.A2" office:value-type="string">
            <text:p text:style-name="Table_20_Contents">//</text:p>
          </table:table-cell>
          <table:table-cell table:style-name="Tabella7.E2" office:value-type="string">
            <text:p text:style-name="P13">error</text:p>
          </table:table-cell>
        </table:table-row>
        <table:table-row table:style-name="Tabella7.3"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1</text:p>
          </table:table-cell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Table_20_Contents"/>
          </table:table-cell>
          <table:table-cell table:style-name="Tabella7.E2" office:value-type="string">
            <text:p text:style-name="P13">error</text:p>
          </table:table-cell>
        </table:table-row>
        <table:table-row table:style-name="Tabella7.3"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1</text:p>
          </table:table-cell>
          <table:table-cell table:style-name="Tabella7.E2" office:value-type="string">
            <text:p text:style-name="P13">error</text:p>
          </table:table-cell>
        </table:table-row>
        <table:table-row table:style-name="Tabella7.3"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2</text:p>
          </table:table-cell>
          <table:table-cell table:style-name="Tabella7.A2" office:value-type="string">
            <text:p text:style-name="P13">2</text:p>
          </table:table-cell>
          <table:table-cell table:style-name="Tabella7.E2" office:value-type="string">
            <text:p text:style-name="P13">MTCH_OK, ID_FRM_OK, PW_FRM_OK, <text:soft-page-break/>EST_OK</text:p>
          </table:table-cell>
        </table:table-row>
      </table:table>
      <text:p text:style-name="P20"/>
      <text:p text:style-name="P22">I test case generati sono quindi:</text:p>
      <text:p text:style-name="P22"/>
      <table:table table:name="Tabella56" table:style-name="Tabella56">
        <table:table-column table:style-name="Tabella56.A"/>
        <table:table-row table:style-name="Tabella56.1">
          <table:table-cell table:style-name="Tabella56.A1" office:value-type="string">
            <text:p text:style-name="Text_20_body"><text:span text:style-name="T2">Test Case ID: </text:span>TC <text:span text:style-name="T1">1</text:span>.1</text:p>
          </table:table-cell>
        </table:table-row>
        <table:table-row table:style-name="Tabella56.1">
          <table:table-cell table:style-name="Tabella56.A1" office:value-type="string">
            <text:p text:style-name="Text_20_body">Precondizioni: </text:p>
          </table:table-cell>
        </table:table-row>
        <table:table-row table:style-name="Tabella56.1">
          <table:table-cell table:style-name="Tabella56.A3" office:value-type="string">
            <text:p text:style-name="Text_20_body">L’utente si trova sulla pagina di login</text:p>
          </table:table-cell>
        </table:table-row>
        <table:table-row table:style-name="Tabella56.1">
          <table:table-cell table:style-name="Tabella56.A1" office:value-type="string">
            <text:p text:style-name="Text_20_body">Flusso di Eventi:</text:p>
          </table:table-cell>
        </table:table-row>
        <table:table-row table:style-name="Tabella56.1">
          <table:table-cell table:style-name="Tabella56.A5" office:value-type="string">
            <text:list xml:id="list3844262571" text:style-name="WWNum10">
              <text:list-item>
                <text:p text:style-name="P75">L’utente inserisce i seguenti dati:</text:p>
              </text:list-item>
            </text:list>
            <table:table table:name="Tabella55" table:style-name="Tabella55">
              <table:table-column table:style-name="Tabella55.A"/>
              <table:table-column table:style-name="Tabella55.B"/>
              <table:table-row table:style-name="Tabella55.1">
                <table:table-cell table:style-name="Tabella55.A1" office:value-type="string">
                  <text:p text:style-name="Text_20_body">ID</text:p>
                </table:table-cell>
                <table:table-cell table:style-name="Tabella55.A1" office:value-type="string">
                  <text:p text:style-name="Text_20_body"/>
                </table:table-cell>
              </table:table-row>
              <table:table-row table:style-name="Tabella55.1">
                <table:table-cell table:style-name="Tabella55.A1" office:value-type="string">
                  <text:p text:style-name="Text_20_body">Password</text:p>
                </table:table-cell>
                <table:table-cell table:style-name="Tabella55.A1" office:value-type="string">
                  <text:p text:style-name="Text_20_body"/>
                </table:table-cell>
              </table:table-row>
            </table:table>
            <text:list xml:id="list173044911080857" text:continue-numbering="true" text:style-name="WWNum10">
              <text:list-item>
                <text:p text:style-name="P75">L’utente preme sul pulsante “Accedi”</text:p>
              </text:list-item>
            </text:list>
          </table:table-cell>
        </table:table-row>
        <table:table-row table:style-name="Tabella56.1">
          <table:table-cell table:style-name="Tabella56.A1" office:value-type="string">
            <text:p text:style-name="Text_20_body">Oracolo:</text:p>
          </table:table-cell>
        </table:table-row>
        <table:table-row table:style-name="Tabella56.1">
          <table:table-cell table:style-name="Tabella56.A7" office:value-type="string">
            <text:p text:style-name="Text_20_body"><text:span text:style-name="T3">L’accesso non è avvenuto perché i campi obbligatori </text:span><text:span text:style-name="T4">sono vuoti.</text:span></text:p>
          </table:table-cell>
        </table:table-row>
      </table:table>
      <text:p text:style-name="P1"/>
      <text:p text:style-name="P1"/>
      <text:p text:style-name="P1"/>
      <text:p text:style-name="P1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Text_20_body"><text:span text:style-name="T12">Test Case ID: </text:span><text:span text:style-name="T3">TC </text:span><text:span text:style-name="T4">1</text:span><text:span text:style-name="T3">.</text:span><text:span text:style-name="T4">2</text:span></text:p>
          </table:table-cell>
        </table:table-row>
        <table:table-row table:style-name="Tabella1.1">
          <table:table-cell table:style-name="Tabella1.A1" office:value-type="string">
            <text:p text:style-name="Text_20_body">Precondizioni: </text:p>
          </table:table-cell>
        </table:table-row>
        <table:table-row table:style-name="Tabella1.1">
          <table:table-cell table:style-name="Tabella1.A3" office:value-type="string">
            <text:p text:style-name="Text_20_body">L’utente si trova sulla pagina di login</text:p>
          </table:table-cell>
        </table:table-row>
        <table:table-row table:style-name="Tabella1.1">
          <table:table-cell table:style-name="Tabella1.A1" office:value-type="string">
            <text:p text:style-name="Text_20_body">Flusso di Eventi:</text:p>
          </table:table-cell>
        </table:table-row>
        <table:table-row table:style-name="Tabella1.1">
          <table:table-cell table:style-name="Tabella1.A5" office:value-type="string">
            <text:list xml:id="list173046664084094" text:continue-numbering="true" text:style-name="WWNum10">
              <text:list-item>
                <text:p text:style-name="P75">L’utente inserisce i seguenti dati:</text:p>
              </text:list-item>
            </text:list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Text_20_body">ID</text:p>
                </table:table-cell>
                <table:table-cell table:style-name="Tabella2.A1" office:value-type="string">
                  <text:p text:style-name="Text_20_body">aas</text:p>
                </table:table-cell>
              </table:table-row>
              <table:table-row table:style-name="Tabella2.1">
                <table:table-cell table:style-name="Tabella2.A1" office:value-type="string">
                  <text:p text:style-name="Text_20_body">Password</text:p>
                </table:table-cell>
                <table:table-cell table:style-name="Tabella2.A1" office:value-type="string">
                  <text:p text:style-name="Text_20_body"/>
                </table:table-cell>
              </table:table-row>
            </table:table>
            <text:list xml:id="list173045343541096" text:continue-numbering="true" text:style-name="WWNum10">
              <text:list-item>
                <text:p text:style-name="P75">L’utente preme sul pulsante “Accedi”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Text_20_body">Oracolo:</text:p>
          </table:table-cell>
        </table:table-row>
        <table:table-row table:style-name="Tabella1.1">
          <table:table-cell table:style-name="Tabella1.A7" office:value-type="string">
            <text:p text:style-name="Text_20_body"><text:span text:style-name="T3">L’accesso non è avvenuto perché </text:span><text:span text:style-name="T5">il campo ID non rispetta il formato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Text_20_body"><text:span text:style-name="T12">Test Case ID: </text:span><text:span text:style-name="T3">TC </text:span><text:span text:style-name="T4">1</text:span><text:span text:style-name="T3">.</text:span><text:span text:style-name="T5">3</text:span></text:p>
          </table:table-cell>
        </table:table-row>
        <table:table-row table:style-name="Tabella3.1">
          <table:table-cell table:style-name="Tabella3.A1" office:value-type="string">
            <text:p text:style-name="Text_20_body">Precondizioni: </text:p>
          </table:table-cell>
        </table:table-row>
        <table:table-row table:style-name="Tabella3.1">
          <table:table-cell table:style-name="Tabella3.A3" office:value-type="string">
            <text:p text:style-name="Text_20_body">L’utente si trova sulla pagina di login</text:p>
          </table:table-cell>
        </table:table-row>
        <table:table-row table:style-name="Tabella3.1">
          <table:table-cell table:style-name="Tabella3.A1" office:value-type="string">
            <text:p text:style-name="Text_20_body">Flusso di Eventi:</text:p>
          </table:table-cell>
        </table:table-row>
        <table:table-row table:style-name="Tabella3.1">
          <table:table-cell table:style-name="Tabella3.A5" office:value-type="string">
            <text:list xml:id="list173045835265559" text:continue-numbering="true" text:style-name="WWNum10">
              <text:list-item>
                <text:p text:style-name="P75">L’utente inserisce i seguenti dati:</text:p>
              </text:list-item>
            </text:list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Text_20_body">ID</text:p>
                </table:table-cell>
                <table:table-cell table:style-name="Tabella4.A1" office:value-type="string">
                  <text:p text:style-name="Text_20_body">AAAAAaABCDfERV</text:p>
                </table:table-cell>
              </table:table-row>
              <table:table-row table:style-name="Tabella4.1">
                <table:table-cell table:style-name="Tabella4.A1" office:value-type="string">
                  <text:p text:style-name="Text_20_body">Password</text:p>
                </table:table-cell>
                <table:table-cell table:style-name="Tabella4.A1" office:value-type="string">
                  <text:p text:style-name="P22">fdsfs</text:p>
                </table:table-cell>
              </table:table-row>
            </table:table>
            <text:list xml:id="list173046141419624" text:continue-numbering="true" text:style-name="WWNum10">
              <text:list-item>
                <text:p text:style-name="P75">L’utente preme sul pulsante “Accedi”</text:p>
              </text:list-item>
            </text:list>
          </table:table-cell>
        </table:table-row>
        <table:table-row table:style-name="Tabella3.1">
          <table:table-cell table:style-name="Tabella3.A1" office:value-type="string">
            <text:p text:style-name="Text_20_body">Oracolo:</text:p>
          </table:table-cell>
        </table:table-row>
        <table:table-row table:style-name="Tabella3.1">
          <table:table-cell table:style-name="Tabella3.A7" office:value-type="string">
            <text:p text:style-name="Text_20_body"><text:span text:style-name="T3">L’accesso non è avvenuto perché</text:span><text:span text:style-name="T5"> </text:span><text:span text:style-name="T6">la password non rispetta il formato.</text:span>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Text_20_body"><text:span text:style-name="T12">Test Case ID: </text:span><text:span text:style-name="T3">TC </text:span><text:span text:style-name="T4">1</text:span><text:span text:style-name="T3">.</text:span><text:span text:style-name="T6">4</text:span></text:p>
          </table:table-cell>
        </table:table-row>
        <table:table-row table:style-name="Tabella8.1">
          <table:table-cell table:style-name="Tabella8.A1" office:value-type="string">
            <text:p text:style-name="Text_20_body">Precondizioni: </text:p>
          </table:table-cell>
        </table:table-row>
        <table:table-row table:style-name="Tabella8.1">
          <table:table-cell table:style-name="Tabella8.A3" office:value-type="string">
            <text:p text:style-name="Text_20_body">L’utente si trova sulla pagina di login</text:p>
          </table:table-cell>
        </table:table-row>
        <table:table-row table:style-name="Tabella8.1">
          <table:table-cell table:style-name="Tabella8.A1" office:value-type="string">
            <text:p text:style-name="Text_20_body">Flusso di Eventi:</text:p>
          </table:table-cell>
        </table:table-row>
        <table:table-row table:style-name="Tabella8.1">
          <table:table-cell table:style-name="Tabella8.A5" office:value-type="string">
            <text:list xml:id="list173044957103698" text:continue-numbering="true" text:style-name="WWNum10">
              <text:list-item>
                <text:p text:style-name="P75">L’utente inserisce i seguenti dati:</text:p>
              </text:list-item>
            </text:list>
            <table:table table:name="Tabella9" table:style-name="Tabella9">
              <table:table-column table:style-name="Tabella9.A"/>
              <table:table-column table:style-name="Tabella9.B"/>
              <table:table-row table:style-name="Tabella9.1">
                <table:table-cell table:style-name="Tabella9.A1" office:value-type="string">
                  <text:p text:style-name="Text_20_body">ID</text:p>
                </table:table-cell>
                <table:table-cell table:style-name="Tabella9.A1" office:value-type="string">
                  <text:p text:style-name="Text_20_body">AAAAAaABCDfE<text:span text:style-name="T15">VG</text:span></text:p>
                </table:table-cell>
              </table:table-row>
              <table:table-row table:style-name="Tabella9.1">
                <table:table-cell table:style-name="Tabella9.A1" office:value-type="string">
                  <text:p text:style-name="Text_20_body">Password</text:p>
                </table:table-cell>
                <table:table-cell table:style-name="Tabella9.A1" office:value-type="string">
                  <text:p text:style-name="P22">SalveATuttiRagazzi32</text:p>
                </table:table-cell>
              </table:table-row>
            </table:table>
            <text:list xml:id="list173045253318419" text:continue-numbering="true" text:style-name="WWNum10">
              <text:list-item>
                <text:p text:style-name="P75">L’utente preme sul pulsante “Accedi”</text:p>
              </text:list-item>
            </text:list>
          </table:table-cell>
        </table:table-row>
        <table:table-row table:style-name="Tabella8.1">
          <table:table-cell table:style-name="Tabella8.A1" office:value-type="string">
            <text:p text:style-name="Text_20_body">Oracolo:</text:p>
          </table:table-cell>
        </table:table-row>
        <table:table-row table:style-name="Tabella8.1">
          <table:table-cell table:style-name="Tabella8.A7" office:value-type="string">
            <text:p text:style-name="Text_20_body"><text:span text:style-name="T3">L’accesso non è avvenuto perché</text:span><text:span text:style-name="T5"> </text:span><text:span text:style-name="T6">l’ID non è presente nel DB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able:table table:name="Tabella10" table:style-name="Tabella10">
        <table:table-column table:style-name="Tabella10.A"/>
        <table:table-row table:style-name="Tabella10.1">
          <table:table-cell table:style-name="Tabella10.A1" office:value-type="string">
            <text:p text:style-name="P23"><text:span text:style-name="T12">Test Case ID: </text:span><text:span text:style-name="T3">TC </text:span><text:span text:style-name="T4">1</text:span><text:span text:style-name="T3">.</text:span><text:span text:style-name="T6">5</text:span></text:p>
          </table:table-cell>
        </table:table-row>
        <table:table-row table:style-name="Tabella10.1">
          <table:table-cell table:style-name="Tabella10.A1" office:value-type="string">
            <text:p text:style-name="P23">Precondizioni: </text:p>
          </table:table-cell>
        </table:table-row>
        <table:table-row table:style-name="Tabella10.1">
          <table:table-cell table:style-name="Tabella10.A3" office:value-type="string">
            <text:p text:style-name="P23">L’utente si trova sulla pagina di login</text:p>
          </table:table-cell>
        </table:table-row>
        <table:table-row table:style-name="Tabella10.1">
          <table:table-cell table:style-name="Tabella10.A1" office:value-type="string">
            <text:p text:style-name="P23">Flusso di Eventi:</text:p>
          </table:table-cell>
        </table:table-row>
        <table:table-row table:style-name="Tabella10.1">
          <table:table-cell table:style-name="Tabella10.A5" office:value-type="string">
            <text:list xml:id="list173046533285568" text:continue-numbering="true" text:style-name="WWNum10">
              <text:list-item>
                <text:p text:style-name="P76">L’utente inserisce i seguenti dati:</text:p>
              </text:list-item>
            </text:list>
            <table:table table:name="Tabella11" table:style-name="Tabella11">
              <table:table-column table:style-name="Tabella11.A"/>
              <table:table-column table:style-name="Tabella11.B"/>
              <table:table-row table:style-name="Tabella11.1">
                <table:table-cell table:style-name="Tabella11.A1" office:value-type="string">
                  <text:p text:style-name="P23">ID</text:p>
                </table:table-cell>
                <table:table-cell table:style-name="Tabella11.A1" office:value-type="string">
                  <text:p text:style-name="P23">AAAAAaABCDfERV</text:p>
                </table:table-cell>
              </table:table-row>
              <table:table-row table:style-name="Tabella11.1">
                <table:table-cell table:style-name="Tabella11.A1" office:value-type="string">
                  <text:p text:style-name="P23">Password</text:p>
                </table:table-cell>
                <table:table-cell table:style-name="Tabella11.A1" office:value-type="string">
                  <text:p text:style-name="P22">SalveATuttiRagazzi31</text:p>
                </table:table-cell>
              </table:table-row>
            </table:table>
            <text:list xml:id="list173045514932907" text:continue-numbering="true" text:style-name="WWNum10">
              <text:list-item>
                <text:p text:style-name="P76">L’utente preme sul pulsante “Accedi”</text:p>
              </text:list-item>
            </text:list>
          </table:table-cell>
        </table:table-row>
        <table:table-row table:style-name="Tabella10.1">
          <table:table-cell table:style-name="Tabella10.A1" office:value-type="string">
            <text:p text:style-name="P23">Oracolo:</text:p>
          </table:table-cell>
        </table:table-row>
        <table:table-row table:style-name="Tabella10.1">
          <table:table-cell table:style-name="Tabella10.A7" office:value-type="string">
            <text:p text:style-name="P23"><text:span text:style-name="T3">L’accesso non è avvenuto perché</text:span><text:span text:style-name="T5"> </text:span><text:span text:style-name="T6">la password non corrisponde quella associata all’ID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23"><text:span text:style-name="T12">Test Case ID: </text:span><text:span text:style-name="T3">TC </text:span><text:span text:style-name="T4">1</text:span><text:span text:style-name="T3">.</text:span><text:span text:style-name="T6">6</text:span></text:p>
          </table:table-cell>
        </table:table-row>
        <table:table-row table:style-name="Tabella12.1">
          <table:table-cell table:style-name="Tabella12.A1" office:value-type="string">
            <text:p text:style-name="P23">Precondizioni: </text:p>
          </table:table-cell>
        </table:table-row>
        <table:table-row table:style-name="Tabella12.1">
          <table:table-cell table:style-name="Tabella12.A3" office:value-type="string">
            <text:p text:style-name="P23">L’utente si trova sulla pagina di login</text:p>
          </table:table-cell>
        </table:table-row>
        <table:table-row table:style-name="Tabella12.1">
          <table:table-cell table:style-name="Tabella12.A1" office:value-type="string">
            <text:p text:style-name="P23">Flusso di Eventi:</text:p>
          </table:table-cell>
        </table:table-row>
        <table:table-row table:style-name="Tabella12.1">
          <table:table-cell table:style-name="Tabella12.A5" office:value-type="string">
            <text:list xml:id="list173045928216255" text:continue-numbering="true" text:style-name="WWNum10">
              <text:list-item>
                <text:p text:style-name="P76">L’utente inserisce i seguenti dati:</text:p>
              </text:list-item>
            </text:list>
            <table:table table:name="Tabella13" table:style-name="Tabella13">
              <table:table-column table:style-name="Tabella13.A"/>
              <table:table-column table:style-name="Tabella13.B"/>
              <table:table-row table:style-name="Tabella13.1">
                <table:table-cell table:style-name="Tabella13.A1" office:value-type="string">
                  <text:p text:style-name="P23">ID</text:p>
                </table:table-cell>
                <table:table-cell table:style-name="Tabella13.A1" office:value-type="string">
                  <text:p text:style-name="P23">AAAAAaABCDfERV</text:p>
                </table:table-cell>
              </table:table-row>
              <table:table-row table:style-name="Tabella13.1">
                <table:table-cell table:style-name="Tabella13.A1" office:value-type="string">
                  <text:p text:style-name="P23">Password</text:p>
                </table:table-cell>
                <table:table-cell table:style-name="Tabella13.A1" office:value-type="string">
                  <text:p text:style-name="P22">SalveATuttiRagazzi32</text:p>
                </table:table-cell>
              </table:table-row>
            </table:table>
            <text:list xml:id="list173046490968125" text:continue-numbering="true" text:style-name="WWNum10">
              <text:list-item>
                <text:p text:style-name="P76">L’utente preme sul pulsante “Accedi”</text:p>
              </text:list-item>
            </text:list>
          </table:table-cell>
        </table:table-row>
        <table:table-row table:style-name="Tabella12.1">
          <table:table-cell table:style-name="Tabella12.A1" office:value-type="string">
            <text:p text:style-name="P23">Oracolo:</text:p>
          </table:table-cell>
        </table:table-row>
        <table:table-row table:style-name="Tabella12.1">
          <table:table-cell table:style-name="Tabella12.A7" office:value-type="string">
            <text:p text:style-name="P23"><text:span text:style-name="T3">L’accesso</text:span><text:span text:style-name="T6"> è avvenuto con successo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P25" text:outline-level="2">2.1 Invio Messaggio</text:h>
      <text:h text:style-name="P27" text:outline-level="3">Scelta delle Categorie:</text:h>
      <text:h text:style-name="P28" text:outline-level="3"><text:span text:style-name="T29">Parametro: </text:span>Destinatario</text:h>
      <table:table table:name="Tabella14" table:style-name="Tabella14">
        <table:table-column table:style-name="Tabella14.A"/>
        <table:table-column table:style-name="Tabella14.B"/>
        <table:table-row table:style-name="TableLine1479572309280">
          <table:table-cell table:style-name="Tabella14.A1" office:value-type="string">
            <text:p text:style-name="P8">Parametro</text:p>
          </table:table-cell>
          <table:table-cell table:style-name="Tabella14.B1" office:value-type="string">
            <text:p text:style-name="P16">Destinatario</text:p>
          </table:table-cell>
        </table:table-row>
        <table:table-row table:style-name="TableLine1479336411280">
          <table:table-cell table:style-name="Tabella14.A2" office:value-type="string">
            <text:p text:style-name="P11">Formato</text:p>
          </table:table-cell>
          <table:table-cell table:style-name="Tabella14.B2" office:value-type="string">
            <text:p text:style-name="P16">Vedi ID</text:p>
          </table:table-cell>
        </table:table-row>
        <table:table-row table:style-name="TableLine1479336412368">
          <table:table-cell table:style-name="Tabella14.A2" office:value-type="string">
            <text:p text:style-name="P11">Categorie</text:p>
          </table:table-cell>
          <table:table-cell table:style-name="Tabella14.B2" office:value-type="string">
            <text:p text:style-name="P11">Formato, Esistenza</text:p>
          </table:table-cell>
        </table:table-row>
        <table:table-row table:style-name="TableLine1479336402032">
          <table:table-cell table:style-name="Tabella14.A2" office:value-type="string">
            <text:p text:style-name="P11">Formato [ID_FRM]</text:p>
          </table:table-cell>
          <table:table-cell table:style-name="Tabella14.B2" office:value-type="string">
            <text:list xml:id="list3983548013" text:style-name="L7">
              <text:list-item>
                <text:p text:style-name="P46">Non rispetta il formato [error]</text:p>
              </text:list-item>
              <text:list-item>
                <text:p text:style-name="P46">Rispetta il formato [ID_FRM_OK]</text:p>
              </text:list-item>
            </text:list>
          </table:table-cell>
        </table:table-row>
        <table:table-row table:style-name="TableLine1479336404208">
          <table:table-cell table:style-name="Tabella14.A2" office:value-type="string">
            <text:p text:style-name="P11">Esistente [EST]</text:p>
          </table:table-cell>
          <table:table-cell table:style-name="Tabella14.B2" office:value-type="string">
            <text:list xml:id="list2618608035" text:style-name="L8">
              <text:list-item>
                <text:p text:style-name="P51"><text:span text:style-name="T14">Non esiste nel database [if ID_FRM_OK and </text:span><text:span text:style-name="T28">O_</text:span><text:span text:style-name="T17">LNG</text:span><text:span text:style-name="T14">_OK </text:span><text:span text:style-name="T28">and C_LNG_OK</text:span><text:span text:style-name="T14">][error]</text:span></text:p>
              </text:list-item>
              <text:list-item>
                <text:p text:style-name="P51"><text:span text:style-name="T14">Esiste nel database <text:s/>[if ID_FRM_OK and </text:span><text:span text:style-name="T28">O_</text:span><text:span text:style-name="T17">LNG</text:span><text:span text:style-name="T14">_OK </text:span><text:span text:style-name="T28">and C_LNG</text:span><text:span text:style-name="T14">][EST_OK]</text:span></text:p>
              </text:list-item>
            </text:list>
            <text:list xml:id="list770720542" text:style-name="L9">
              <text:list-header>
                <text:p text:style-name="P47"/>
              </text:list-header>
            </text:list>
          </table:table-cell>
        </table:table-row>
      </table:table>
      <text:p text:style-name="P24"/>
      <text:h text:style-name="P28" text:outline-level="3"><text:span text:style-name="T29">Parametro: </text:span>Oggetto</text:h>
      <table:table table:name="Tabella15" table:style-name="Tabella15">
        <table:table-column table:style-name="Tabella15.A"/>
        <table:table-column table:style-name="Tabella15.B"/>
        <table:table-row table:style-name="TableLine1479336405296">
          <table:table-cell table:style-name="Tabella15.A1" office:value-type="string">
            <text:p text:style-name="P8">Parametro</text:p>
          </table:table-cell>
          <table:table-cell table:style-name="Tabella15.B1" office:value-type="string">
            <text:p text:style-name="P16">Oggetto</text:p>
          </table:table-cell>
        </table:table-row>
        <table:table-row table:style-name="TableLine1479336413456">
          <table:table-cell table:style-name="Tabella15.A2" office:value-type="string">
            <text:p text:style-name="P11">Formato</text:p>
          </table:table-cell>
          <table:table-cell table:style-name="Tabella15.B2" office:value-type="string">
            <text:p text:style-name="P15"/>
          </table:table-cell>
        </table:table-row>
        <table:table-row table:style-name="TableLine1479336407200">
          <table:table-cell table:style-name="Tabella15.A2" office:value-type="string">
            <text:p text:style-name="P11">Categorie</text:p>
          </table:table-cell>
          <table:table-cell table:style-name="Tabella15.B2" office:value-type="string">
            <text:p text:style-name="P17">Lunghezza</text:p>
          </table:table-cell>
        </table:table-row>
        <table:table-row table:style-name="Tabella15.4">
          <table:table-cell table:style-name="Tabella15.A2" office:value-type="string">
            <text:p text:style-name="P15"><text:span text:style-name="T17">Lunghezza </text:span><text:span text:style-name="T14">[</text:span><text:span text:style-name="T18">O_</text:span><text:span text:style-name="T17">LNG</text:span><text:span text:style-name="T14">]</text:span></text:p>
          </table:table-cell>
          <table:table-cell table:style-name="Tabella15.B2" office:value-type="string">
            <text:list xml:id="list916611161" text:style-name="L10">
              <text:list-item>
                <text:p text:style-name="P52">Vuoto [if ID_FRM_OK][error]</text:p>
              </text:list-item>
              <text:list-item>
                <text:p text:style-name="P52">1&lt;=[<text:span text:style-name="T18">O_</text:span>LNG]&lt;=30 <text:s text:c="2"/>[if ID_FRM_OK][<text:span text:style-name="T18">O_</text:span>LNG_OK]</text:p>
              </text:list-item>
              <text:list-item>
                <text:p text:style-name="P52">[<text:span text:style-name="T18">O_</text:span>LNG]&gt;30 <text:s/>[if ID_FRM_OK][error]</text:p>
              </text:list-item>
            </text:list>
          </table:table-cell>
        </table:table-row>
      </table:table>
      <text:p text:style-name="P5"/>
      <text:h text:style-name="P29" text:outline-level="3"><text:span text:style-name="T29">Parametro: </text:span>Corpo</text:h>
      <table:table table:name="Tabella17" table:style-name="Tabella17">
        <table:table-column table:style-name="Tabella17.A"/>
        <table:table-column table:style-name="Tabella17.B"/>
        <table:table-row table:style-name="TableLine1479336410464">
          <table:table-cell table:style-name="Tabella17.A1" office:value-type="string">
            <text:p text:style-name="P9">Parametro</text:p>
          </table:table-cell>
          <table:table-cell table:style-name="Tabella17.B1" office:value-type="string">
            <text:p text:style-name="P57">Corpo</text:p>
          </table:table-cell>
        </table:table-row>
        <table:table-row table:style-name="TableLine1479325612928">
          <table:table-cell table:style-name="Tabella17.A2" office:value-type="string">
            <text:p text:style-name="P12">Formato</text:p>
          </table:table-cell>
          <table:table-cell table:style-name="Tabella17.B2" office:value-type="string">
            <text:p text:style-name="P18"/>
          </table:table-cell>
        </table:table-row>
        <table:table-row table:style-name="TableLine1479577042480">
          <table:table-cell table:style-name="Tabella17.A2" office:value-type="string">
            <text:p text:style-name="P12">Categorie</text:p>
          </table:table-cell>
          <table:table-cell table:style-name="Tabella17.B2" office:value-type="string">
            <text:p text:style-name="P17">Lunghezza</text:p>
          </table:table-cell>
        </table:table-row>
        <table:table-row table:style-name="Tabella17.4">
          <table:table-cell table:style-name="Tabella17.A2" office:value-type="string">
            <text:p text:style-name="Text_20_body"><text:span text:style-name="T17">Lunghezza </text:span><text:span text:style-name="T14">[</text:span><text:span text:style-name="T18">C_</text:span><text:span text:style-name="T17">LNG</text:span><text:span text:style-name="T14">]</text:span></text:p>
          </table:table-cell>
          <table:table-cell table:style-name="Tabella17.B2" office:value-type="string">
            <text:list xml:id="list2438315926" text:style-name="L11">
              <text:list-item>
                <text:p text:style-name="P53"><text:span text:style-name="T20">[</text:span><text:span text:style-name="T21">C_</text:span><text:span text:style-name="T20">LNG]&lt;=</text:span><text:span text:style-name="T19">16,777,215 </text:span><text:span text:style-name="T21">[C_LNG_OK]</text:span></text:p>
              </text:list-item>
              <text:list-item>
                <text:p text:style-name="P53"><text:span text:style-name="T20">[</text:span><text:span text:style-name="T21">C_</text:span><text:span text:style-name="T20">LNG]&gt;</text:span><text:span text:style-name="T19">16,777,215 </text:span><text:span text:style-name="T21">[error]</text:span></text:p>
              </text:list-item>
            </text:list>
            <text:p text:style-name="Text_20_body"/>
          </table:table-cell>
        </table:table-row>
      </table:table>
      <text:p text:style-name="P6"/>
      <text:p text:style-name="P21"/>
      <text:p text:style-name="P21"/>
      <text:p text:style-name="P21"><text:soft-page-break/></text:p>
      <text:p text:style-name="P21"/>
      <text:p text:style-name="P21"/>
      <text:p text:style-name="P21">In base a questa scelta delle categorie, le possibili combinazioni sono:</text:p>
      <table:table table:name="Tabella16" table:style-name="Tabella16">
        <table:table-column table:style-name="Tabella16.A" table:number-columns-repeated="2"/>
        <table:table-column table:style-name="Tabella16.C"/>
        <table:table-column table:style-name="Tabella16.D"/>
        <table:table-column table:style-name="Tabella16.C"/>
        <table:table-row table:style-name="TableLine1479577043568">
          <table:table-cell table:style-name="Tabella16.A1" office:value-type="string">
            <text:p text:style-name="P11">ID_FRM</text:p>
          </table:table-cell>
          <table:table-cell table:style-name="Tabella16.A1" office:value-type="string">
            <text:p text:style-name="P17">O_LNG</text:p>
          </table:table-cell>
          <table:table-cell table:style-name="Tabella16.A1" office:value-type="string">
            <text:p text:style-name="P16"><text:span text:style-name="T18">C_</text:span>LNG</text:p>
          </table:table-cell>
          <table:table-cell table:style-name="Tabella16.A1" office:value-type="string">
            <text:p text:style-name="P17">EST</text:p>
          </table:table-cell>
          <table:table-cell table:style-name="Tabella16.E1" office:value-type="string">
            <text:p text:style-name="P14">Oracolo</text:p>
          </table:table-cell>
        </table:table-row>
        <table:table-row table:style-name="TableLine1479577042752">
          <table:table-cell table:style-name="Tabella16.A2" office:value-type="string">
            <text:p text:style-name="P54">1</text:p>
          </table:table-cell>
          <table:table-cell table:style-name="Tabella16.A2" office:value-type="string">
            <text:p text:style-name="P11">//</text:p>
          </table:table-cell>
          <table:table-cell table:style-name="Tabella16.A2" office:value-type="string">
            <text:p text:style-name="P16">//</text:p>
          </table:table-cell>
          <table:table-cell table:style-name="Tabella16.A2" office:value-type="string">
            <text:p text:style-name="P16">//</text:p>
          </table:table-cell>
          <table:table-cell table:style-name="Tabella16.E2" office:value-type="string">
            <text:p text:style-name="P14">error</text:p>
          </table:table-cell>
        </table:table-row>
        <table:table-row table:style-name="Tabella16.3"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54">1</text:p>
          </table:table-cell>
          <table:table-cell table:style-name="Tabella16.A2" office:value-type="string">
            <text:p text:style-name="P54">//</text:p>
          </table:table-cell>
          <table:table-cell table:style-name="Tabella16.A2" office:value-type="string">
            <text:p text:style-name="P14">//</text:p>
          </table:table-cell>
          <table:table-cell table:style-name="Tabella16.E2" office:value-type="string">
            <text:p text:style-name="P14">error</text:p>
          </table:table-cell>
        </table:table-row>
        <table:table-row table:style-name="Tabella16.3"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54">3</text:p>
          </table:table-cell>
          <table:table-cell table:style-name="Tabella16.A2" office:value-type="string">
            <text:p text:style-name="P54">//</text:p>
          </table:table-cell>
          <table:table-cell table:style-name="Tabella16.A2" office:value-type="string">
            <text:p text:style-name="P16">//</text:p>
          </table:table-cell>
          <table:table-cell table:style-name="Tabella16.E2" office:value-type="string">
            <text:p text:style-name="P14">error</text:p>
          </table:table-cell>
        </table:table-row>
        <table:table-row table:style-name="Tabella16.3"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14">//</text:p>
          </table:table-cell>
          <table:table-cell table:style-name="Tabella16.E2" office:value-type="string">
            <text:p text:style-name="P14">error</text:p>
          </table:table-cell>
        </table:table-row>
        <table:table-row table:style-name="Tabella16.3">
          <table:table-cell table:style-name="Tabella16.A2" office:value-type="string">
            <text:p text:style-name="P14">2</text:p>
          </table:table-cell>
          <table:table-cell table:style-name="Tabella16.A2" office:value-type="string">
            <text:p text:style-name="P14">2</text:p>
          </table:table-cell>
          <table:table-cell table:style-name="Tabella16.A2" office:value-type="string">
            <text:p text:style-name="P54">1</text:p>
          </table:table-cell>
          <table:table-cell table:style-name="Tabella16.A2" office:value-type="string">
            <text:p text:style-name="P54">1</text:p>
          </table:table-cell>
          <table:table-cell table:style-name="Tabella16.E2" office:value-type="string">
            <text:p text:style-name="P54">error</text:p>
          </table:table-cell>
        </table:table-row>
        <table:table-row table:style-name="Tabella16.3"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54">2</text:p>
          </table:table-cell>
          <table:table-cell table:style-name="Tabella16.A2" office:value-type="string">
            <text:p text:style-name="P54">1</text:p>
          </table:table-cell>
          <table:table-cell table:style-name="Tabella16.A2" office:value-type="string">
            <text:p text:style-name="P54">2</text:p>
          </table:table-cell>
          <table:table-cell table:style-name="Tabella16.E2" office:value-type="string">
            <text:p text:style-name="P54">ID_FRM_OK, C_LNG_OK, O_LNG_OK, EST_OK</text:p>
          </table:table-cell>
        </table:table-row>
      </table:table>
      <text:p text:style-name="P21"/>
      <text:p text:style-name="P21"/>
      <text:p text:style-name="P81">I test case generati sono quindi:</text:p>
      <text:p text:style-name="P81"/>
      <text:p text:style-name="P81"/>
      <table:table table:name="Tabella18" table:style-name="Tabella18">
        <table:table-column table:style-name="Tabella18.A"/>
        <table:table-row table:style-name="Tabella18.1">
          <table:table-cell table:style-name="Tabella18.A1" office:value-type="string">
            <text:p text:style-name="P85"><text:span text:style-name="T12">Test Case ID: </text:span><text:span text:style-name="T3">TC </text:span><text:span text:style-name="T7">2.1</text:span></text:p>
          </table:table-cell>
        </table:table-row>
        <table:table-row table:style-name="Tabella18.1">
          <table:table-cell table:style-name="Tabella18.A1" office:value-type="string">
            <text:p text:style-name="P85">Precondizioni: </text:p>
          </table:table-cell>
        </table:table-row>
        <table:table-row table:style-name="Tabella18.1">
          <table:table-cell table:style-name="Tabella18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18.1">
          <table:table-cell table:style-name="Tabella18.A1" office:value-type="string">
            <text:p text:style-name="P85">Flusso di Eventi:</text:p>
          </table:table-cell>
        </table:table-row>
        <table:table-row table:style-name="Tabella18.1">
          <table:table-cell table:style-name="Tabella18.A5" office:value-type="string">
            <text:list xml:id="list173045637109586" text:continue-list="list173046490968125" text:style-name="WWNum10">
              <text:list-item>
                <text:p text:style-name="P77">L’utente inserisce i seguenti dati:</text:p>
              </text:list-item>
            </text:list>
            <table:table table:name="Tabella19" table:style-name="Tabella19">
              <table:table-column table:style-name="Tabella19.A"/>
              <table:table-column table:style-name="Tabella19.B"/>
              <table:table-row table:style-name="Tabella19.1">
                <table:table-cell table:style-name="Tabella19.A1" office:value-type="string">
                  <text:p text:style-name="P81">Destinatario</text:p>
                </table:table-cell>
                <table:table-cell table:style-name="Tabella19.A1" office:value-type="string">
                  <text:p text:style-name="P85"/>
                </table:table-cell>
              </table:table-row>
              <table:table-row table:style-name="Tabella19.1">
                <table:table-cell table:style-name="Tabella19.A1" office:value-type="string">
                  <text:p text:style-name="P81">Oggetto</text:p>
                </table:table-cell>
                <table:table-cell table:style-name="Tabella19.A1" office:value-type="string">
                  <text:p text:style-name="P84"/>
                </table:table-cell>
              </table:table-row>
              <table:table-row table:style-name="Tabella19.1">
                <table:table-cell table:style-name="Tabella19.A3" office:value-type="string">
                  <text:p text:style-name="P81">Corpo</text:p>
                </table:table-cell>
                <table:table-cell table:style-name="Tabella19.A3" office:value-type="string">
                  <text:p text:style-name="P84"/>
                </table:table-cell>
              </table:table-row>
            </table:table>
            <text:list xml:id="list173045881820606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able:table-row table:style-name="Tabella18.1">
          <table:table-cell table:style-name="Tabella18.A1" office:value-type="string">
            <text:p text:style-name="P85">Oracolo:</text:p>
          </table:table-cell>
        </table:table-row>
        <table:table-row table:style-name="Tabella18.1">
          <table:table-cell table:style-name="Tabella18.A7" office:value-type="string">
            <text:p text:style-name="P85"><text:span text:style-name="T3">L’</text:span><text:span text:style-name="T7">invio del messaggio non è avvenuto in quanto i campi richiesti sono vuoti.</text:span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able:table table:name="Tabella20" table:style-name="Tabella20">
        <table:table-column table:style-name="Tabella20.A"/>
        <table:table-row table:style-name="Tabella20.1">
          <table:table-cell table:style-name="Tabella20.A1" office:value-type="string">
            <text:p text:style-name="P85"><text:span text:style-name="T12">Test Case ID: </text:span><text:span text:style-name="T3">TC </text:span><text:span text:style-name="T7">2.</text:span><text:span text:style-name="T8">2</text:span></text:p>
          </table:table-cell>
        </table:table-row>
        <table:table-row table:style-name="Tabella20.1">
          <table:table-cell table:style-name="Tabella20.A1" office:value-type="string">
            <text:p text:style-name="P85">Precondizioni: </text:p>
          </table:table-cell>
        </table:table-row>
        <table:table-row table:style-name="Tabella20.1">
          <table:table-cell table:style-name="Tabella20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20.1">
          <table:table-cell table:style-name="Tabella20.A1" office:value-type="string">
            <text:p text:style-name="P85">Flusso di Eventi:</text:p>
          </table:table-cell>
        </table:table-row>
        <table:table-row table:style-name="Tabella20.1">
          <table:table-cell table:style-name="Tabella20.A5" office:value-type="string">
            <text:list xml:id="list173046498842058" text:continue-numbering="true" text:style-name="WWNum10">
              <text:list-item>
                <text:p text:style-name="P77">L’utente inserisce i seguenti dati:</text:p>
              </text:list-item>
            </text:list>
            <table:table table:name="Tabella21" table:style-name="Tabella21">
              <table:table-column table:style-name="Tabella21.A"/>
              <table:table-column table:style-name="Tabella21.B"/>
              <table:table-row table:style-name="Tabella21.1">
                <table:table-cell table:style-name="Tabella21.A1" office:value-type="string">
                  <text:p text:style-name="P81">Destinatario</text:p>
                </table:table-cell>
                <table:table-cell table:style-name="Tabella21.A1" office:value-type="string">
                  <text:p text:style-name="P85">AAAAA</text:p>
                </table:table-cell>
              </table:table-row>
              <table:table-row table:style-name="Tabella21.1">
                <table:table-cell table:style-name="Tabella21.A1" office:value-type="string">
                  <text:p text:style-name="P81">Oggetto</text:p>
                </table:table-cell>
                <table:table-cell table:style-name="Tabella21.A1" office:value-type="string">
                  <text:p text:style-name="P84"/>
                </table:table-cell>
              </table:table-row>
              <table:table-row table:style-name="Tabella21.1">
                <table:table-cell table:style-name="Tabella21.A3" office:value-type="string">
                  <text:p text:style-name="P81">Corpo</text:p>
                </table:table-cell>
                <table:table-cell table:style-name="Tabella21.A3" office:value-type="string">
                  <text:p text:style-name="P84"/>
                </table:table-cell>
              </table:table-row>
            </table:table>
            <text:list xml:id="list173046517249849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able:table-row table:style-name="Tabella20.1">
          <table:table-cell table:style-name="Tabella20.A1" office:value-type="string">
            <text:p text:style-name="P85">Oracolo:</text:p>
          </table:table-cell>
        </table:table-row>
        <table:table-row table:style-name="Tabella20.1">
          <table:table-cell table:style-name="Tabella20.A7" office:value-type="string">
            <text:p text:style-name="P85"><text:span text:style-name="T3">L’</text:span><text:span text:style-name="T7">invio del messaggio non è avvenuto in quanto l’ID non rispetta il formato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able:table table:name="Tabella30" table:style-name="Tabella30">
        <table:table-column table:style-name="Tabella30.A"/>
        <table:table-row table:style-name="Tabella30.1">
          <table:table-cell table:style-name="Tabella30.A1" office:value-type="string">
            <text:p text:style-name="P85"><text:span text:style-name="T12">Test Case ID: </text:span><text:span text:style-name="T3">TC </text:span><text:span text:style-name="T7">2.</text:span><text:span text:style-name="T8">3</text:span></text:p>
          </table:table-cell>
        </table:table-row>
        <table:table-row table:style-name="Tabella30.1">
          <table:table-cell table:style-name="Tabella30.A1" office:value-type="string">
            <text:p text:style-name="P85">Precondizioni: </text:p>
          </table:table-cell>
        </table:table-row>
        <table:table-row table:style-name="Tabella30.1">
          <table:table-cell table:style-name="Tabella30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30.1">
          <table:table-cell table:style-name="Tabella30.A1" office:value-type="string">
            <text:p text:style-name="P85">Flusso di Eventi:</text:p>
          </table:table-cell>
        </table:table-row>
        <table:table-row table:style-name="Tabella30.1">
          <table:table-cell table:style-name="Tabella30.A5" office:value-type="string">
            <text:list xml:id="list173046437390031" text:continue-numbering="true" text:style-name="WWNum10">
              <text:list-item>
                <text:p text:style-name="P77">L’utente inserisce i seguenti dati:</text:p>
              </text:list-item>
            </text:list>
            <table:table table:name="Tabella31" table:style-name="Tabella31">
              <table:table-column table:style-name="Tabella31.A"/>
              <table:table-column table:style-name="Tabella31.B"/>
              <table:table-row table:style-name="Tabella31.1">
                <table:table-cell table:style-name="Tabella31.A1" office:value-type="string">
                  <text:p text:style-name="P81">Destinatario</text:p>
                </table:table-cell>
                <table:table-cell table:style-name="Tabella31.A1" office:value-type="string">
                  <text:p text:style-name="P85">AAAAAaABCDfERV</text:p>
                </table:table-cell>
              </table:table-row>
              <table:table-row table:style-name="Tabella31.1">
                <table:table-cell table:style-name="Tabella31.A1" office:value-type="string">
                  <text:p text:style-name="P81">Oggetto</text:p>
                </table:table-cell>
                <table:table-cell table:style-name="Tabella31.A1" office:value-type="string">
                  <text:p text:style-name="P84"/>
                </table:table-cell>
              </table:table-row>
              <table:table-row table:style-name="Tabella31.1">
                <table:table-cell table:style-name="Tabella31.A3" office:value-type="string">
                  <text:p text:style-name="P81">Corpo</text:p>
                </table:table-cell>
                <table:table-cell table:style-name="Tabella31.A3" office:value-type="string">
                  <text:p text:style-name="P84"/>
                </table:table-cell>
              </table:table-row>
            </table:table>
            <text:list xml:id="list173046908433254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able:table-row table:style-name="Tabella30.1">
          <table:table-cell table:style-name="Tabella30.A1" office:value-type="string">
            <text:p text:style-name="P85">Oracolo:</text:p>
          </table:table-cell>
        </table:table-row>
        <table:table-row table:style-name="Tabella30.1">
          <table:table-cell table:style-name="Tabella30.A7" office:value-type="string">
            <text:p text:style-name="P85"><text:span text:style-name="T3">L’</text:span><text:span text:style-name="T7">invio del messaggio non è avvenuto in quanto l’oggetto è vuoto</text:span></text:p>
          </table:table-cell>
        </table:table-row>
      </table:table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able:table table:name="Tabella22" table:style-name="Tabella22">
        <table:table-column table:style-name="Tabella22.A"/>
        <table:table-row table:style-name="Tabella22.1">
          <table:table-cell table:style-name="Tabella22.A1" office:value-type="string">
            <text:p text:style-name="P85"><text:span text:style-name="T12">Test Case ID: </text:span><text:span text:style-name="T3">TC </text:span><text:span text:style-name="T7">2.</text:span><text:span text:style-name="T8">4</text:span></text:p>
          </table:table-cell>
        </table:table-row>
        <table:table-row table:style-name="Tabella22.1">
          <table:table-cell table:style-name="Tabella22.A1" office:value-type="string">
            <text:p text:style-name="P85">Precondizioni: </text:p>
          </table:table-cell>
        </table:table-row>
        <table:table-row table:style-name="Tabella22.1">
          <table:table-cell table:style-name="Tabella22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22.1">
          <table:table-cell table:style-name="Tabella22.A1" office:value-type="string">
            <text:p text:style-name="P85">Flusso di Eventi:</text:p>
          </table:table-cell>
        </table:table-row>
        <table:table-row table:style-name="Tabella22.1">
          <table:table-cell table:style-name="Tabella22.A5" office:value-type="string">
            <text:list xml:id="list173045697487074" text:continue-numbering="true" text:style-name="WWNum10">
              <text:list-item>
                <text:p text:style-name="P77">L’utente inserisce i seguenti dati:</text:p>
              </text:list-item>
            </text:list>
            <table:table table:name="Tabella23" table:style-name="Tabella23">
              <table:table-column table:style-name="Tabella23.A"/>
              <table:table-column table:style-name="Tabella23.B"/>
              <table:table-row table:style-name="Tabella23.1">
                <table:table-cell table:style-name="Tabella23.A1" office:value-type="string">
                  <text:p text:style-name="P81">Destinatario</text:p>
                </table:table-cell>
                <table:table-cell table:style-name="Tabella23.A1" office:value-type="string">
                  <text:p text:style-name="P85">AAAAAaABCDfERV</text:p>
                </table:table-cell>
              </table:table-row>
              <table:table-row table:style-name="Tabella23.1">
                <table:table-cell table:style-name="Tabella23.A1" office:value-type="string">
                  <text:p text:style-name="P81">Oggetto</text:p>
                </table:table-cell>
                <table:table-cell table:style-name="Tabella23.A1" office:value-type="string">
                  <text:p text:style-name="P81">aaaaaaaaaaaaaaaaaaaaaaaaaaaaaaaaaaaaasda</text:p>
                </table:table-cell>
              </table:table-row>
              <table:table-row table:style-name="Tabella23.1">
                <table:table-cell table:style-name="Tabella23.A3" office:value-type="string">
                  <text:p text:style-name="P81">Corpo</text:p>
                </table:table-cell>
                <table:table-cell table:style-name="Tabella23.A3" office:value-type="string">
                  <text:p text:style-name="P84"/>
                </table:table-cell>
              </table:table-row>
            </table:table>
            <text:list xml:id="list173046047190649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able:table-row table:style-name="Tabella22.1">
          <table:table-cell table:style-name="Tabella22.A1" office:value-type="string">
            <text:p text:style-name="P85">Oracolo:</text:p>
          </table:table-cell>
        </table:table-row>
        <table:table-row table:style-name="Tabella22.1">
          <table:table-cell table:style-name="Tabella22.A7" office:value-type="string">
            <text:p text:style-name="P85"><text:span text:style-name="T3">L’</text:span><text:span text:style-name="T7">invio del messaggio non è avvenuto in quanto l’oggetto supera il limite massimo di caratteri consentiti.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able:table table:name="Tabella24" table:style-name="Tabella24">
        <table:table-column table:style-name="Tabella24.A"/>
        <table:table-row table:style-name="Tabella24.1">
          <table:table-cell table:style-name="Tabella24.A1" office:value-type="string">
            <text:p text:style-name="P85"><text:span text:style-name="T12">Test Case ID: </text:span><text:span text:style-name="T3">TC </text:span><text:span text:style-name="T7">2.</text:span><text:span text:style-name="T8">5</text:span></text:p>
          </table:table-cell>
        </table:table-row>
        <table:table-row table:style-name="Tabella24.1">
          <table:table-cell table:style-name="Tabella24.A1" office:value-type="string">
            <text:p text:style-name="P85">Precondizioni: </text:p>
          </table:table-cell>
        </table:table-row>
        <table:table-row table:style-name="Tabella24.1">
          <table:table-cell table:style-name="Tabella24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24.1">
          <table:table-cell table:style-name="Tabella24.A1" office:value-type="string">
            <text:p text:style-name="P85">Flusso di Eventi:</text:p>
          </table:table-cell>
        </table:table-row>
        <table:table-row table:style-name="Tabella24.1">
          <table:table-cell table:style-name="Tabella24.A5" office:value-type="string">
            <text:list xml:id="list173046682604981" text:continue-numbering="true" text:style-name="WWNum10">
              <text:list-item>
                <text:p text:style-name="P77">L’utente inserisce i seguenti dati:</text:p>
              </text:list-item>
            </text:list>
            <table:table table:name="Tabella25" table:style-name="Tabella25">
              <table:table-column table:style-name="Tabella25.A"/>
              <table:table-column table:style-name="Tabella25.B"/>
              <table:table-row table:style-name="Tabella25.1">
                <table:table-cell table:style-name="Tabella25.A1" office:value-type="string">
                  <text:p text:style-name="P81">Destinatario</text:p>
                </table:table-cell>
                <table:table-cell table:style-name="Tabella25.A1" office:value-type="string">
                  <text:p text:style-name="P85">AAAAAaABCDfERV</text:p>
                </table:table-cell>
              </table:table-row>
              <table:table-row table:style-name="Tabella25.1">
                <table:table-cell table:style-name="Tabella25.A1" office:value-type="string">
                  <text:p text:style-name="P81">Oggetto</text:p>
                </table:table-cell>
                <table:table-cell table:style-name="Tabella25.A1" office:value-type="string">
                  <text:p text:style-name="P81">Informazioni Testing</text:p>
                </table:table-cell>
              </table:table-row>
              <table:table-row table:style-name="Tabella25.1">
                <table:table-cell table:style-name="Tabella25.A3" office:value-type="string">
                  <text:p text:style-name="P81">Corpo</text:p>
                </table:table-cell>
                <table:table-cell table:style-name="Tabella25.A3" office:value-type="string">
                  <text:p text:style-name="P84">//<text:span text:style-name="T29">più di <text:s/></text:span><text:span text:style-name="T22">16,777,215 caratteri</text:span></text:p>
                </table:table-cell>
              </table:table-row>
            </table:table>
            <text:list xml:id="list173045699394028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able:table-row table:style-name="Tabella24.1">
          <table:table-cell table:style-name="Tabella24.A1" office:value-type="string">
            <text:p text:style-name="P85">Oracolo:</text:p>
          </table:table-cell>
        </table:table-row>
        <text:soft-page-break/>
        <table:table-row table:style-name="Tabella24.1">
          <table:table-cell table:style-name="Tabella24.A7" office:value-type="string">
            <text:p text:style-name="P85"><text:span text:style-name="T3">L’</text:span><text:span text:style-name="T7">invio del messaggio non è avvenuto in quanto il corpo supera il limite massimo di caratteri consentiti.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able:table table:name="Tabella26" table:style-name="Tabella26">
        <table:table-column table:style-name="Tabella26.A"/>
        <table:table-row table:style-name="Tabella26.1">
          <table:table-cell table:style-name="Tabella26.A1" office:value-type="string">
            <text:p text:style-name="P85"><text:span text:style-name="T12">Test Case ID: </text:span><text:span text:style-name="T3">TC </text:span><text:span text:style-name="T7">2.</text:span><text:span text:style-name="T8">6</text:span></text:p>
          </table:table-cell>
        </table:table-row>
        <table:table-row table:style-name="Tabella26.1">
          <table:table-cell table:style-name="Tabella26.A1" office:value-type="string">
            <text:p text:style-name="P85">Precondizioni: </text:p>
          </table:table-cell>
        </table:table-row>
        <table:table-row table:style-name="Tabella26.1">
          <table:table-cell table:style-name="Tabella26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26.1">
          <table:table-cell table:style-name="Tabella26.A1" office:value-type="string">
            <text:p text:style-name="P85">Flusso di Eventi:</text:p>
          </table:table-cell>
        </table:table-row>
        <table:table-row table:style-name="Tabella26.1">
          <table:table-cell table:style-name="Tabella26.A5" office:value-type="string">
            <text:list xml:id="list173046747201210" text:continue-numbering="true" text:style-name="WWNum10">
              <text:list-item>
                <text:p text:style-name="P77">L’utente inserisce i seguenti dati:</text:p>
              </text:list-item>
            </text:list>
            <table:table table:name="Tabella27" table:style-name="Tabella27">
              <table:table-column table:style-name="Tabella27.A"/>
              <table:table-column table:style-name="Tabella27.B"/>
              <table:table-row table:style-name="Tabella27.1">
                <table:table-cell table:style-name="Tabella27.A1" office:value-type="string">
                  <text:p text:style-name="P81">Destinatario</text:p>
                </table:table-cell>
                <table:table-cell table:style-name="Tabella27.A1" office:value-type="string">
                  <text:p text:style-name="P85">AAAAAaABCDfER<text:span text:style-name="T29">G</text:span></text:p>
                </table:table-cell>
              </table:table-row>
              <table:table-row table:style-name="Tabella27.1">
                <table:table-cell table:style-name="Tabella27.A1" office:value-type="string">
                  <text:p text:style-name="P81">Oggetto</text:p>
                </table:table-cell>
                <table:table-cell table:style-name="Tabella27.A1" office:value-type="string">
                  <text:p text:style-name="P81">Informazioni Testing</text:p>
                </table:table-cell>
              </table:table-row>
              <table:table-row table:style-name="Tabella27.1">
                <table:table-cell table:style-name="Tabella27.A3" office:value-type="string">
                  <text:p text:style-name="P81">Corpo</text:p>
                </table:table-cell>
                <table:table-cell table:style-name="Tabella27.A3" office:value-type="string">
                  <text:p text:style-name="P86"><text:span text:style-name="T24">Q</text:span><text:span text:style-name="T23">ual è la differenza tra testing black-box e white-box?</text:span></text:p>
                </table:table-cell>
              </table:table-row>
            </table:table>
            <text:list xml:id="list173046627787926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able:table-row table:style-name="Tabella26.1">
          <table:table-cell table:style-name="Tabella26.A1" office:value-type="string">
            <text:p text:style-name="P85">Oracolo:</text:p>
          </table:table-cell>
        </table:table-row>
        <table:table-row table:style-name="Tabella26.1">
          <table:table-cell table:style-name="Tabella26.A7" office:value-type="string">
            <text:p text:style-name="P85"><text:span text:style-name="T3">L’</text:span><text:span text:style-name="T7">invio del messaggio non è avvenuto in quanto l’id non è presente nel database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ella28" table:style-name="Tabella28">
        <table:table-column table:style-name="Tabella28.A"/>
        <table:table-row table:style-name="Tabella28.1">
          <table:table-cell table:style-name="Tabella28.A1" office:value-type="string">
            <text:p text:style-name="P85"><text:span text:style-name="T12">Test Case ID: </text:span><text:span text:style-name="T3">TC </text:span><text:span text:style-name="T7">2.</text:span><text:span text:style-name="T8">7</text:span></text:p>
          </table:table-cell>
        </table:table-row>
        <table:table-row table:style-name="Tabella28.1">
          <table:table-cell table:style-name="Tabella28.A1" office:value-type="string">
            <text:p text:style-name="P85">Precondizioni: </text:p>
          </table:table-cell>
        </table:table-row>
        <table:table-row table:style-name="Tabella28.1">
          <table:table-cell table:style-name="Tabella28.A3" office:value-type="string">
            <text:p text:style-name="P85">L’utente si trova <text:span text:style-name="T29">sulla pagina che consente di inviare un messaggio</text:span></text:p>
          </table:table-cell>
        </table:table-row>
        <table:table-row table:style-name="Tabella28.1">
          <table:table-cell table:style-name="Tabella28.A1" office:value-type="string">
            <text:p text:style-name="P85">Flusso di Eventi:</text:p>
          </table:table-cell>
        </table:table-row>
        <table:table-row table:style-name="Tabella28.1">
          <table:table-cell table:style-name="Tabella28.A5" office:value-type="string">
            <text:list xml:id="list173045398582175" text:continue-numbering="true" text:style-name="WWNum10">
              <text:list-item>
                <text:p text:style-name="P77">L’utente inserisce i seguenti dati:</text:p>
              </text:list-item>
            </text:list>
            <table:table table:name="Tabella29" table:style-name="Tabella29">
              <table:table-column table:style-name="Tabella29.A"/>
              <table:table-column table:style-name="Tabella29.B"/>
              <table:table-row table:style-name="Tabella29.1">
                <table:table-cell table:style-name="Tabella29.A1" office:value-type="string">
                  <text:p text:style-name="P81">Destinatario</text:p>
                </table:table-cell>
                <table:table-cell table:style-name="Tabella29.A1" office:value-type="string">
                  <text:p text:style-name="P85">AAAAAaABCDfER<text:span text:style-name="T29">V</text:span></text:p>
                </table:table-cell>
              </table:table-row>
              <table:table-row table:style-name="Tabella29.1">
                <table:table-cell table:style-name="Tabella29.A1" office:value-type="string">
                  <text:p text:style-name="P81">Oggetto</text:p>
                </table:table-cell>
                <table:table-cell table:style-name="Tabella29.A1" office:value-type="string">
                  <text:p text:style-name="P81">Informazioni Testing</text:p>
                </table:table-cell>
              </table:table-row>
              <table:table-row table:style-name="Tabella29.1">
                <table:table-cell table:style-name="Tabella29.A3" office:value-type="string">
                  <text:p text:style-name="P81">Corpo</text:p>
                </table:table-cell>
                <table:table-cell table:style-name="Tabella29.A3" office:value-type="string">
                  <text:p text:style-name="P87"><text:span text:style-name="T24">Q</text:span><text:span text:style-name="T23">ual è la differenza tra testing black-box e white-box?</text:span></text:p>
                </table:table-cell>
              </table:table-row>
            </table:table>
            <text:list xml:id="list173045419012940" text:continue-numbering="true" text:style-name="WWNum10">
              <text:list-item>
                <text:p text:style-name="P77">L’utente preme sul pulsante “<text:span text:style-name="T29">Invio Messaggio”</text:span></text:p>
              </text:list-item>
            </text:list>
          </table:table-cell>
        </table:table-row>
        <text:soft-page-break/>
        <table:table-row table:style-name="Tabella28.1">
          <table:table-cell table:style-name="Tabella28.A1" office:value-type="string">
            <text:p text:style-name="P85">Oracolo:</text:p>
          </table:table-cell>
        </table:table-row>
        <table:table-row table:style-name="Tabella28.1">
          <table:table-cell table:style-name="Tabella28.A7" office:value-type="string">
            <text:p text:style-name="P81"><text:span text:style-name="T7">L’</text:span><text:span text:style-name="T3">invio del messaggio è avvenuto con successo.</text:span></text:p>
          </table:table-cell>
        </table:table-row>
      </table:table>
      <text:p text:style-name="P31"/>
      <text:p text:style-name="P31"/>
      <text:p text:style-name="P31"/>
      <text:h text:style-name="P26" text:outline-level="2">3.<text:span text:style-name="T30">1</text:span> Salva Setup</text:h>
      <text:h text:style-name="P30" text:outline-level="3">Scelta delle Categorie:</text:h>
      <text:h text:style-name="P30" text:outline-level="3"><text:span text:style-name="T29">Parametro: </text:span><text:span text:style-name="T30">Carico Aerodinamico Anteriore</text:span></text:h>
      <table:table table:name="Tabella32" table:style-name="Tabella32">
        <table:table-column table:style-name="Tabella32.A"/>
        <table:table-column table:style-name="Tabella32.B"/>
        <table:table-row table:style-name="TableLine1477643204640">
          <table:table-cell table:style-name="Tabella32.A1" office:value-type="string">
            <text:p text:style-name="P55">Parametro</text:p>
          </table:table-cell>
          <table:table-cell table:style-name="Tabella32.B1" office:value-type="string">
            <text:p text:style-name="P57">Carico Aerodinamico Anteriore</text:p>
          </table:table-cell>
        </table:table-row>
        <table:table-row table:style-name="TableLine1477643205456">
          <table:table-cell table:style-name="Tabella32.A2" office:value-type="string">
            <text:p text:style-name="P48">Formato</text:p>
          </table:table-cell>
          <table:table-cell table:style-name="Tabella32.B2" office:value-type="string">
            <text:p text:style-name="P57">1&lt;=caa&lt;=10</text:p>
          </table:table-cell>
        </table:table-row>
        <table:table-row table:style-name="TableLine1477643226400">
          <table:table-cell table:style-name="Tabella32.A2" office:value-type="string">
            <text:p text:style-name="P48">Categorie</text:p>
          </table:table-cell>
          <table:table-cell table:style-name="Tabella32.B2" office:value-type="string">
            <text:p text:style-name="P57">Valore</text:p>
          </table:table-cell>
        </table:table-row>
        <table:table-row table:style-name="TableLine1477643218784">
          <table:table-cell table:style-name="Tabella32.A2" office:value-type="string">
            <text:p text:style-name="P57">Valore [VALUE]</text:p>
          </table:table-cell>
          <table:table-cell table:style-name="Tabella32.B2" office:value-type="string">
            <text:list xml:id="list1171436841" text:style-name="L18">
              <text:list-item>
                <text:p text:style-name="P61">Valore in-Range [CAA_OK]</text:p>
              </text:list-item>
              <text:list-item>
                <text:p text:style-name="P68"><text:span text:style-name="T32">Valore out of Range [</text:span><text:span text:style-name="T33">error</text:span><text:span text:style-name="T32">]</text:span></text:p>
              </text:list-item>
            </text:list>
          </table:table-cell>
        </table:table-row>
      </table:table>
      <text:p text:style-name="P88"/>
      <text:h text:style-name="P30" text:outline-level="3"><text:span text:style-name="T29">Parametro: </text:span><text:span text:style-name="T31">Carico Aerodinamico Posteriore</text:span></text:h>
      <table:table table:name="Tabella33" table:style-name="Tabella33">
        <table:table-column table:style-name="Tabella33.A"/>
        <table:table-column table:style-name="Tabella33.B"/>
        <table:table-row table:style-name="TableLine1477643228848">
          <table:table-cell table:style-name="Tabella33.A1" office:value-type="string">
            <text:p text:style-name="P55">Parametro</text:p>
          </table:table-cell>
          <table:table-cell table:style-name="Tabella33.B1" office:value-type="string">
            <text:p text:style-name="P57">Carico Aerodinamico Posteriore</text:p>
          </table:table-cell>
        </table:table-row>
        <table:table-row table:style-name="TableLine1477643220416">
          <table:table-cell table:style-name="Tabella33.A2" office:value-type="string">
            <text:p text:style-name="P48">Formato</text:p>
          </table:table-cell>
          <table:table-cell table:style-name="Tabella33.B2" office:value-type="string">
            <text:p text:style-name="P57">1&lt;=cap&lt;=10</text:p>
          </table:table-cell>
        </table:table-row>
        <table:table-row table:style-name="TableLine1477643225312">
          <table:table-cell table:style-name="Tabella33.A2" office:value-type="string">
            <text:p text:style-name="P48">Categorie</text:p>
          </table:table-cell>
          <table:table-cell table:style-name="Tabella33.B2" office:value-type="string">
            <text:p text:style-name="P57">Valore</text:p>
          </table:table-cell>
        </table:table-row>
        <table:table-row table:style-name="TableLine1477643225584">
          <table:table-cell table:style-name="Tabella33.A2" office:value-type="string">
            <text:p text:style-name="P57">Valore[VALUE]</text:p>
          </table:table-cell>
          <table:table-cell table:style-name="Tabella33.B2" office:value-type="string">
            <text:list xml:id="list2601512795" text:style-name="L14">
              <text:list-item>
                <text:p text:style-name="P62">Valore in-Range <text:span text:style-name="T33">[if CAA_OK]</text:span>[CAP_OK]</text:p>
              </text:list-item>
              <text:list-item>
                <text:p text:style-name="P60"><text:span text:style-name="T32">Valore out of Range </text:span><text:span text:style-name="T33">[error</text:span><text:span text:style-name="T32">]</text:span></text:p>
              </text:list-item>
            </text:list>
          </table:table-cell>
        </table:table-row>
      </table:table>
      <text:p text:style-name="P33"/>
      <text:p text:style-name="P33"/>
      <text:h text:style-name="P30" text:outline-level="3"><text:span text:style-name="T29">Parametro: </text:span><text:span text:style-name="T31">Campanatura Anteriore</text:span></text:h>
      <table:table table:name="Tabella34" table:style-name="Tabella34">
        <table:table-column table:style-name="Tabella34.A"/>
        <table:table-column table:style-name="Tabella34.B"/>
        <table:table-row table:style-name="TableLine1477643230752">
          <table:table-cell table:style-name="Tabella34.A1" office:value-type="string">
            <text:p text:style-name="P55">Parametro</text:p>
          </table:table-cell>
          <table:table-cell table:style-name="Tabella34.B1" office:value-type="string">
            <text:p text:style-name="P57">Campanatura Anteriore</text:p>
          </table:table-cell>
        </table:table-row>
        <table:table-row table:style-name="TableLine1477643231296">
          <table:table-cell table:style-name="Tabella34.A2" office:value-type="string">
            <text:p text:style-name="P48">Formato</text:p>
          </table:table-cell>
          <table:table-cell table:style-name="Tabella34.B2" office:value-type="string">
            <text:p text:style-name="P56">-<text:span text:style-name="T30">5&lt;=ca&lt;=5</text:span></text:p>
          </table:table-cell>
        </table:table-row>
        <table:table-row table:style-name="TableLine1477643222320">
          <table:table-cell table:style-name="Tabella34.A2" office:value-type="string">
            <text:p text:style-name="P48">Categorie</text:p>
          </table:table-cell>
          <table:table-cell table:style-name="Tabella34.B2" office:value-type="string">
            <text:p text:style-name="P57">Valore</text:p>
          </table:table-cell>
        </table:table-row>
        <table:table-row table:style-name="TableLine1477643223408">
          <table:table-cell table:style-name="Tabella34.A2" office:value-type="string">
            <text:p text:style-name="P57">Valore[VALUE]</text:p>
          </table:table-cell>
          <table:table-cell table:style-name="Tabella34.B2" office:value-type="string">
            <text:list xml:id="list3370555448" text:style-name="L19">
              <text:list-item>
                <text:p text:style-name="P63">Valore in-Range <text:span text:style-name="T33">[if CAP_OK]</text:span>[CAMPANT_OK]</text:p>
              </text:list-item>
              <text:list-item>
                <text:p text:style-name="P69"><text:span text:style-name="T32">Valore out of Range[</text:span><text:span text:style-name="T33">error</text:span><text:span text:style-name="T32">]</text:span></text:p>
              </text:list-item>
            </text:list>
          </table:table-cell>
        </table:table-row>
      </table:table>
      <text:p text:style-name="P33"/>
      <text:p text:style-name="P33"/>
      <text:h text:style-name="P30" text:outline-level="3"><text:span text:style-name="T29">Parametro: </text:span><text:span text:style-name="T31">Campanatura Posteriore</text:span></text:h>
      <table:table table:name="Tabella35" table:style-name="Tabella35">
        <table:table-column table:style-name="Tabella35.A"/>
        <table:table-column table:style-name="Tabella35.B"/>
        <table:table-row table:style-name="TableLine1477643219056">
          <table:table-cell table:style-name="Tabella35.A1" office:value-type="string">
            <text:p text:style-name="P55">Parametro</text:p>
          </table:table-cell>
          <table:table-cell table:style-name="Tabella35.B1" office:value-type="string">
            <text:p text:style-name="P57">Campanatura Posteriore</text:p>
          </table:table-cell>
        </table:table-row>
        <table:table-row table:style-name="TableLine1477643220144">
          <table:table-cell table:style-name="Tabella35.A2" office:value-type="string">
            <text:p text:style-name="P48">Formato</text:p>
          </table:table-cell>
          <table:table-cell table:style-name="Tabella35.B2" office:value-type="string">
            <text:p text:style-name="P56">-<text:span text:style-name="T30">5&lt;=cp&lt;=5</text:span></text:p>
          </table:table-cell>
        </table:table-row>
        <table:table-row table:style-name="TableLine1477643222048">
          <table:table-cell table:style-name="Tabella35.A2" office:value-type="string">
            <text:p text:style-name="P48">Categorie</text:p>
          </table:table-cell>
          <table:table-cell table:style-name="Tabella35.B2" office:value-type="string">
            <text:p text:style-name="P57">Valore</text:p>
          </table:table-cell>
        </table:table-row>
        <table:table-row table:style-name="TableLine1477643222592">
          <table:table-cell table:style-name="Tabella35.A2" office:value-type="string">
            <text:p text:style-name="P57">Valore[VALUE]</text:p>
          </table:table-cell>
          <table:table-cell table:style-name="Tabella35.B2" office:value-type="string">
            <text:list xml:id="list2603982979" text:style-name="L20">
              <text:list-item>
                <text:p text:style-name="P64">Valore in-Range <text:span text:style-name="T33">[if CAMPANT_OK]</text:span><text:soft-page-break/>[CAMPPOST_OK]</text:p>
              </text:list-item>
              <text:list-item>
                <text:p text:style-name="P70"><text:span text:style-name="T32">Valore out of Range [</text:span><text:span text:style-name="T33">error</text:span><text:span text:style-name="T32">]</text:span></text:p>
              </text:list-item>
            </text:list>
          </table:table-cell>
        </table:table-row>
      </table:table>
      <text:p text:style-name="P33"/>
      <text:p text:style-name="P33"/>
      <text:p text:style-name="P33"/>
      <text:h text:style-name="P30" text:outline-level="3"><text:span text:style-name="T29">Parametro: </text:span><text:span text:style-name="T31">Convergenza Anteriore</text:span></text:h>
      <table:table table:name="Tabella36" table:style-name="Tabella36">
        <table:table-column table:style-name="Tabella36.A"/>
        <table:table-column table:style-name="Tabella36.B"/>
        <table:table-row table:style-name="TableLine1477643225040">
          <table:table-cell table:style-name="Tabella36.A1" office:value-type="string">
            <text:p text:style-name="P55">Parametro</text:p>
          </table:table-cell>
          <table:table-cell table:style-name="Tabella36.B1" office:value-type="string">
            <text:p text:style-name="P56"><text:span text:style-name="T30">Convergenza Posteriore</text:span></text:p>
          </table:table-cell>
        </table:table-row>
        <table:table-row table:style-name="TableLine1477643245168">
          <table:table-cell table:style-name="Tabella36.A2" office:value-type="string">
            <text:p text:style-name="P48">Formato</text:p>
          </table:table-cell>
          <table:table-cell table:style-name="Tabella36.B2" office:value-type="string">
            <text:p text:style-name="P56">-<text:span text:style-name="T30">1&lt;=convA&lt;=1</text:span></text:p>
          </table:table-cell>
        </table:table-row>
        <table:table-row table:style-name="TableLine1477643245712">
          <table:table-cell table:style-name="Tabella36.A2" office:value-type="string">
            <text:p text:style-name="P48">Categorie</text:p>
          </table:table-cell>
          <table:table-cell table:style-name="Tabella36.B2" office:value-type="string">
            <text:p text:style-name="P57">Valore</text:p>
          </table:table-cell>
        </table:table-row>
        <table:table-row table:style-name="TableLine1477643245984">
          <table:table-cell table:style-name="Tabella36.A2" office:value-type="string">
            <text:p text:style-name="P57">Valore[VALUE]</text:p>
          </table:table-cell>
          <table:table-cell table:style-name="Tabella36.B2" office:value-type="string">
            <text:list xml:id="list2943548031" text:style-name="L21">
              <text:list-item>
                <text:p text:style-name="P71"><text:span text:style-name="T32">Valore in-Range </text:span><text:span text:style-name="T33">[if CAMPPOST_OK]</text:span><text:span text:style-name="T32">[C</text:span><text:span text:style-name="T34">ONV</text:span><text:span text:style-name="T32">ANT_OK]</text:span></text:p>
              </text:list-item>
              <text:list-item>
                <text:p text:style-name="P71"><text:span text:style-name="T32">Valore out of Range [</text:span><text:span text:style-name="T33">error</text:span><text:span text:style-name="T32">]</text:span></text:p>
              </text:list-item>
            </text:list>
          </table:table-cell>
        </table:table-row>
      </table:table>
      <text:p text:style-name="P33"/>
      <text:h text:style-name="P30" text:outline-level="3"><text:span text:style-name="T29">Parametro: </text:span><text:span text:style-name="T31">Convergenza Posteriore</text:span></text:h>
      <table:table table:name="Tabella41" table:style-name="Tabella41">
        <table:table-column table:style-name="Tabella41.A"/>
        <table:table-column table:style-name="Tabella41.B"/>
        <table:table-row table:style-name="TableLine1477643336560">
          <table:table-cell table:style-name="Tabella41.A1" office:value-type="string">
            <text:p text:style-name="P55">Parametro</text:p>
          </table:table-cell>
          <table:table-cell table:style-name="Tabella41.B1" office:value-type="string">
            <text:p text:style-name="P56"><text:span text:style-name="T30">Convergenza Posteriore</text:span></text:p>
          </table:table-cell>
        </table:table-row>
        <table:table-row table:style-name="TableLine1477643335744">
          <table:table-cell table:style-name="Tabella41.A2" office:value-type="string">
            <text:p text:style-name="P48">Formato</text:p>
          </table:table-cell>
          <table:table-cell table:style-name="Tabella41.B2" office:value-type="string">
            <text:p text:style-name="P56">-<text:span text:style-name="T30">1&lt;=convP&lt;=1</text:span></text:p>
          </table:table-cell>
        </table:table-row>
        <table:table-row table:style-name="TableLine1477643328128">
          <table:table-cell table:style-name="Tabella41.A2" office:value-type="string">
            <text:p text:style-name="P48">Categorie</text:p>
          </table:table-cell>
          <table:table-cell table:style-name="Tabella41.B2" office:value-type="string">
            <text:p text:style-name="P57">Valore</text:p>
          </table:table-cell>
        </table:table-row>
        <table:table-row table:style-name="TableLine1477643321600">
          <table:table-cell table:style-name="Tabella41.A2" office:value-type="string">
            <text:p text:style-name="P57">Valore[VALUE]</text:p>
          </table:table-cell>
          <table:table-cell table:style-name="Tabella41.B2" office:value-type="string">
            <text:list xml:id="list685065927" text:style-name="L22">
              <text:list-item>
                <text:p text:style-name="P72"><text:span text:style-name="T32">Valore in-Range </text:span><text:span text:style-name="T33">[if C</text:span><text:span text:style-name="T34">ONV</text:span><text:span text:style-name="T33">ANT_OK]</text:span><text:span text:style-name="T32">[CONVPOST_OK]</text:span></text:p>
              </text:list-item>
              <text:list-item>
                <text:p text:style-name="P72"><text:span text:style-name="T32">Valore out of Range [</text:span><text:span text:style-name="T33">error</text:span><text:span text:style-name="T32">]</text:span></text:p>
              </text:list-item>
            </text:list>
          </table:table-cell>
        </table:table-row>
      </table:table>
      <text:p text:style-name="P33"/>
      <text:h text:style-name="P30" text:outline-level="3"/>
      <text:h text:style-name="P30" text:outline-level="3"><text:span text:style-name="T29">Parametro: </text:span><text:span text:style-name="T31">Pressione dei Freni</text:span></text:h>
      <table:table table:name="Tabella37" table:style-name="Tabella37">
        <table:table-column table:style-name="Tabella37.A"/>
        <table:table-column table:style-name="Tabella37.B"/>
        <table:table-row table:style-name="TableLine1477643247888">
          <table:table-cell table:style-name="Tabella37.A1" office:value-type="string">
            <text:p text:style-name="P55">Parametro</text:p>
          </table:table-cell>
          <table:table-cell table:style-name="Tabella37.B1" office:value-type="string">
            <text:p text:style-name="P57">Carico Aerodinamico Posteriore</text:p>
          </table:table-cell>
        </table:table-row>
        <table:table-row table:style-name="TableLine1477643250608">
          <table:table-cell table:style-name="Tabella37.A2" office:value-type="string">
            <text:p text:style-name="P48">Formato</text:p>
          </table:table-cell>
          <table:table-cell table:style-name="Tabella37.B2" office:value-type="string">
            <text:p text:style-name="P57">0&lt;=PF&lt;=100</text:p>
          </table:table-cell>
        </table:table-row>
        <table:table-row table:style-name="TableLine1477643235648">
          <table:table-cell table:style-name="Tabella37.A2" office:value-type="string">
            <text:p text:style-name="P48">Categorie</text:p>
          </table:table-cell>
          <table:table-cell table:style-name="Tabella37.B2" office:value-type="string">
            <text:p text:style-name="P57">Valore</text:p>
          </table:table-cell>
        </table:table-row>
        <table:table-row table:style-name="TableLine1477643235920">
          <table:table-cell table:style-name="Tabella37.A2" office:value-type="string">
            <text:p text:style-name="P57">Valore[VALUE]</text:p>
          </table:table-cell>
          <table:table-cell table:style-name="Tabella37.B2" office:value-type="string">
            <text:list xml:id="list3233562944" text:style-name="L23">
              <text:list-item>
                <text:p text:style-name="P65">Valore in-Range <text:span text:style-name="T33">[if CONVPOST_OK]</text:span>[PRESSF_OK]</text:p>
              </text:list-item>
              <text:list-item>
                <text:p text:style-name="P65">Valore out of Range [<text:span text:style-name="T33">error</text:span>]</text:p>
              </text:list-item>
            </text:list>
          </table:table-cell>
        </table:table-row>
      </table:table>
      <text:p text:style-name="P33"/>
      <text:p text:style-name="P33"/>
      <text:h text:style-name="P30" text:outline-level="3"><text:span text:style-name="T29">Parametro: </text:span><text:span text:style-name="T31">Barra Antirollio Posteriore</text:span></text:h>
      <table:table table:name="Tabella38" table:style-name="Tabella38">
        <table:table-column table:style-name="Tabella38.A"/>
        <table:table-column table:style-name="Tabella38.B"/>
        <table:table-row table:style-name="TableLine1477643257680">
          <table:table-cell table:style-name="Tabella38.A1" office:value-type="string">
            <text:p text:style-name="P55">Parametro</text:p>
          </table:table-cell>
          <table:table-cell table:style-name="Tabella38.B1" office:value-type="string">
            <text:p text:style-name="P57">Carico Aerodinamico Posteriore</text:p>
          </table:table-cell>
        </table:table-row>
        <table:table-row table:style-name="TableLine1477643265296">
          <table:table-cell table:style-name="Tabella38.A2" office:value-type="string">
            <text:p text:style-name="P48">Formato</text:p>
          </table:table-cell>
          <table:table-cell table:style-name="Tabella38.B2" office:value-type="string">
            <text:p text:style-name="P57">1&lt;=BAP&lt;=10</text:p>
          </table:table-cell>
        </table:table-row>
        <table:table-row table:style-name="TableLine1477643263664">
          <table:table-cell table:style-name="Tabella38.A2" office:value-type="string">
            <text:p text:style-name="P48">Categorie</text:p>
          </table:table-cell>
          <table:table-cell table:style-name="Tabella38.B2" office:value-type="string">
            <text:p text:style-name="P57">Valore</text:p>
          </table:table-cell>
        </table:table-row>
        <table:table-row table:style-name="TableLine1477643267472">
          <table:table-cell table:style-name="Tabella38.A2" office:value-type="string">
            <text:p text:style-name="P57">Valore[VALUE]</text:p>
          </table:table-cell>
          <table:table-cell table:style-name="Tabella38.B2" office:value-type="string">
            <text:list xml:id="list3044014319" text:style-name="L24">
              <text:list-item>
                <text:p text:style-name="P66">Valore in-Range <text:span text:style-name="T33">[if PRESSF_OK]</text:span>[BAP_OK]</text:p>
              </text:list-item>
              <text:list-item>
                <text:p text:style-name="P66">Valore out of Range [<text:span text:style-name="T33">error</text:span>]</text:p>
              </text:list-item>
            </text:list>
          </table:table-cell>
        </table:table-row>
      </table:table>
      <text:p text:style-name="P33"/>
      <text:p text:style-name="P33"><text:soft-page-break/></text:p>
      <text:h text:style-name="P30" text:outline-level="3"/>
      <text:p text:style-name="P88"/>
      <text:h text:style-name="P30" text:outline-level="3"><text:span text:style-name="T29">Parametro: </text:span><text:span text:style-name="T31">Barra Antirollio Anteriore</text:span></text:h>
      <table:table table:name="Tabella39" table:style-name="Tabella39">
        <table:table-column table:style-name="Tabella39.A"/>
        <table:table-column table:style-name="Tabella39.B"/>
        <table:table-row table:style-name="TableLine1477643259584">
          <table:table-cell table:style-name="Tabella39.A1" office:value-type="string">
            <text:p text:style-name="P55">Parametro</text:p>
          </table:table-cell>
          <table:table-cell table:style-name="Tabella39.B1" office:value-type="string">
            <text:p text:style-name="P57">Carico Aerodinamico Posteriore</text:p>
          </table:table-cell>
        </table:table-row>
        <table:table-row table:style-name="TableLine1477643268016">
          <table:table-cell table:style-name="Tabella39.A2" office:value-type="string">
            <text:p text:style-name="P48">Formato</text:p>
          </table:table-cell>
          <table:table-cell table:style-name="Tabella39.B2" office:value-type="string">
            <text:p text:style-name="P57">1&lt;=BAA&lt;=10</text:p>
          </table:table-cell>
        </table:table-row>
        <table:table-row table:style-name="TableLine1477643263936">
          <table:table-cell table:style-name="Tabella39.A2" office:value-type="string">
            <text:p text:style-name="P48">Categorie</text:p>
          </table:table-cell>
          <table:table-cell table:style-name="Tabella39.B2" office:value-type="string">
            <text:p text:style-name="P57">Valore</text:p>
          </table:table-cell>
        </table:table-row>
        <table:table-row table:style-name="TableLine1477643256048">
          <table:table-cell table:style-name="Tabella39.A2" office:value-type="string">
            <text:p text:style-name="P57">Valore[VALUE]</text:p>
          </table:table-cell>
          <table:table-cell table:style-name="Tabella39.B2" office:value-type="string">
            <text:list xml:id="list2386289387" text:style-name="L25">
              <text:list-item>
                <text:p text:style-name="P67">Valore in-Range <text:span text:style-name="T33">[if BAP_OK]</text:span>[BAA_OK]</text:p>
              </text:list-item>
              <text:list-item>
                <text:p text:style-name="P73"><text:span text:style-name="T32">Valore out of Range [</text:span><text:span text:style-name="T33">error</text:span><text:span text:style-name="T32">]</text:span></text:p>
              </text:list-item>
            </text:list>
          </table:table-cell>
        </table:table-row>
      </table:table>
      <text:p text:style-name="P33"/>
      <text:p text:style-name="P35">Abbiamo considerato di utilizzare la tecnica BVA, o comunque di considerare i comportamenti agli estremi degli intervalli, ma va tenuto conto del fatto che questa funzionalità si limita semplicemente a salvare un Setup con certi parametri, che possono essere in-range oppure out of range, e non è una funzionalità che prende dei parametri ed effettua dei calcoli.</text:p>
      <text:p text:style-name="P35">Funzionalità che utilizzano in qualche modo i parametri inseriti effettuando computazioni necessitano di un’analisi più approfondita agli estremi dell’intervallo.</text:p>
      <text:p text:style-name="P34">Vanno inoltre considerate delle eventualità legate all’ambiente, in quanto ogni Setup è specificatamente legato alla presenza nel database di un Circuito a esso associato.</text:p>
      <text:p text:style-name="P34">Di conseguenza, se il circuito selezionato viene rimosso dal DB, si incappano in particolari problematiche. Indicheremo quindi come parametro dell’ambiente:</text:p>
      <text:h text:style-name="P30" text:outline-level="3"><text:span text:style-name="T29">Parametro </text:span><text:span text:style-name="T30">dell’ambiente</text:span><text:span text:style-name="T29">: </text:span><text:span text:style-name="T31">Circuito</text:span></text:h>
      <table:table table:name="Tabella40" table:style-name="Tabella40">
        <table:table-column table:style-name="Tabella40.A"/>
        <table:table-column table:style-name="Tabella40.B"/>
        <table:table-row table:style-name="TableLine1477643260672">
          <table:table-cell table:style-name="Tabella40.A1" office:value-type="string">
            <text:p text:style-name="P55">Parametro</text:p>
          </table:table-cell>
          <table:table-cell table:style-name="Tabella40.B1" office:value-type="string">
            <text:p text:style-name="P56"><text:span text:style-name="T30">Circuito</text:span></text:p>
          </table:table-cell>
        </table:table-row>
        <table:table-row table:style-name="TableLine1477643251152">
          <table:table-cell table:style-name="Tabella40.A2" office:value-type="string">
            <text:p text:style-name="P48">Formato</text:p>
          </table:table-cell>
          <table:table-cell table:style-name="Tabella40.B2" office:value-type="string">
            <text:p text:style-name="P56">//</text:p>
          </table:table-cell>
        </table:table-row>
        <table:table-row table:style-name="TableLine1477643256864">
          <table:table-cell table:style-name="Tabella40.A2" office:value-type="string">
            <text:p text:style-name="P48">Categorie</text:p>
          </table:table-cell>
          <table:table-cell table:style-name="Tabella40.B2" office:value-type="string">
            <text:p text:style-name="P57">Esistenza</text:p>
          </table:table-cell>
        </table:table-row>
        <table:table-row table:style-name="TableLine1477643269648">
          <table:table-cell table:style-name="Tabella40.A2" office:value-type="string">
            <text:p text:style-name="P56"><text:span text:style-name="T30">Valore[EST]</text:span></text:p>
          </table:table-cell>
          <table:table-cell table:style-name="Tabella40.B2" office:value-type="string">
            <text:list xml:id="list3417687953" text:style-name="L17">
              <text:list-item>
                <text:p text:style-name="P59">Esistente nel Database <text:span text:style-name="T33">[if BAA_OK] [EST_OK]</text:span></text:p>
              </text:list-item>
              <text:list-item>
                <text:p text:style-name="P58">Non esistente nel Database <text:span text:style-name="T33">[error]</text:span></text:p>
              </text:list-item>
            </text:list>
          </table:table-cell>
        </table:table-row>
      </table:table>
      <text:p text:style-name="P37"><text:span text:style-name="T34">Le combinazioni sono quindi: </text:span></text:p>
      <text:p text:style-name="P36"/>
      <table:table table:name="Tabella42" table:style-name="Tabella42">
        <table:table-column table:style-name="Tabella42.A" table:number-columns-repeated="10"/>
        <table:table-column table:style-name="Tabella42.K"/>
        <table:table-row table:style-name="TableLine1478000049008">
          <table:table-cell table:style-name="Tabella42.A1" office:value-type="string">
            <text:p text:style-name="P74">CAA</text:p>
          </table:table-cell>
          <table:table-cell table:style-name="Tabella42.A1" office:value-type="string">
            <text:p text:style-name="P74">CAP</text:p>
          </table:table-cell>
          <table:table-cell table:style-name="Tabella42.A1" office:value-type="string">
            <text:p text:style-name="P74">CAMPANT</text:p>
          </table:table-cell>
          <table:table-cell table:style-name="Tabella42.A1" office:value-type="string">
            <text:p text:style-name="P74">CAMPPOST</text:p>
          </table:table-cell>
          <table:table-cell table:style-name="Tabella42.A1" office:value-type="string">
            <text:p text:style-name="P74">CONVANT</text:p>
          </table:table-cell>
          <table:table-cell table:style-name="Tabella42.A1" office:value-type="string">
            <text:p text:style-name="P74">CONVPOST</text:p>
          </table:table-cell>
          <table:table-cell table:style-name="Tabella42.A1" office:value-type="string">
            <text:p text:style-name="P74">PRESSF</text:p>
          </table:table-cell>
          <table:table-cell table:style-name="Tabella42.A1" office:value-type="string">
            <text:p text:style-name="P74">BAP</text:p>
          </table:table-cell>
          <table:table-cell table:style-name="Tabella42.A1" office:value-type="string">
            <text:p text:style-name="P74">BAA</text:p>
          </table:table-cell>
          <table:table-cell table:style-name="Tabella42.A1" office:value-type="string">
            <text:p text:style-name="P74">Circuito</text:p>
          </table:table-cell>
          <table:table-cell table:style-name="Tabella42.A1" office:value-type="string">
            <text:p text:style-name="P74">Oracolo</text:p>
          </table:table-cell>
        </table:table-row>
        <table:table-row table:style-name="TableLine1478000049008"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Table_20_Contents">//</text:p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Table_20_Contents"/>
          </table:table-cell>
          <table:table-cell table:style-name="Tabella42.A1" office:value-type="string">
            <text:p text:style-name="P74">error</text:p>
          </table:table-cell>
        </table:table-row>
        <table:table-row table:style-name="TableLine1478000049008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2</text:p>
          </table:table-cell>
          <table:table-cell table:style-name="Tabella42.A1" office:value-type="string">
            <text:p text:style-name="P74">error</text:p>
          </table:table-cell>
        </table:table-row>
        <text:soft-page-break/>
        <table:table-row table:style-name="Tabella42.12"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1</text:p>
          </table:table-cell>
          <table:table-cell table:style-name="Tabella42.A1" office:value-type="string">
            <text:p text:style-name="P74">[CAA_OK][CAP_OK][CAMPANT_OK][CAMPPOST_OK][CONVANT_OK][CONVPOST_OK][PRESSF_OK][BAP_OK][BAA_OK][EST_OK]</text:p>
          </table:table-cell>
        </table:table-row>
      </table:table>
      <text:p text:style-name="P33"/>
      <text:p text:style-name="P33"/>
      <text:p text:style-name="P36">I test case generati sono:</text:p>
      <text:p text:style-name="P36"/>
      <text:p text:style-name="P36"/>
      <text:p text:style-name="P36"/>
      <text:p text:style-name="P36"/>
      <text:p text:style-name="P36"/>
      <table:table table:name="Tabella43" table:style-name="Tabella43">
        <table:table-column table:style-name="Tabella43.A"/>
        <table:table-row table:style-name="Tabella43.1">
          <table:table-cell table:style-name="Tabella43.A1" office:value-type="string">
            <text:p text:style-name="P89"><text:span text:style-name="T12">Test Case ID: </text:span><text:span text:style-name="T3">TC </text:span><text:span text:style-name="T9">3</text:span><text:span text:style-name="T7">.1</text:span></text:p>
          </table:table-cell>
        </table:table-row>
        <table:table-row table:style-name="Tabella43.1">
          <table:table-cell table:style-name="Tabella43.A1" office:value-type="string">
            <text:p text:style-name="P89">Precondizioni: </text:p>
          </table:table-cell>
        </table:table-row>
        <table:table-row table:style-name="Tabella43.1">
          <table:table-cell table:style-name="Tabella43.A3" office:value-type="string">
            <text:p text:style-name="P89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43.1">
          <table:table-cell table:style-name="Tabella43.A1" office:value-type="string">
            <text:p text:style-name="P89">Flusso di Eventi:</text:p>
          </table:table-cell>
        </table:table-row>
        <table:table-row table:style-name="Tabella43.1">
          <table:table-cell table:style-name="Tabella43.A5" office:value-type="string">
            <text:list xml:id="list173046594082510" text:continue-list="list173045419012940" text:style-name="WWNum10">
              <text:list-item>
                <text:p text:style-name="P78">L’utente inserisce i seguenti dati:</text:p>
              </text:list-item>
            </text:list>
            <table:table table:name="Tabella44" table:style-name="Tabella44">
              <table:table-column table:style-name="Tabella44.A"/>
              <table:table-column table:style-name="Tabella44.B"/>
              <table:table-row table:style-name="Tabella44.1">
                <table:table-cell table:style-name="Tabella44.A1" office:value-type="string">
                  <text:p text:style-name="P90">Carico Aerodinamico Anteriore</text:p>
                </table:table-cell>
                <table:table-cell table:style-name="Tabella44.A1" office:value-type="string">
                  <text:p text:style-name="P90">16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89"><text:span text:style-name="T34">Carico Aerodinamico Posteriore</text:span></text:p>
                </table:table-cell>
                <table:table-cell table:style-name="Tabella44.A2" office:value-type="string">
                  <text:p text:style-name="P90">5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90">Campanatura Anteriore</text:p>
                </table:table-cell>
                <table:table-cell table:style-name="Tabella44.A2" office:value-type="string">
                  <text:p text:style-name="P90">5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89"><text:span text:style-name="T34">Campanatura Posteriore</text:span></text:p>
                </table:table-cell>
                <table:table-cell table:style-name="Tabella44.A2" office:value-type="string">
                  <text:p text:style-name="P90">5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82"><text:span text:style-name="T34">Convergenza Anteriore</text:span></text:p>
                </table:table-cell>
                <table:table-cell table:style-name="Tabella44.A2" office:value-type="string">
                  <text:p text:style-name="P90">1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90">Convergenza Posteriore</text:p>
                </table:table-cell>
                <table:table-cell table:style-name="Tabella44.A2" office:value-type="string">
                  <text:p text:style-name="P90">1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90">Pressione dei Freni</text:p>
                </table:table-cell>
                <table:table-cell table:style-name="Tabella44.A2" office:value-type="string">
                  <text:p text:style-name="P90">43</text:p>
                </table:table-cell>
              </table:table-row>
              <table:table-row table:style-name="Tabella44.1">
                <table:table-cell table:style-name="Tabella44.A1" office:value-type="string">
                  <text:p text:style-name="P90">Barra Antirollio Posteriore</text:p>
                </table:table-cell>
                <table:table-cell table:style-name="Tabella44.A1" office:value-type="string">
                  <text:p text:style-name="P90">6</text:p>
                </table:table-cell>
              </table:table-row>
              <table:table-row table:style-name="Tabella44.1">
                <table:table-cell table:style-name="Tabella44.A2" office:value-type="string">
                  <text:p text:style-name="P90">Barra Antirollio <text:soft-page-break/>Anteriore</text:p>
                </table:table-cell>
                <table:table-cell table:style-name="Tabella44.A2" office:value-type="string">
                  <text:p text:style-name="P90">7</text:p>
                </table:table-cell>
              </table:table-row>
            </table:table>
            <text:list xml:id="list173045855625959" text:continue-numbering="true" text:style-name="WWNum10">
              <text:list-item>
                <text:p text:style-name="P78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43.1">
          <table:table-cell table:style-name="Tabella43.A6" office:value-type="string">
            <text:p text:style-name="P91">Oggetto dell’Ambiente: Circuito di SPA, ID=1, selezionato in precedenza</text:p>
          </table:table-cell>
        </table:table-row>
        <table:table-row table:style-name="Tabella43.1">
          <table:table-cell table:style-name="Tabella43.A1" office:value-type="string">
            <text:p text:style-name="P89">Oracolo:</text:p>
          </table:table-cell>
        </table:table-row>
        <table:table-row table:style-name="Tabella43.1">
          <table:table-cell table:style-name="Tabella43.A8" office:value-type="string">
            <text:p text:style-name="P90">Il setup non viene salvato in quanto il Carico Aerodinamico Anteriore è fuori dal range.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able:table table:name="Tabella45" table:style-name="Tabella45">
        <table:table-column table:style-name="Tabella45.A"/>
        <table:table-row table:style-name="Tabella45.1">
          <table:table-cell table:style-name="Tabella45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2</text:span></text:p>
          </table:table-cell>
        </table:table-row>
        <table:table-row table:style-name="Tabella45.1">
          <table:table-cell table:style-name="Tabella45.A1" office:value-type="string">
            <text:p text:style-name="P93">Precondizioni: </text:p>
          </table:table-cell>
        </table:table-row>
        <table:table-row table:style-name="Tabella45.1">
          <table:table-cell table:style-name="Tabella45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45.1">
          <table:table-cell table:style-name="Tabella45.A1" office:value-type="string">
            <text:p text:style-name="P93">Flusso di Eventi:</text:p>
          </table:table-cell>
        </table:table-row>
        <table:table-row table:style-name="Tabella45.1">
          <table:table-cell table:style-name="Tabella45.A5" office:value-type="string">
            <text:list xml:id="list173045725767042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46" table:style-name="Tabella46">
              <table:table-column table:style-name="Tabella46.A"/>
              <table:table-column table:style-name="Tabella46.B"/>
              <table:table-row table:style-name="Tabella46.1">
                <table:table-cell table:style-name="Tabella46.A1" office:value-type="string">
                  <text:p text:style-name="P91">Carico Aerodinamico Anteriore</text:p>
                </table:table-cell>
                <table:table-cell table:style-name="Tabella46.A1" office:value-type="string">
                  <text:p text:style-name="P94">8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93"><text:span text:style-name="T34">Carico Aerodinamico Posteriore</text:span></text:p>
                </table:table-cell>
                <table:table-cell table:style-name="Tabella46.A2" office:value-type="string">
                  <text:p text:style-name="P91"><text:span text:style-name="T35">1</text:span>5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91">Campanatura Anteriore</text:p>
                </table:table-cell>
                <table:table-cell table:style-name="Tabella46.A2" office:value-type="string">
                  <text:p text:style-name="P91">5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93"><text:span text:style-name="T34">Campanatura Posteriore</text:span></text:p>
                </table:table-cell>
                <table:table-cell table:style-name="Tabella46.A2" office:value-type="string">
                  <text:p text:style-name="P91">5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83"><text:span text:style-name="T34">Convergenza Anteriore</text:span></text:p>
                </table:table-cell>
                <table:table-cell table:style-name="Tabella46.A2" office:value-type="string">
                  <text:p text:style-name="P91">1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91">Convergenza Posteriore</text:p>
                </table:table-cell>
                <table:table-cell table:style-name="Tabella46.A2" office:value-type="string">
                  <text:p text:style-name="P91">1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91">Pressione dei Freni</text:p>
                </table:table-cell>
                <table:table-cell table:style-name="Tabella46.A2" office:value-type="string">
                  <text:p text:style-name="P91">43</text:p>
                </table:table-cell>
              </table:table-row>
              <table:table-row table:style-name="Tabella46.1">
                <table:table-cell table:style-name="Tabella46.A1" office:value-type="string">
                  <text:p text:style-name="P91">Barra Antirollio Posteriore</text:p>
                </table:table-cell>
                <table:table-cell table:style-name="Tabella46.A1" office:value-type="string">
                  <text:p text:style-name="P91">6</text:p>
                </table:table-cell>
              </table:table-row>
              <table:table-row table:style-name="Tabella46.1">
                <table:table-cell table:style-name="Tabella46.A2" office:value-type="string">
                  <text:p text:style-name="P91">Barra Antirollio Anteriore</text:p>
                </table:table-cell>
                <table:table-cell table:style-name="Tabella46.A2" office:value-type="string">
                  <text:p text:style-name="P91">7</text:p>
                </table:table-cell>
              </table:table-row>
            </table:table>
            <text:list xml:id="list173045929430518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ext:soft-page-break/>
        <table:table-row table:style-name="Tabella45.1">
          <table:table-cell table:style-name="Tabella45.A6" office:value-type="string">
            <text:p text:style-name="P91">Oggetto dell’Ambiente: Circuito di SPA, ID=1, selezionato in precedenza</text:p>
          </table:table-cell>
        </table:table-row>
        <table:table-row table:style-name="Tabella45.1">
          <table:table-cell table:style-name="Tabella45.A1" office:value-type="string">
            <text:p text:style-name="P93">Oracolo:</text:p>
          </table:table-cell>
        </table:table-row>
        <table:table-row table:style-name="Tabella45.1">
          <table:table-cell table:style-name="Tabella45.A8" office:value-type="string">
            <text:p text:style-name="P93"><text:span text:style-name="T34">Il setup non viene salvato in quanto il Carico Aerodinamico </text:span><text:span text:style-name="T35">Posteriore</text:span><text:span text:style-name="T34">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47" table:style-name="Tabella47">
        <table:table-column table:style-name="Tabella47.A"/>
        <table:table-row table:style-name="Tabella47.1">
          <table:table-cell table:style-name="Tabella47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3</text:span></text:p>
          </table:table-cell>
        </table:table-row>
        <table:table-row table:style-name="Tabella47.1">
          <table:table-cell table:style-name="Tabella47.A1" office:value-type="string">
            <text:p text:style-name="P93">Precondizioni: </text:p>
          </table:table-cell>
        </table:table-row>
        <table:table-row table:style-name="Tabella47.1">
          <table:table-cell table:style-name="Tabella47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47.1">
          <table:table-cell table:style-name="Tabella47.A1" office:value-type="string">
            <text:p text:style-name="P93">Flusso di Eventi:</text:p>
          </table:table-cell>
        </table:table-row>
        <table:table-row table:style-name="Tabella47.1">
          <table:table-cell table:style-name="Tabella47.A5" office:value-type="string">
            <text:list xml:id="list173045155724939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48" table:style-name="Tabella48">
              <table:table-column table:style-name="Tabella48.A"/>
              <table:table-column table:style-name="Tabella48.B"/>
              <table:table-row table:style-name="Tabella48.1">
                <table:table-cell table:style-name="Tabella48.A1" office:value-type="string">
                  <text:p text:style-name="P91">Carico Aerodinamico Anteriore</text:p>
                </table:table-cell>
                <table:table-cell table:style-name="Tabella48.A1" office:value-type="string">
                  <text:p text:style-name="P94">8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93"><text:span text:style-name="T34">Carico Aerodinamico Posteriore</text:span></text:p>
                </table:table-cell>
                <table:table-cell table:style-name="Tabella48.A2" office:value-type="string">
                  <text:p text:style-name="P94">6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91">Campanatura Anteriore</text:p>
                </table:table-cell>
                <table:table-cell table:style-name="Tabella48.A2" office:value-type="string">
                  <text:p text:style-name="P94">7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93"><text:span text:style-name="T34">Campanatura Posteriore</text:span></text:p>
                </table:table-cell>
                <table:table-cell table:style-name="Tabella48.A2" office:value-type="string">
                  <text:p text:style-name="P91">5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83"><text:span text:style-name="T34">Convergenza Anteriore</text:span></text:p>
                </table:table-cell>
                <table:table-cell table:style-name="Tabella48.A2" office:value-type="string">
                  <text:p text:style-name="P91">1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91">Convergenza Posteriore</text:p>
                </table:table-cell>
                <table:table-cell table:style-name="Tabella48.A2" office:value-type="string">
                  <text:p text:style-name="P91">1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91">Pressione dei Freni</text:p>
                </table:table-cell>
                <table:table-cell table:style-name="Tabella48.A2" office:value-type="string">
                  <text:p text:style-name="P91">43</text:p>
                </table:table-cell>
              </table:table-row>
              <table:table-row table:style-name="Tabella48.1">
                <table:table-cell table:style-name="Tabella48.A1" office:value-type="string">
                  <text:p text:style-name="P91">Barra Antirollio Posteriore</text:p>
                </table:table-cell>
                <table:table-cell table:style-name="Tabella48.A1" office:value-type="string">
                  <text:p text:style-name="P91">6</text:p>
                </table:table-cell>
              </table:table-row>
              <table:table-row table:style-name="Tabella48.1">
                <table:table-cell table:style-name="Tabella48.A2" office:value-type="string">
                  <text:p text:style-name="P91">Barra Antirollio <text:soft-page-break/>Anteriore</text:p>
                </table:table-cell>
                <table:table-cell table:style-name="Tabella48.A2" office:value-type="string">
                  <text:p text:style-name="P91">7</text:p>
                </table:table-cell>
              </table:table-row>
            </table:table>
            <text:list xml:id="list173045173489114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47.1">
          <table:table-cell table:style-name="Tabella47.A6" office:value-type="string">
            <text:p text:style-name="P92">Oggetto dell’Ambiente: Circuito di SPA, ID=1, selezionato in precedenza</text:p>
          </table:table-cell>
        </table:table-row>
        <table:table-row table:style-name="Tabella47.1">
          <table:table-cell table:style-name="Tabella47.A1" office:value-type="string">
            <text:p text:style-name="P93">Oracolo:</text:p>
          </table:table-cell>
        </table:table-row>
        <table:table-row table:style-name="Tabella47.1">
          <table:table-cell table:style-name="Tabella47.A8" office:value-type="string">
            <text:p text:style-name="P93"><text:span text:style-name="T34">Il setup non viene salvato in quanto </text:span><text:span text:style-name="T35">Campanatura Anteriore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49" table:style-name="Tabella49">
        <table:table-column table:style-name="Tabella49.A"/>
        <table:table-row table:style-name="Tabella49.1">
          <table:table-cell table:style-name="Tabella49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4</text:span></text:p>
          </table:table-cell>
        </table:table-row>
        <table:table-row table:style-name="Tabella49.1">
          <table:table-cell table:style-name="Tabella49.A1" office:value-type="string">
            <text:p text:style-name="P93">Precondizioni: </text:p>
          </table:table-cell>
        </table:table-row>
        <table:table-row table:style-name="Tabella49.1">
          <table:table-cell table:style-name="Tabella49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49.1">
          <table:table-cell table:style-name="Tabella49.A1" office:value-type="string">
            <text:p text:style-name="P93">Flusso di Eventi:</text:p>
          </table:table-cell>
        </table:table-row>
        <table:table-row table:style-name="Tabella49.1">
          <table:table-cell table:style-name="Tabella49.A5" office:value-type="string">
            <text:list xml:id="list173047041263561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50" table:style-name="Tabella50">
              <table:table-column table:style-name="Tabella50.A"/>
              <table:table-column table:style-name="Tabella50.B"/>
              <table:table-row table:style-name="Tabella50.1">
                <table:table-cell table:style-name="Tabella50.A1" office:value-type="string">
                  <text:p text:style-name="P91">Carico Aerodinamico Anteriore</text:p>
                </table:table-cell>
                <table:table-cell table:style-name="Tabella50.A1" office:value-type="string">
                  <text:p text:style-name="P94">8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93"><text:span text:style-name="T34">Carico Aerodinamico Posteriore</text:span></text:p>
                </table:table-cell>
                <table:table-cell table:style-name="Tabella50.A2" office:value-type="string">
                  <text:p text:style-name="P94">6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91">Campanatura Anteriore</text:p>
                </table:table-cell>
                <table:table-cell table:style-name="Tabella50.A2" office:value-type="string">
                  <text:p text:style-name="P94">5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93"><text:span text:style-name="T34">Campanatura Posteriore</text:span></text:p>
                </table:table-cell>
                <table:table-cell table:style-name="Tabella50.A2" office:value-type="string">
                  <text:p text:style-name="P94">7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83"><text:span text:style-name="T34">Convergenza Anteriore</text:span></text:p>
                </table:table-cell>
                <table:table-cell table:style-name="Tabella50.A2" office:value-type="string">
                  <text:p text:style-name="P91">1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91">Convergenza Posteriore</text:p>
                </table:table-cell>
                <table:table-cell table:style-name="Tabella50.A2" office:value-type="string">
                  <text:p text:style-name="P91">1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91"><text:soft-page-break/>Pressione dei Freni</text:p>
                </table:table-cell>
                <table:table-cell table:style-name="Tabella50.A2" office:value-type="string">
                  <text:p text:style-name="P91">43</text:p>
                </table:table-cell>
              </table:table-row>
              <table:table-row table:style-name="Tabella50.1">
                <table:table-cell table:style-name="Tabella50.A1" office:value-type="string">
                  <text:p text:style-name="P91">Barra Antirollio Posteriore</text:p>
                </table:table-cell>
                <table:table-cell table:style-name="Tabella50.A1" office:value-type="string">
                  <text:p text:style-name="P91">6</text:p>
                </table:table-cell>
              </table:table-row>
              <table:table-row table:style-name="Tabella50.1">
                <table:table-cell table:style-name="Tabella50.A2" office:value-type="string">
                  <text:p text:style-name="P91">Barra Antirollio Anteriore</text:p>
                </table:table-cell>
                <table:table-cell table:style-name="Tabella50.A2" office:value-type="string">
                  <text:p text:style-name="P91">7</text:p>
                </table:table-cell>
              </table:table-row>
            </table:table>
            <text:list xml:id="list173046638378589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49.1">
          <table:table-cell table:style-name="Tabella49.A6" office:value-type="string">
            <text:p text:style-name="P92">Oggetto dell’Ambiente: Circuito di SPA, ID=1, selezionato in precedenza</text:p>
          </table:table-cell>
        </table:table-row>
        <table:table-row table:style-name="Tabella49.1">
          <table:table-cell table:style-name="Tabella49.A1" office:value-type="string">
            <text:p text:style-name="P93">Oracolo:</text:p>
          </table:table-cell>
        </table:table-row>
        <table:table-row table:style-name="Tabella49.1">
          <table:table-cell table:style-name="Tabella49.A8" office:value-type="string">
            <text:p text:style-name="P93"><text:span text:style-name="T34">Il setup non viene salvato in quanto </text:span><text:span text:style-name="T35">Campanatura Posteriore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51" table:style-name="Tabella51">
        <table:table-column table:style-name="Tabella51.A"/>
        <table:table-row table:style-name="Tabella51.1">
          <table:table-cell table:style-name="Tabella51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5</text:span></text:p>
          </table:table-cell>
        </table:table-row>
        <table:table-row table:style-name="Tabella51.1">
          <table:table-cell table:style-name="Tabella51.A1" office:value-type="string">
            <text:p text:style-name="P93">Precondizioni: </text:p>
          </table:table-cell>
        </table:table-row>
        <table:table-row table:style-name="Tabella51.1">
          <table:table-cell table:style-name="Tabella51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51.1">
          <table:table-cell table:style-name="Tabella51.A1" office:value-type="string">
            <text:p text:style-name="P93">Flusso di Eventi:</text:p>
          </table:table-cell>
        </table:table-row>
        <table:table-row table:style-name="Tabella51.1">
          <table:table-cell table:style-name="Tabella51.A5" office:value-type="string">
            <text:list xml:id="list173046068339879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52" table:style-name="Tabella52">
              <table:table-column table:style-name="Tabella52.A"/>
              <table:table-column table:style-name="Tabella52.B"/>
              <table:table-row table:style-name="Tabella52.1">
                <table:table-cell table:style-name="Tabella52.A1" office:value-type="string">
                  <text:p text:style-name="P91">Carico Aerodinamico Anteriore</text:p>
                </table:table-cell>
                <table:table-cell table:style-name="Tabella52.A1" office:value-type="string">
                  <text:p text:style-name="P94">8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93"><text:span text:style-name="T34">Carico Aerodinamico Posteriore</text:span></text:p>
                </table:table-cell>
                <table:table-cell table:style-name="Tabella52.A2" office:value-type="string">
                  <text:p text:style-name="P94">6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91">Campanatura Anteriore</text:p>
                </table:table-cell>
                <table:table-cell table:style-name="Tabella52.A2" office:value-type="string">
                  <text:p text:style-name="P94">5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93"><text:span text:style-name="T34">Campanatura Posteriore</text:span></text:p>
                </table:table-cell>
                <table:table-cell table:style-name="Tabella52.A2" office:value-type="string">
                  <text:p text:style-name="P94">3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83"><text:span text:style-name="T34">Convergenza </text:span><text:soft-page-break/><text:span text:style-name="T34">Anteriore</text:span></text:p>
                </table:table-cell>
                <table:table-cell table:style-name="Tabella52.A2" office:value-type="string">
                  <text:p text:style-name="P94">7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91">Convergenza Posteriore</text:p>
                </table:table-cell>
                <table:table-cell table:style-name="Tabella52.A2" office:value-type="string">
                  <text:p text:style-name="P94">4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91">Pressione dei Freni</text:p>
                </table:table-cell>
                <table:table-cell table:style-name="Tabella52.A2" office:value-type="string">
                  <text:p text:style-name="P91">43</text:p>
                </table:table-cell>
              </table:table-row>
              <table:table-row table:style-name="Tabella52.1">
                <table:table-cell table:style-name="Tabella52.A1" office:value-type="string">
                  <text:p text:style-name="P91">Barra Antirollio Posteriore</text:p>
                </table:table-cell>
                <table:table-cell table:style-name="Tabella52.A1" office:value-type="string">
                  <text:p text:style-name="P91">6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91">Barra Antirollio Anteriore</text:p>
                </table:table-cell>
                <table:table-cell table:style-name="Tabella52.A2" office:value-type="string">
                  <text:p text:style-name="P91">7</text:p>
                </table:table-cell>
              </table:table-row>
            </table:table>
            <text:list xml:id="list173046708650001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51.1">
          <table:table-cell table:style-name="Tabella51.A6" office:value-type="string">
            <text:p text:style-name="P92">Oggetto dell’Ambiente: Circuito di SPA, ID=1, selezionato in precedenza</text:p>
          </table:table-cell>
        </table:table-row>
        <table:table-row table:style-name="Tabella51.1">
          <table:table-cell table:style-name="Tabella51.A1" office:value-type="string">
            <text:p text:style-name="P93">Oracolo:</text:p>
          </table:table-cell>
        </table:table-row>
        <table:table-row table:style-name="Tabella51.1">
          <table:table-cell table:style-name="Tabella51.A8" office:value-type="string">
            <text:p text:style-name="P93"><text:span text:style-name="T34">Il setup non viene salvato in quanto </text:span><text:span text:style-name="T35">Convergenza Anteriore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53" table:style-name="Tabella53">
        <table:table-column table:style-name="Tabella53.A"/>
        <table:table-row table:style-name="Tabella53.1">
          <table:table-cell table:style-name="Tabella53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6</text:span></text:p>
          </table:table-cell>
        </table:table-row>
        <table:table-row table:style-name="Tabella53.1">
          <table:table-cell table:style-name="Tabella53.A1" office:value-type="string">
            <text:p text:style-name="P93">Precondizioni: </text:p>
          </table:table-cell>
        </table:table-row>
        <table:table-row table:style-name="Tabella53.1">
          <table:table-cell table:style-name="Tabella53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53.1">
          <table:table-cell table:style-name="Tabella53.A1" office:value-type="string">
            <text:p text:style-name="P93">Flusso di Eventi:</text:p>
          </table:table-cell>
        </table:table-row>
        <table:table-row table:style-name="Tabella53.1">
          <table:table-cell table:style-name="Tabella53.A5" office:value-type="string">
            <text:list xml:id="list173045457134089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54" table:style-name="Tabella54">
              <table:table-column table:style-name="Tabella54.A"/>
              <table:table-column table:style-name="Tabella54.B"/>
              <table:table-row table:style-name="Tabella54.1">
                <table:table-cell table:style-name="Tabella54.A1" office:value-type="string">
                  <text:p text:style-name="P91">Carico Aerodinamico Anteriore</text:p>
                </table:table-cell>
                <table:table-cell table:style-name="Tabella54.A1" office:value-type="string">
                  <text:p text:style-name="P94">8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93"><text:span text:style-name="T34">Carico Aerodinamico Posteriore</text:span></text:p>
                </table:table-cell>
                <table:table-cell table:style-name="Tabella54.A2" office:value-type="string">
                  <text:p text:style-name="P94">6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91"><text:soft-page-break/>Campanatura Anteriore</text:p>
                </table:table-cell>
                <table:table-cell table:style-name="Tabella54.A2" office:value-type="string">
                  <text:p text:style-name="P94">5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93"><text:span text:style-name="T34">Campanatura Posteriore</text:span></text:p>
                </table:table-cell>
                <table:table-cell table:style-name="Tabella54.A2" office:value-type="string">
                  <text:p text:style-name="P94">3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83"><text:span text:style-name="T34">Convergenza Anteriore</text:span></text:p>
                </table:table-cell>
                <table:table-cell table:style-name="Tabella54.A2" office:value-type="string">
                  <text:p text:style-name="P94">4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91">Convergenza Posteriore</text:p>
                </table:table-cell>
                <table:table-cell table:style-name="Tabella54.A2" office:value-type="string">
                  <text:p text:style-name="P94">7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91">Pressione dei Freni</text:p>
                </table:table-cell>
                <table:table-cell table:style-name="Tabella54.A2" office:value-type="string">
                  <text:p text:style-name="P91">43</text:p>
                </table:table-cell>
              </table:table-row>
              <table:table-row table:style-name="Tabella54.1">
                <table:table-cell table:style-name="Tabella54.A1" office:value-type="string">
                  <text:p text:style-name="P91">Barra Antirollio Posteriore</text:p>
                </table:table-cell>
                <table:table-cell table:style-name="Tabella54.A1" office:value-type="string">
                  <text:p text:style-name="P91">6</text:p>
                </table:table-cell>
              </table:table-row>
              <table:table-row table:style-name="Tabella54.1">
                <table:table-cell table:style-name="Tabella54.A2" office:value-type="string">
                  <text:p text:style-name="P91">Barra Antirollio Anteriore</text:p>
                </table:table-cell>
                <table:table-cell table:style-name="Tabella54.A2" office:value-type="string">
                  <text:p text:style-name="P91">7</text:p>
                </table:table-cell>
              </table:table-row>
            </table:table>
            <text:list xml:id="list173046618483046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53.1">
          <table:table-cell table:style-name="Tabella53.A6" office:value-type="string">
            <text:p text:style-name="P92">Oggetto dell’Ambiente: Circuito di SPA, ID=1, selezionato in precedenza</text:p>
          </table:table-cell>
        </table:table-row>
        <table:table-row table:style-name="Tabella53.1">
          <table:table-cell table:style-name="Tabella53.A1" office:value-type="string">
            <text:p text:style-name="P93">Oracolo:</text:p>
          </table:table-cell>
        </table:table-row>
        <table:table-row table:style-name="Tabella53.1">
          <table:table-cell table:style-name="Tabella53.A8" office:value-type="string">
            <text:p text:style-name="P93"><text:span text:style-name="T34">Il setup non viene salvato in quanto </text:span><text:span text:style-name="T35">Convergenza Posteriore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57" table:style-name="Tabella57">
        <table:table-column table:style-name="Tabella57.A"/>
        <table:table-row table:style-name="Tabella57.1">
          <table:table-cell table:style-name="Tabella57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7</text:span></text:p>
          </table:table-cell>
        </table:table-row>
        <table:table-row table:style-name="Tabella57.1">
          <table:table-cell table:style-name="Tabella57.A1" office:value-type="string">
            <text:p text:style-name="P93">Precondizioni: </text:p>
          </table:table-cell>
        </table:table-row>
        <table:table-row table:style-name="Tabella57.1">
          <table:table-cell table:style-name="Tabella57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57.1">
          <table:table-cell table:style-name="Tabella57.A1" office:value-type="string">
            <text:p text:style-name="P93">Flusso di Eventi:</text:p>
          </table:table-cell>
        </table:table-row>
        <table:table-row table:style-name="Tabella57.1">
          <table:table-cell table:style-name="Tabella57.A5" office:value-type="string">
            <text:list xml:id="list173046175910691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58" table:style-name="Tabella58">
              <table:table-column table:style-name="Tabella58.A"/>
              <table:table-column table:style-name="Tabella58.B"/>
              <table:table-row table:style-name="Tabella58.1">
                <table:table-cell table:style-name="Tabella58.A1" office:value-type="string">
                  <text:p text:style-name="P91">Carico Aerodinamico <text:soft-page-break/>Anteriore</text:p>
                </table:table-cell>
                <table:table-cell table:style-name="Tabella58.A1" office:value-type="string">
                  <text:p text:style-name="P94">8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93"><text:span text:style-name="T34">Carico Aerodinamico Posteriore</text:span></text:p>
                </table:table-cell>
                <table:table-cell table:style-name="Tabella58.A2" office:value-type="string">
                  <text:p text:style-name="P94">6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91">Campanatura Anteriore</text:p>
                </table:table-cell>
                <table:table-cell table:style-name="Tabella58.A2" office:value-type="string">
                  <text:p text:style-name="P94">5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93"><text:span text:style-name="T34">Campanatura Posteriore</text:span></text:p>
                </table:table-cell>
                <table:table-cell table:style-name="Tabella58.A2" office:value-type="string">
                  <text:p text:style-name="P94">3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83"><text:span text:style-name="T34">Convergenza Anteriore</text:span></text:p>
                </table:table-cell>
                <table:table-cell table:style-name="Tabella58.A2" office:value-type="string">
                  <text:p text:style-name="P94">4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91">Convergenza Posteriore</text:p>
                </table:table-cell>
                <table:table-cell table:style-name="Tabella58.A2" office:value-type="string">
                  <text:p text:style-name="P94">4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91">Pressione dei Freni</text:p>
                </table:table-cell>
                <table:table-cell table:style-name="Tabella58.A2" office:value-type="string">
                  <text:p text:style-name="P94">167</text:p>
                </table:table-cell>
              </table:table-row>
              <table:table-row table:style-name="Tabella58.1">
                <table:table-cell table:style-name="Tabella58.A1" office:value-type="string">
                  <text:p text:style-name="P91">Barra Antirollio Posteriore</text:p>
                </table:table-cell>
                <table:table-cell table:style-name="Tabella58.A1" office:value-type="string">
                  <text:p text:style-name="P91">6</text:p>
                </table:table-cell>
              </table:table-row>
              <table:table-row table:style-name="Tabella58.1">
                <table:table-cell table:style-name="Tabella58.A2" office:value-type="string">
                  <text:p text:style-name="P91">Barra Antirollio Anteriore</text:p>
                </table:table-cell>
                <table:table-cell table:style-name="Tabella58.A2" office:value-type="string">
                  <text:p text:style-name="P91">7</text:p>
                </table:table-cell>
              </table:table-row>
            </table:table>
            <text:list xml:id="list173046420502343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57.1">
          <table:table-cell table:style-name="Tabella57.A6" office:value-type="string">
            <text:p text:style-name="P92">Oggetto dell’Ambiente: Circuito di SPA, ID=1, selezionato in precedenza</text:p>
          </table:table-cell>
        </table:table-row>
        <table:table-row table:style-name="Tabella57.1">
          <table:table-cell table:style-name="Tabella57.A1" office:value-type="string">
            <text:p text:style-name="P93">Oracolo:</text:p>
          </table:table-cell>
        </table:table-row>
        <table:table-row table:style-name="Tabella57.1">
          <table:table-cell table:style-name="Tabella57.A8" office:value-type="string">
            <text:p text:style-name="P93"><text:span text:style-name="T34">Il setup non viene salvato in quanto </text:span><text:span text:style-name="T35">Pressione dei Freni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59" table:style-name="Tabella59">
        <table:table-column table:style-name="Tabella59.A"/>
        <table:table-row table:style-name="Tabella59.1">
          <table:table-cell table:style-name="Tabella59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0">8</text:span></text:p>
          </table:table-cell>
        </table:table-row>
        <table:table-row table:style-name="Tabella59.1">
          <table:table-cell table:style-name="Tabella59.A1" office:value-type="string">
            <text:p text:style-name="P93">Precondizioni: </text:p>
          </table:table-cell>
        </table:table-row>
        <table:table-row table:style-name="Tabella59.1">
          <table:table-cell table:style-name="Tabella59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59.1">
          <table:table-cell table:style-name="Tabella59.A1" office:value-type="string">
            <text:p text:style-name="P93">Flusso di Eventi:<text:soft-page-break/></text:p>
          </table:table-cell>
        </table:table-row>
        <table:table-row table:style-name="Tabella59.1">
          <table:table-cell table:style-name="Tabella59.A5" office:value-type="string">
            <text:list xml:id="list173046564697603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60" table:style-name="Tabella60">
              <table:table-column table:style-name="Tabella60.A"/>
              <table:table-column table:style-name="Tabella60.B"/>
              <table:table-row table:style-name="Tabella60.1">
                <table:table-cell table:style-name="Tabella60.A1" office:value-type="string">
                  <text:p text:style-name="P91">Carico Aerodinamico Anteriore</text:p>
                </table:table-cell>
                <table:table-cell table:style-name="Tabella60.A1" office:value-type="string">
                  <text:p text:style-name="P94">8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93"><text:span text:style-name="T34">Carico Aerodinamico Posteriore</text:span></text:p>
                </table:table-cell>
                <table:table-cell table:style-name="Tabella60.A2" office:value-type="string">
                  <text:p text:style-name="P94">6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91">Campanatura Anteriore</text:p>
                </table:table-cell>
                <table:table-cell table:style-name="Tabella60.A2" office:value-type="string">
                  <text:p text:style-name="P94">5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93"><text:span text:style-name="T34">Campanatura Posteriore</text:span></text:p>
                </table:table-cell>
                <table:table-cell table:style-name="Tabella60.A2" office:value-type="string">
                  <text:p text:style-name="P94">3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83"><text:span text:style-name="T34">Convergenza Anteriore</text:span></text:p>
                </table:table-cell>
                <table:table-cell table:style-name="Tabella60.A2" office:value-type="string">
                  <text:p text:style-name="P94">4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91">Convergenza Posteriore</text:p>
                </table:table-cell>
                <table:table-cell table:style-name="Tabella60.A2" office:value-type="string">
                  <text:p text:style-name="P94">4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91">Pressione dei Freni</text:p>
                </table:table-cell>
                <table:table-cell table:style-name="Tabella60.A2" office:value-type="string">
                  <text:p text:style-name="P94">80</text:p>
                </table:table-cell>
              </table:table-row>
              <table:table-row table:style-name="Tabella60.1">
                <table:table-cell table:style-name="Tabella60.A1" office:value-type="string">
                  <text:p text:style-name="P91">Barra Antirollio Posteriore</text:p>
                </table:table-cell>
                <table:table-cell table:style-name="Tabella60.A1" office:value-type="string">
                  <text:p text:style-name="P94">15</text:p>
                </table:table-cell>
              </table:table-row>
              <table:table-row table:style-name="Tabella60.1">
                <table:table-cell table:style-name="Tabella60.A2" office:value-type="string">
                  <text:p text:style-name="P91">Barra Antirollio Anteriore</text:p>
                </table:table-cell>
                <table:table-cell table:style-name="Tabella60.A2" office:value-type="string">
                  <text:p text:style-name="P91">7</text:p>
                </table:table-cell>
              </table:table-row>
            </table:table>
            <text:list xml:id="list173045123762551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59.1">
          <table:table-cell table:style-name="Tabella59.A6" office:value-type="string">
            <text:p text:style-name="P92">Oggetto dell’Ambiente: Circuito di SPA, ID=1, selezionato in precedenza</text:p>
          </table:table-cell>
        </table:table-row>
        <table:table-row table:style-name="Tabella59.1">
          <table:table-cell table:style-name="Tabella59.A1" office:value-type="string">
            <text:p text:style-name="P93">Oracolo:</text:p>
          </table:table-cell>
        </table:table-row>
        <table:table-row table:style-name="Tabella59.1">
          <table:table-cell table:style-name="Tabella59.A8" office:value-type="string">
            <text:p text:style-name="P93"><text:span text:style-name="T34">Il setup non viene salvato in quanto </text:span><text:span text:style-name="T35">Barra Antirollio Posteriore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able:table table:name="Tabella61" table:style-name="Tabella61">
        <table:table-column table:style-name="Tabella61.A"/>
        <table:table-row table:style-name="Tabella61.1">
          <table:table-cell table:style-name="Tabella61.A1" office:value-type="string">
            <text:p text:style-name="P93"><text:span text:style-name="T12">Test Case ID: </text:span><text:span text:style-name="T3">TC </text:span><text:span text:style-name="T9">3</text:span><text:span text:style-name="T7">.</text:span><text:span text:style-name="T11">9</text:span></text:p>
          </table:table-cell>
        </table:table-row>
        <table:table-row table:style-name="Tabella61.1">
          <table:table-cell table:style-name="Tabella61.A1" office:value-type="string">
            <text:p text:style-name="P93">Precondizioni: </text:p>
          </table:table-cell>
        </table:table-row>
        <table:table-row table:style-name="Tabella61.1">
          <table:table-cell table:style-name="Tabella61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61.1">
          <table:table-cell table:style-name="Tabella61.A1" office:value-type="string">
            <text:p text:style-name="P93">Flusso di Eventi:</text:p>
          </table:table-cell>
        </table:table-row>
        <table:table-row table:style-name="Tabella61.1">
          <table:table-cell table:style-name="Tabella61.A5" office:value-type="string">
            <text:list xml:id="list173046961117659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62" table:style-name="Tabella62">
              <table:table-column table:style-name="Tabella62.A"/>
              <table:table-column table:style-name="Tabella62.B"/>
              <table:table-row table:style-name="Tabella62.1">
                <table:table-cell table:style-name="Tabella62.A1" office:value-type="string">
                  <text:p text:style-name="P91">Carico Aerodinamico Anteriore</text:p>
                </table:table-cell>
                <table:table-cell table:style-name="Tabella62.A1" office:value-type="string">
                  <text:p text:style-name="P94">8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93"><text:span text:style-name="T34">Carico Aerodinamico Posteriore</text:span></text:p>
                </table:table-cell>
                <table:table-cell table:style-name="Tabella62.A2" office:value-type="string">
                  <text:p text:style-name="P94">6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91">Campanatura Anteriore</text:p>
                </table:table-cell>
                <table:table-cell table:style-name="Tabella62.A2" office:value-type="string">
                  <text:p text:style-name="P94">5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93"><text:span text:style-name="T34">Campanatura Posteriore</text:span></text:p>
                </table:table-cell>
                <table:table-cell table:style-name="Tabella62.A2" office:value-type="string">
                  <text:p text:style-name="P94">3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83"><text:span text:style-name="T34">Convergenza Anteriore</text:span></text:p>
                </table:table-cell>
                <table:table-cell table:style-name="Tabella62.A2" office:value-type="string">
                  <text:p text:style-name="P94">4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91">Convergenza Posteriore</text:p>
                </table:table-cell>
                <table:table-cell table:style-name="Tabella62.A2" office:value-type="string">
                  <text:p text:style-name="P94">4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91">Pressione dei Freni</text:p>
                </table:table-cell>
                <table:table-cell table:style-name="Tabella62.A2" office:value-type="string">
                  <text:p text:style-name="P94">80</text:p>
                </table:table-cell>
              </table:table-row>
              <table:table-row table:style-name="Tabella62.1">
                <table:table-cell table:style-name="Tabella62.A1" office:value-type="string">
                  <text:p text:style-name="P91">Barra Antirollio Posteriore</text:p>
                </table:table-cell>
                <table:table-cell table:style-name="Tabella62.A1" office:value-type="string">
                  <text:p text:style-name="P94">7</text:p>
                </table:table-cell>
              </table:table-row>
              <table:table-row table:style-name="Tabella62.1">
                <table:table-cell table:style-name="Tabella62.A2" office:value-type="string">
                  <text:p text:style-name="P91">Barra Antirollio Anteriore</text:p>
                </table:table-cell>
                <table:table-cell table:style-name="Tabella62.A2" office:value-type="string">
                  <text:p text:style-name="P94">16</text:p>
                </table:table-cell>
              </table:table-row>
            </table:table>
            <text:list xml:id="list173045249706620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61.1">
          <table:table-cell table:style-name="Tabella61.A6" office:value-type="string">
            <text:p text:style-name="P92">Oggetto dell’Ambiente: Circuito di SPA, ID=1, selezionato in precedenza</text:p>
          </table:table-cell>
        </table:table-row>
        <table:table-row table:style-name="Tabella61.1">
          <table:table-cell table:style-name="Tabella61.A1" office:value-type="string">
            <text:p text:style-name="P93">Oracolo:</text:p>
          </table:table-cell>
        </table:table-row>
        <table:table-row table:style-name="Tabella61.1">
          <table:table-cell table:style-name="Tabella61.A8" office:value-type="string">
            <text:p text:style-name="P93"><text:span text:style-name="T34">Il setup non viene salvato in quanto </text:span><text:span text:style-name="T35">Barra Antirollio Anteriore è fuori dal range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able:table table:name="Tabella63" table:style-name="Tabella63">
        <table:table-column table:style-name="Tabella63.A"/>
        <table:table-row table:style-name="Tabella63.1">
          <table:table-cell table:style-name="Tabella63.A1" office:value-type="string">
            <text:p text:style-name="P96"><text:span text:style-name="T37">Test Case ID: </text:span><text:span text:style-name="T38">TC </text:span><text:span text:style-name="T39">3</text:span><text:span text:style-name="T40">.</text:span><text:span text:style-name="T41">10</text:span></text:p>
          </table:table-cell>
        </table:table-row>
        <table:table-row table:style-name="Tabella63.1">
          <table:table-cell table:style-name="Tabella63.A1" office:value-type="string">
            <text:p text:style-name="P93">Precondizioni: </text:p>
          </table:table-cell>
        </table:table-row>
        <table:table-row table:style-name="Tabella63.1">
          <table:table-cell table:style-name="Tabella63.A3" office:value-type="string">
            <text:p text:style-name="P93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63.1">
          <table:table-cell table:style-name="Tabella63.A1" office:value-type="string">
            <text:p text:style-name="P93">Flusso di Eventi:</text:p>
          </table:table-cell>
        </table:table-row>
        <table:table-row table:style-name="Tabella63.1">
          <table:table-cell table:style-name="Tabella63.A5" office:value-type="string">
            <text:list xml:id="list173046432987910" text:continue-numbering="true" text:style-name="WWNum10">
              <text:list-item>
                <text:p text:style-name="P79">L’utente inserisce i seguenti dati:</text:p>
              </text:list-item>
            </text:list>
            <table:table table:name="Tabella64" table:style-name="Tabella64">
              <table:table-column table:style-name="Tabella64.A"/>
              <table:table-column table:style-name="Tabella64.B"/>
              <table:table-row table:style-name="Tabella64.1">
                <table:table-cell table:style-name="Tabella64.A1" office:value-type="string">
                  <text:p text:style-name="P91">Carico Aerodinamico Anteriore</text:p>
                </table:table-cell>
                <table:table-cell table:style-name="Tabella64.A1" office:value-type="string">
                  <text:p text:style-name="P94">8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93"><text:span text:style-name="T34">Carico Aerodinamico Posteriore</text:span></text:p>
                </table:table-cell>
                <table:table-cell table:style-name="Tabella64.A2" office:value-type="string">
                  <text:p text:style-name="P94">6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91">Campanatura Anteriore</text:p>
                </table:table-cell>
                <table:table-cell table:style-name="Tabella64.A2" office:value-type="string">
                  <text:p text:style-name="P94">5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93"><text:span text:style-name="T34">Campanatura Posteriore</text:span></text:p>
                </table:table-cell>
                <table:table-cell table:style-name="Tabella64.A2" office:value-type="string">
                  <text:p text:style-name="P94">3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83"><text:span text:style-name="T34">Convergenza Anteriore</text:span></text:p>
                </table:table-cell>
                <table:table-cell table:style-name="Tabella64.A2" office:value-type="string">
                  <text:p text:style-name="P94">4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91">Convergenza Posteriore</text:p>
                </table:table-cell>
                <table:table-cell table:style-name="Tabella64.A2" office:value-type="string">
                  <text:p text:style-name="P94">4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91">Pressione dei Freni</text:p>
                </table:table-cell>
                <table:table-cell table:style-name="Tabella64.A2" office:value-type="string">
                  <text:p text:style-name="P94">80</text:p>
                </table:table-cell>
              </table:table-row>
              <table:table-row table:style-name="Tabella64.1">
                <table:table-cell table:style-name="Tabella64.A1" office:value-type="string">
                  <text:p text:style-name="P91">Barra Antirollio Posteriore</text:p>
                </table:table-cell>
                <table:table-cell table:style-name="Tabella64.A1" office:value-type="string">
                  <text:p text:style-name="P94">7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91">Barra Antirollio Anteriore</text:p>
                </table:table-cell>
                <table:table-cell table:style-name="Tabella64.A2" office:value-type="string">
                  <text:p text:style-name="P94">7</text:p>
                </table:table-cell>
              </table:table-row>
            </table:table>
            <text:list xml:id="list173047078546716" text:continue-numbering="true" text:style-name="WWNum10">
              <text:list-item>
                <text:p text:style-name="P79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63.1">
          <table:table-cell table:style-name="Tabella63.A6" office:value-type="string">
            <text:p text:style-name="P95"><text:span text:style-name="T34">Oggetto dell’Ambiente: Circuito di </text:span><text:span text:style-name="T36">Pontecagnano Faiano</text:span><text:span text:style-name="T34">, ID=1</text:span><text:span text:style-name="T36">3543</text:span><text:span text:style-name="T34">, selezionato in precedenza</text:span></text:p>
          </table:table-cell>
        </table:table-row>
        <table:table-row table:style-name="Tabella63.1">
          <table:table-cell table:style-name="Tabella63.A1" office:value-type="string">
            <text:p text:style-name="P93">Oracolo:</text:p>
          </table:table-cell>
        </table:table-row>
        <table:table-row table:style-name="Tabella63.1">
          <table:table-cell table:style-name="Tabella63.A8" office:value-type="string">
            <text:p text:style-name="P93"><text:span text:style-name="T34">Il setup non viene salvato in quanto </text:span><text:span text:style-name="T35">il circuito di Pontecagnano Faiano con ID=13543 non esiste nel DB.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9"/>
      <table:table table:name="Tabella65" table:style-name="Tabella65">
        <table:table-column table:style-name="Tabella65.A"/>
        <table:table-row table:style-name="Tabella65.1">
          <table:table-cell table:style-name="Tabella65.A1" office:value-type="string">
            <text:p text:style-name="P97"><text:span text:style-name="T37">Test Case ID: </text:span><text:span text:style-name="T38">TC </text:span><text:span text:style-name="T39">3</text:span><text:span text:style-name="T40">.</text:span><text:span text:style-name="T41">11</text:span></text:p>
          </table:table-cell>
        </table:table-row>
        <table:table-row table:style-name="Tabella65.1">
          <table:table-cell table:style-name="Tabella65.A1" office:value-type="string">
            <text:p text:style-name="Text_20_body">Precondizioni: </text:p>
          </table:table-cell>
        </table:table-row>
        <table:table-row table:style-name="Tabella65.1">
          <table:table-cell table:style-name="Tabella65.A3" office:value-type="string">
            <text:p text:style-name="Text_20_body">L’utente si trova <text:span text:style-name="T29">sulla pagina che consente di <text:s/></text:span><text:span text:style-name="T34">salvare un Setup</text:span></text:p>
          </table:table-cell>
        </table:table-row>
        <table:table-row table:style-name="Tabella65.1">
          <table:table-cell table:style-name="Tabella65.A1" office:value-type="string">
            <text:p text:style-name="Text_20_body">Flusso di Eventi:</text:p>
          </table:table-cell>
        </table:table-row>
        <table:table-row table:style-name="Tabella65.1">
          <table:table-cell table:style-name="Tabella65.A5" office:value-type="string">
            <text:list xml:id="list173046733814103" text:continue-numbering="true" text:style-name="WWNum10">
              <text:list-item>
                <text:p text:style-name="P75">L’utente inserisce i seguenti dati:</text:p>
              </text:list-item>
            </text:list>
            <table:table table:name="Tabella66" table:style-name="Tabella66">
              <table:table-column table:style-name="Tabella66.A"/>
              <table:table-column table:style-name="Tabella66.B"/>
              <table:table-row table:style-name="Tabella66.1">
                <table:table-cell table:style-name="Tabella66.A1" office:value-type="string">
                  <text:p text:style-name="Text_20_body">Carico Aerodinamico Anteriore</text:p>
                </table:table-cell>
                <table:table-cell table:style-name="Tabella66.A1" office:value-type="string">
                  <text:p text:style-name="Text_20_body">8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Carico Aerodinamico Posteriore</text:p>
                </table:table-cell>
                <table:table-cell table:style-name="Tabella66.A2" office:value-type="string">
                  <text:p text:style-name="Text_20_body">6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Campanatura Anteriore</text:p>
                </table:table-cell>
                <table:table-cell table:style-name="Tabella66.A2" office:value-type="string">
                  <text:p text:style-name="Text_20_body">5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Campanatura Posteriore</text:p>
                </table:table-cell>
                <table:table-cell table:style-name="Tabella66.A2" office:value-type="string">
                  <text:p text:style-name="Text_20_body">3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Convergenza Anteriore</text:p>
                </table:table-cell>
                <table:table-cell table:style-name="Tabella66.A2" office:value-type="string">
                  <text:p text:style-name="Text_20_body">4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Convergenza Posteriore</text:p>
                </table:table-cell>
                <table:table-cell table:style-name="Tabella66.A2" office:value-type="string">
                  <text:p text:style-name="Text_20_body">4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Pressione dei Freni</text:p>
                </table:table-cell>
                <table:table-cell table:style-name="Tabella66.A2" office:value-type="string">
                  <text:p text:style-name="Text_20_body">80</text:p>
                </table:table-cell>
              </table:table-row>
              <table:table-row table:style-name="Tabella66.1">
                <table:table-cell table:style-name="Tabella66.A1" office:value-type="string">
                  <text:p text:style-name="Text_20_body">Barra Antirollio Posteriore</text:p>
                </table:table-cell>
                <table:table-cell table:style-name="Tabella66.A1" office:value-type="string">
                  <text:p text:style-name="Text_20_body">7</text:p>
                </table:table-cell>
              </table:table-row>
              <table:table-row table:style-name="Tabella66.1">
                <table:table-cell table:style-name="Tabella66.A2" office:value-type="string">
                  <text:p text:style-name="Text_20_body">Barra Antirollio Anteriore</text:p>
                </table:table-cell>
                <table:table-cell table:style-name="Tabella66.A2" office:value-type="string">
                  <text:p text:style-name="Text_20_body">7</text:p>
                </table:table-cell>
              </table:table-row>
            </table:table>
            <text:list xml:id="list173045811352800" text:continue-numbering="true" text:style-name="WWNum10">
              <text:list-item>
                <text:p text:style-name="P75">L’utente preme sul pulsante “<text:span text:style-name="T34">Salva Setup</text:span><text:span text:style-name="T29">”</text:span></text:p>
              </text:list-item>
            </text:list>
          </table:table-cell>
        </table:table-row>
        <table:table-row table:style-name="Tabella65.1">
          <table:table-cell table:style-name="Tabella65.A6" office:value-type="string">
            <text:p text:style-name="Text_20_body">Oggetto dell’Ambiente: Circuito di SPA, ID=1, selezionato in precedenza</text:p>
          </table:table-cell>
        </table:table-row>
        <table:table-row table:style-name="Tabella65.1">
          <table:table-cell table:style-name="Tabella65.A1" office:value-type="string">
            <text:p text:style-name="Text_20_body">Oracolo:</text:p>
          </table:table-cell>
        </table:table-row>
        <table:table-row table:style-name="Tabella65.1">
          <table:table-cell table:style-name="Tabella65.A8" office:value-type="string">
            <text:p text:style-name="Text_20_body"><text:span text:style-name="T34">Il setup non viene salvato in quanto </text:span><text:span text:style-name="T35">il circuito di Pontecagnano Faiano con ID=13543 non esiste nel DB.</text:span></text:p>
          </table:table-cell>
        </table:table-row>
      </table:table>
      <text:p text:style-name="P39"/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nsolas1" svg:font-family="Consolas, Menlo, Monaco, 'Lucida Console', 'Liberation Mono', 'DejaVu Sans Mono', 'Bitstream Vera Sans Mono', 'Courier New', monospace, sans-serif"/>
    <style:font-face style:name="Whitney" svg:font-family="Whitney, 'Helvetica Neue', Helvetica, Arial, sans-serif"/>
    <style:font-face style:name="Arial1" svg:font-family="Arial" style:font-family-generic="swiss"/>
    <style:font-face style:name="Courier New" svg:font-family="'Courier New'" style:font-adornments="Normale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mbria Math" fo:font-family="'Cambria Math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mbria Math" fo:font-family="'Cambria Math'" style:font-family-generic="roman" style:font-pitch="variable" officeooo:rsid="0003e3e9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20:21:44.264000000</meta:creation-date>
    <dc:date>2021-02-01T17:30:44.739000000</dc:date>
    <meta:editing-duration>PT1H43M52S</meta:editing-duration>
    <meta:editing-cycles>8</meta:editing-cycles>
    <meta:generator>LibreOffice/7.0.3.1$Windows_X86_64 LibreOffice_project/d7547858d014d4cf69878db179d326fc3483e082</meta:generator>
    <meta:document-statistic meta:table-count="66" meta:image-count="0" meta:object-count="0" meta:page-count="24" meta:paragraph-count="806" meta:word-count="2388" meta:character-count="15460" meta:non-whitespace-character-count="13919"/>
  </office:meta>
</office:document-meta>
</file>